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0.6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60"/>
    <style:style style:name="ce4" style:family="table-cell" style:parent-style-name="Default" style:data-style-name="N2"/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name-complex="ＭＳ Ｐゴシック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ce12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13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ce14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15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ce16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17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</office:automatic-styles>
  <office:body>
    <office:spreadsheet>
      <table:table table:name="vecto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3" table:default-cell-style-name="ce3"/>
        <table:table-column table:style-name="co3" table:default-cell-style-name="ce4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Mphi</text:p>
          </table:table-cell>
          <table:table-cell table:style-name="ce1" office:value-type="string" calcext:value-type="string">
            <text:p>Mchi</text:p>
          </table:table-cell>
          <table:table-cell table:style-name="ce1" office:value-type="string" calcext:value-type="string">
            <text:p>obs</text:p>
          </table:table-cell>
          <table:table-cell table:style-name="ce1" office:value-type="string" calcext:value-type="string">
            <text:p>-2s</text:p>
          </table:table-cell>
          <table:table-cell table:style-name="ce1" office:value-type="string" calcext:value-type="string">
            <text:p>-1s</text:p>
          </table:table-cell>
          <table:table-cell table:style-name="ce1" office:value-type="string" calcext:value-type="string">
            <text:p>median95</text:p>
          </table:table-cell>
          <table:table-cell table:style-name="ce1" office:value-type="string" calcext:value-type="string">
            <text:p>+1s</text:p>
          </table:table-cell>
          <table:table-cell table:style-name="ce1" office:value-type="string" calcext:value-type="string">
            <text:p>+2s</text:p>
          </table:table-cell>
          <table:table-cell table:style-name="ce1" office:value-type="string" calcext:value-type="string">
            <text:p>leptonic</text:p>
          </table:table-cell>
          <table:table-cell table:style-name="ce1" office:value-type="string" calcext:value-type="string">
            <text:p>theory</text:p>
          </table:table-cell>
          <table:table-cell table:style-name="ce1" office:value-type="string" calcext:value-type="string">
            <text:p>mu</text:p>
          </table:table-cell>
          <table:table-cell/>
          <table:table-cell table:style-name="ce1" office:value-type="string" calcext:value-type="string">
            <text:p>Mphi</text:p>
          </table:table-cell>
          <table:table-cell table:style-name="ce1" office:value-type="string" calcext:value-type="string">
            <text:p>Mchi</text:p>
          </table:table-cell>
          <table:table-cell table:style-name="ce1" office:value-type="string" calcext:value-type="string">
            <text:p>theory</text:p>
          </table:table-cell>
          <table:table-cell table:style-name="ce1" office:value-type="string" calcext:value-type="string">
            <text:p>Mphi&amp;Mchi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.9398" calcext:value-type="float">
            <text:p>2.9398</text:p>
          </table:table-cell>
          <table:table-cell office:value-type="float" office:value="1.3936" calcext:value-type="float">
            <text:p>1.3936</text:p>
          </table:table-cell>
          <table:table-cell office:value-type="float" office:value="1.9231" calcext:value-type="float">
            <text:p>1.9231</text:p>
          </table:table-cell>
          <table:table-cell office:value-type="float" office:value="2.8203" calcext:value-type="float">
            <text:p>2.8203</text:p>
          </table:table-cell>
          <table:table-cell office:value-type="float" office:value="4.2705" calcext:value-type="float">
            <text:p>4.2705</text:p>
          </table:table-cell>
          <table:table-cell office:value-type="float" office:value="6.3056" calcext:value-type="float">
            <text:p>6.3056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2]&amp;[.B2]; [.P$2:.P$200]; 0)+1))" office:value-type="float" office:value="4.522" calcext:value-type="float">
            <text:p>4.52E+000</text:p>
          </table:table-cell>
          <table:table-cell table:formula="of:=[.F2]/[.J2]" office:value-type="float" office:value="0.623684210526316" calcext:value-type="float">
            <text:p>0.6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0000006432" calcext:value-type="float">
            <text:p>6.43E-007</text:p>
          </table:table-cell>
          <table:table-cell table:formula="of:=[.M2]&amp;[.N2]" office:value-type="string" office:string-value="100001000" calcext:value-type="string">
            <text:p>100001000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3.4384" calcext:value-type="float">
            <text:p>3.4384</text:p>
          </table:table-cell>
          <table:table-cell office:value-type="float" office:value="1.642" calcext:value-type="float">
            <text:p>1.642</text:p>
          </table:table-cell>
          <table:table-cell office:value-type="float" office:value="2.2561" calcext:value-type="float">
            <text:p>2.2561</text:p>
          </table:table-cell>
          <table:table-cell office:value-type="float" office:value="3.2969" calcext:value-type="float">
            <text:p>3.2969</text:p>
          </table:table-cell>
          <table:table-cell office:value-type="float" office:value="4.9658" calcext:value-type="float">
            <text:p>4.9658</text:p>
          </table:table-cell>
          <table:table-cell office:value-type="float" office:value="7.3177" calcext:value-type="float">
            <text:p>7.3177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3]&amp;[.B3]; [.P$2:.P$200]; 0)+1))" office:value-type="float" office:value="4.522" calcext:value-type="float">
            <text:p>4.52E+000</text:p>
          </table:table-cell>
          <table:table-cell table:formula="of:=[.F3]/[.J3]" office:value-type="float" office:value="0.729080053073861" calcext:value-type="float">
            <text:p>0.7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17" calcext:value-type="float">
            <text:p>0.00000317</text:p>
          </table:table-cell>
          <table:table-cell table:formula="of:=[.M3]&amp;[.N3]" office:value-type="string" office:string-value="10000100" calcext:value-type="string">
            <text:p>1000010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0337" calcext:value-type="float">
            <text:p>2.0337</text:p>
          </table:table-cell>
          <table:table-cell office:value-type="float" office:value="0.9008" calcext:value-type="float">
            <text:p>0.9008</text:p>
          </table:table-cell>
          <table:table-cell office:value-type="float" office:value="1.2594" calcext:value-type="float">
            <text:p>1.2594</text:p>
          </table:table-cell>
          <table:table-cell office:value-type="float" office:value="1.8672" calcext:value-type="float">
            <text:p>1.8672</text:p>
          </table:table-cell>
          <table:table-cell office:value-type="float" office:value="2.8422" calcext:value-type="float">
            <text:p>2.8422</text:p>
          </table:table-cell>
          <table:table-cell office:value-type="float" office:value="4.1825" calcext:value-type="float">
            <text:p>4.1825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4]&amp;[.B4]; [.P$2:.P$200]; 0)+1))" office:value-type="float" office:value="3.167" calcext:value-type="float">
            <text:p>3.17E+000</text:p>
          </table:table-cell>
          <table:table-cell table:formula="of:=[.F4]/[.J4]" office:value-type="float" office:value="0.589580044205873" calcext:value-type="float">
            <text:p>0.5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323" calcext:value-type="float">
            <text:p>0.00000323</text:p>
          </table:table-cell>
          <table:table-cell table:formula="of:=[.M4]&amp;[.N4]" office:value-type="string" office:string-value="1000010" calcext:value-type="string">
            <text:p>100001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2323" calcext:value-type="float">
            <text:p>2.2323</text:p>
          </table:table-cell>
          <table:table-cell office:value-type="float" office:value="1.0778" calcext:value-type="float">
            <text:p>1.0778</text:p>
          </table:table-cell>
          <table:table-cell office:value-type="float" office:value="1.4809" calcext:value-type="float">
            <text:p>1.4809</text:p>
          </table:table-cell>
          <table:table-cell office:value-type="float" office:value="2.1641" calcext:value-type="float">
            <text:p>2.1641</text:p>
          </table:table-cell>
          <table:table-cell office:value-type="float" office:value="3.2423" calcext:value-type="float">
            <text:p>3.2423</text:p>
          </table:table-cell>
          <table:table-cell office:value-type="float" office:value="4.7159" calcext:value-type="float">
            <text:p>4.7159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5]&amp;[.B5]; [.P$2:.P$200]; 0)+1))" office:value-type="float" office:value="3.167" calcext:value-type="float">
            <text:p>3.17E+000</text:p>
          </table:table-cell>
          <table:table-cell table:formula="of:=[.F5]/[.J5]" office:value-type="float" office:value="0.683328070729397" calcext:value-type="float">
            <text:p>0.68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03048" calcext:value-type="float">
            <text:p>0.000003048</text:p>
          </table:table-cell>
          <table:table-cell table:formula="of:=[.M5]&amp;[.N5]" office:value-type="string" office:string-value="10000150" calcext:value-type="string">
            <text:p>1000015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2.3418" calcext:value-type="float">
            <text:p>2.3418</text:p>
          </table:table-cell>
          <table:table-cell office:value-type="float" office:value="1.1478" calcext:value-type="float">
            <text:p>1.1478</text:p>
          </table:table-cell>
          <table:table-cell office:value-type="float" office:value="1.5771" calcext:value-type="float">
            <text:p>1.5771</text:p>
          </table:table-cell>
          <table:table-cell office:value-type="float" office:value="2.3047" calcext:value-type="float">
            <text:p>2.3047</text:p>
          </table:table-cell>
          <table:table-cell office:value-type="float" office:value="3.453" calcext:value-type="float">
            <text:p>3.453</text:p>
          </table:table-cell>
          <table:table-cell office:value-type="float" office:value="5.0223" calcext:value-type="float">
            <text:p>5.0223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6]&amp;[.B6]; [.P$2:.P$200]; 0)+1))" office:value-type="float" office:value="3.162" calcext:value-type="float">
            <text:p>3.16E+000</text:p>
          </table:table-cell>
          <table:table-cell table:formula="of:=[.F6]/[.J6]" office:value-type="float" office:value="0.72887413029728" calcext:value-type="float">
            <text:p>0.7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0003181" calcext:value-type="float">
            <text:p>0.000003181</text:p>
          </table:table-cell>
          <table:table-cell table:formula="of:=[.M6]&amp;[.N6]" office:value-type="string" office:string-value="100001" calcext:value-type="string">
            <text:p>100001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.0737" calcext:value-type="float">
            <text:p>2.0737</text:p>
          </table:table-cell>
          <table:table-cell office:value-type="float" office:value="0.9383" calcext:value-type="float">
            <text:p>0.9383</text:p>
          </table:table-cell>
          <table:table-cell office:value-type="float" office:value="1.3004" calcext:value-type="float">
            <text:p>1.3004</text:p>
          </table:table-cell>
          <table:table-cell office:value-type="float" office:value="1.9141" calcext:value-type="float">
            <text:p>1.9141</text:p>
          </table:table-cell>
          <table:table-cell office:value-type="float" office:value="2.8983" calcext:value-type="float">
            <text:p>2.8983</text:p>
          </table:table-cell>
          <table:table-cell office:value-type="float" office:value="4.2566" calcext:value-type="float">
            <text:p>4.2566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7]&amp;[.B7]; [.P$2:.P$200]; 0)+1))" office:value-type="float" office:value="3.076" calcext:value-type="float">
            <text:p>3.08E+000</text:p>
          </table:table-cell>
          <table:table-cell table:formula="of:=[.F7]/[.J7]" office:value-type="float" office:value="0.622269180754226" calcext:value-type="float">
            <text:p>0.6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1839" calcext:value-type="float">
            <text:p>0.000001839</text:p>
          </table:table-cell>
          <table:table-cell table:formula="of:=[.M7]&amp;[.N7]" office:value-type="string" office:string-value="10000500" calcext:value-type="string">
            <text:p>1000050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.5157" calcext:value-type="float">
            <text:p>2.5157</text:p>
          </table:table-cell>
          <table:table-cell office:value-type="float" office:value="1.1725" calcext:value-type="float">
            <text:p>1.1725</text:p>
          </table:table-cell>
          <table:table-cell office:value-type="float" office:value="1.6043" calcext:value-type="float">
            <text:p>1.6043</text:p>
          </table:table-cell>
          <table:table-cell office:value-type="float" office:value="2.3359" calcext:value-type="float">
            <text:p>2.3359</text:p>
          </table:table-cell>
          <table:table-cell office:value-type="float" office:value="3.4998" calcext:value-type="float">
            <text:p>3.4998</text:p>
          </table:table-cell>
          <table:table-cell office:value-type="float" office:value="5.0904" calcext:value-type="float">
            <text:p>5.0904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8]&amp;[.B8]; [.P$2:.P$200]; 0)+1))" office:value-type="float" office:value="3.076" calcext:value-type="float">
            <text:p>3.08E+000</text:p>
          </table:table-cell>
          <table:table-cell table:formula="of:=[.F8]/[.J8]" office:value-type="float" office:value="0.759395318595579" calcext:value-type="float">
            <text:p>0.76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000003254" calcext:value-type="float">
            <text:p>0.000003254</text:p>
          </table:table-cell>
          <table:table-cell table:formula="of:=[.M8]&amp;[.N8]" office:value-type="string" office:string-value="1000050" calcext:value-type="string">
            <text:p>100005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.254" calcext:value-type="float">
            <text:p>1.254</text:p>
          </table:table-cell>
          <table:table-cell office:value-type="float" office:value="0.581" calcext:value-type="float">
            <text:p>0.581</text:p>
          </table:table-cell>
          <table:table-cell office:value-type="float" office:value="0.8017" calcext:value-type="float">
            <text:p>0.8017</text:p>
          </table:table-cell>
          <table:table-cell office:value-type="float" office:value="1.1758" calcext:value-type="float">
            <text:p>1.1758</text:p>
          </table:table-cell>
          <table:table-cell office:value-type="float" office:value="1.771" calcext:value-type="float">
            <text:p>1.771</text:p>
          </table:table-cell>
          <table:table-cell office:value-type="float" office:value="2.5675" calcext:value-type="float">
            <text:p>2.5675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9]&amp;[.B9]; [.P$2:.P$200]; 0)+1))" office:value-type="float" office:value="0.2437" calcext:value-type="float">
            <text:p>2.44E-001</text:p>
          </table:table-cell>
          <table:table-cell table:formula="of:=[.F9]/[.J9]" office:value-type="float" office:value="4.82478457119409" calcext:value-type="float">
            <text:p>4.82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office:value-type="float" office:value="0.0001993" calcext:value-type="float">
            <text:p>0.0001993</text:p>
          </table:table-cell>
          <table:table-cell table:formula="of:=[.M9]&amp;[.N9]" office:value-type="string" office:string-value="10001000" calcext:value-type="string">
            <text:p>10001000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1.2428" calcext:value-type="float">
            <text:p>1.2428</text:p>
          </table:table-cell>
          <table:table-cell office:value-type="float" office:value="0.5895" calcext:value-type="float">
            <text:p>0.5895</text:p>
          </table:table-cell>
          <table:table-cell office:value-type="float" office:value="0.81" calcext:value-type="float">
            <text:p>0.81</text:p>
          </table:table-cell>
          <table:table-cell office:value-type="float" office:value="1.1836" calcext:value-type="float">
            <text:p>1.1836</text:p>
          </table:table-cell>
          <table:table-cell office:value-type="float" office:value="1.7545" calcext:value-type="float">
            <text:p>1.7545</text:p>
          </table:table-cell>
          <table:table-cell office:value-type="float" office:value="2.5255" calcext:value-type="float">
            <text:p>2.5255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10]&amp;[.B10]; [.P$2:.P$200]; 0)+1))" office:value-type="float" office:value="0.5348" calcext:value-type="float">
            <text:p>5.35E-001</text:p>
          </table:table-cell>
          <table:table-cell table:formula="of:=[.F10]/[.J10]" office:value-type="float" office:value="2.21316379955123" calcext:value-type="float">
            <text:p>2.2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4769" calcext:value-type="float">
            <text:p>0.04769</text:p>
          </table:table-cell>
          <table:table-cell table:formula="of:=[.M10]&amp;[.N10]" office:value-type="string" office:string-value="1000100" calcext:value-type="string">
            <text:p>1000100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1.5022" calcext:value-type="float">
            <text:p>1.5022</text:p>
          </table:table-cell>
          <table:table-cell office:value-type="float" office:value="0.6891" calcext:value-type="float">
            <text:p>0.6891</text:p>
          </table:table-cell>
          <table:table-cell office:value-type="float" office:value="0.9509" calcext:value-type="float">
            <text:p>0.9509</text:p>
          </table:table-cell>
          <table:table-cell office:value-type="float" office:value="1.3945" calcext:value-type="float">
            <text:p>1.3945</text:p>
          </table:table-cell>
          <table:table-cell office:value-type="float" office:value="2.0894" calcext:value-type="float">
            <text:p>2.0894</text:p>
          </table:table-cell>
          <table:table-cell office:value-type="float" office:value="3.0389" calcext:value-type="float">
            <text:p>3.0389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11]&amp;[.B11]; [.P$2:.P$200]; 0)+1))" office:value-type="float" office:value="0.5348" calcext:value-type="float">
            <text:p>5.35E-001</text:p>
          </table:table-cell>
          <table:table-cell table:formula="of:=[.F11]/[.J11]" office:value-type="float" office:value="2.60751682872102" calcext:value-type="float">
            <text:p>2.6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4926" calcext:value-type="float">
            <text:p>0.04926</text:p>
          </table:table-cell>
          <table:table-cell table:formula="of:=[.M11]&amp;[.N11]" office:value-type="string" office:string-value="100010" calcext:value-type="string">
            <text:p>10001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6912" calcext:value-type="float">
            <text:p>1.6912</text:p>
          </table:table-cell>
          <table:table-cell office:value-type="float" office:value="0.8609" calcext:value-type="float">
            <text:p>0.8609</text:p>
          </table:table-cell>
          <table:table-cell office:value-type="float" office:value="1.1879" calcext:value-type="float">
            <text:p>1.1879</text:p>
          </table:table-cell>
          <table:table-cell office:value-type="float" office:value="1.7422" calcext:value-type="float">
            <text:p>1.7422</text:p>
          </table:table-cell>
          <table:table-cell office:value-type="float" office:value="2.638" calcext:value-type="float">
            <text:p>2.638</text:p>
          </table:table-cell>
          <table:table-cell office:value-type="float" office:value="3.8536" calcext:value-type="float">
            <text:p>3.8536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12]&amp;[.B12]; [.P$2:.P$200]; 0)+1))" office:value-type="float" office:value="1.398" calcext:value-type="float">
            <text:p>1.40E+000</text:p>
          </table:table-cell>
          <table:table-cell table:formula="of:=[.F12]/[.J12]" office:value-type="float" office:value="1.24620886981402" calcext:value-type="float">
            <text:p>1.2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04701" calcext:value-type="float">
            <text:p>0.04701</text:p>
          </table:table-cell>
          <table:table-cell table:formula="of:=[.M12]&amp;[.N12]" office:value-type="string" office:string-value="1000150" calcext:value-type="string">
            <text:p>100015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7625" calcext:value-type="float">
            <text:p>1.7625</text:p>
          </table:table-cell>
          <table:table-cell office:value-type="float" office:value="0.8377" calcext:value-type="float">
            <text:p>0.8377</text:p>
          </table:table-cell>
          <table:table-cell office:value-type="float" office:value="1.156" calcext:value-type="float">
            <text:p>1.156</text:p>
          </table:table-cell>
          <table:table-cell office:value-type="float" office:value="1.6953" calcext:value-type="float">
            <text:p>1.6953</text:p>
          </table:table-cell>
          <table:table-cell office:value-type="float" office:value="2.5265" calcext:value-type="float">
            <text:p>2.5265</text:p>
          </table:table-cell>
          <table:table-cell office:value-type="float" office:value="3.6868" calcext:value-type="float">
            <text:p>3.6868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13]&amp;[.B13]; [.P$2:.P$200]; 0)+1))" office:value-type="float" office:value="1.398" calcext:value-type="float">
            <text:p>1.40E+000</text:p>
          </table:table-cell>
          <table:table-cell table:formula="of:=[.F13]/[.J13]" office:value-type="float" office:value="1.21266094420601" calcext:value-type="float">
            <text:p>1.2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04729" calcext:value-type="float">
            <text:p>0.04729</text:p>
          </table:table-cell>
          <table:table-cell table:formula="of:=[.M13]&amp;[.N13]" office:value-type="string" office:string-value="100050" calcext:value-type="string">
            <text:p>10005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6509" calcext:value-type="float">
            <text:p>1.6509</text:p>
          </table:table-cell>
          <table:table-cell office:value-type="float" office:value="0.7587" calcext:value-type="float">
            <text:p>0.7587</text:p>
          </table:table-cell>
          <table:table-cell office:value-type="float" office:value="1.0425" calcext:value-type="float">
            <text:p>1.0425</text:p>
          </table:table-cell>
          <table:table-cell office:value-type="float" office:value="1.5234" calcext:value-type="float">
            <text:p>1.5234</text:p>
          </table:table-cell>
          <table:table-cell office:value-type="float" office:value="2.2825" calcext:value-type="float">
            <text:p>2.2825</text:p>
          </table:table-cell>
          <table:table-cell office:value-type="float" office:value="3.3015" calcext:value-type="float">
            <text:p>3.3015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14]&amp;[.B14]; [.P$2:.P$200]; 0)+1))" office:value-type="float" office:value="1.395" calcext:value-type="float">
            <text:p>1.40E+000</text:p>
          </table:table-cell>
          <table:table-cell table:formula="of:=[.F14]/[.J14]" office:value-type="float" office:value="1.09204301075269" calcext:value-type="float">
            <text:p>1.0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0.4932" calcext:value-type="float">
            <text:p>0.4932</text:p>
          </table:table-cell>
          <table:table-cell table:formula="of:=[.M14]&amp;[.N14]" office:value-type="string" office:string-value="100100" calcext:value-type="string">
            <text:p>10010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8284" calcext:value-type="float">
            <text:p>1.8284</text:p>
          </table:table-cell>
          <table:table-cell office:value-type="float" office:value="0.8599" calcext:value-type="float">
            <text:p>0.8599</text:p>
          </table:table-cell>
          <table:table-cell office:value-type="float" office:value="1.1815" calcext:value-type="float">
            <text:p>1.1815</text:p>
          </table:table-cell>
          <table:table-cell office:value-type="float" office:value="1.7266" calcext:value-type="float">
            <text:p>1.7266</text:p>
          </table:table-cell>
          <table:table-cell office:value-type="float" office:value="2.5868" calcext:value-type="float">
            <text:p>2.5868</text:p>
          </table:table-cell>
          <table:table-cell office:value-type="float" office:value="3.7625" calcext:value-type="float">
            <text:p>3.7625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15]&amp;[.B15]; [.P$2:.P$200]; 0)+1))" office:value-type="float" office:value="1.395" calcext:value-type="float">
            <text:p>1.40E+000</text:p>
          </table:table-cell>
          <table:table-cell table:formula="of:=[.F15]/[.J15]" office:value-type="float" office:value="1.23770609318996" calcext:value-type="float">
            <text:p>1.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.38" calcext:value-type="float">
            <text:p>10.38</text:p>
          </table:table-cell>
          <table:table-cell table:formula="of:=[.M15]&amp;[.N15]" office:value-type="string" office:string-value="10010" calcext:value-type="string">
            <text:p>1001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7037" calcext:value-type="float">
            <text:p>1.7037</text:p>
          </table:table-cell>
          <table:table-cell office:value-type="float" office:value="0.7979" calcext:value-type="float">
            <text:p>0.7979</text:p>
          </table:table-cell>
          <table:table-cell office:value-type="float" office:value="1.1106" calcext:value-type="float">
            <text:p>1.1106</text:p>
          </table:table-cell>
          <table:table-cell office:value-type="float" office:value="1.6406" calcext:value-type="float">
            <text:p>1.6406</text:p>
          </table:table-cell>
          <table:table-cell office:value-type="float" office:value="2.4842" calcext:value-type="float">
            <text:p>2.4842</text:p>
          </table:table-cell>
          <table:table-cell office:value-type="float" office:value="3.6681" calcext:value-type="float">
            <text:p>3.6681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16]&amp;[.B16]; [.P$2:.P$200]; 0)+1))" office:value-type="float" office:value="1.363" calcext:value-type="float">
            <text:p>1.36E+000</text:p>
          </table:table-cell>
          <table:table-cell table:formula="of:=[.F16]/[.J16]" office:value-type="float" office:value="1.20366837857667" calcext:value-type="float">
            <text:p>1.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table:formula="of:=[.M16]&amp;[.N16]" office:value-type="string" office:string-value="1001" calcext:value-type="string">
            <text:p>1001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7924" calcext:value-type="float">
            <text:p>1.7924</text:p>
          </table:table-cell>
          <table:table-cell office:value-type="float" office:value="0.83" calcext:value-type="float">
            <text:p>0.83</text:p>
          </table:table-cell>
          <table:table-cell office:value-type="float" office:value="1.1453" calcext:value-type="float">
            <text:p>1.1453</text:p>
          </table:table-cell>
          <table:table-cell office:value-type="float" office:value="1.6797" calcext:value-type="float">
            <text:p>1.6797</text:p>
          </table:table-cell>
          <table:table-cell office:value-type="float" office:value="2.5032" calcext:value-type="float">
            <text:p>2.5032</text:p>
          </table:table-cell>
          <table:table-cell office:value-type="float" office:value="3.6325" calcext:value-type="float">
            <text:p>3.6325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17]&amp;[.B17]; [.P$2:.P$200]; 0)+1))" office:value-type="float" office:value="1.363" calcext:value-type="float">
            <text:p>1.36E+000</text:p>
          </table:table-cell>
          <table:table-cell table:formula="of:=[.F17]/[.J17]" office:value-type="float" office:value="1.23235509904622" calcext:value-type="float">
            <text:p>1.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013" calcext:value-type="float">
            <text:p>4.013</text:p>
          </table:table-cell>
          <table:table-cell table:formula="of:=[.M17]&amp;[.N17]" office:value-type="string" office:string-value="10100" calcext:value-type="string">
            <text:p>101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.4336" calcext:value-type="float">
            <text:p>1.4336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9894" calcext:value-type="float">
            <text:p>0.9894</text:p>
          </table:table-cell>
          <table:table-cell office:value-type="float" office:value="1.4648" calcext:value-type="float">
            <text:p>1.4648</text:p>
          </table:table-cell>
          <table:table-cell office:value-type="float" office:value="2.2064" calcext:value-type="float">
            <text:p>2.2064</text:p>
          </table:table-cell>
          <table:table-cell office:value-type="float" office:value="3.2338" calcext:value-type="float">
            <text:p>3.2338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18]&amp;[.B18]; [.P$2:.P$200]; 0)+1))" office:value-type="float" office:value="1.148" calcext:value-type="float">
            <text:p>1.15E+000</text:p>
          </table:table-cell>
          <table:table-cell table:formula="of:=[.F18]/[.J18]" office:value-type="float" office:value="1.27595818815331" calcext:value-type="float">
            <text:p>1.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78.7" calcext:value-type="float">
            <text:p>778.7</text:p>
          </table:table-cell>
          <table:table-cell table:formula="of:=[.M18]&amp;[.N18]" office:value-type="string" office:string-value="101" calcext:value-type="string">
            <text:p>10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.6765" calcext:value-type="float">
            <text:p>1.6765</text:p>
          </table:table-cell>
          <table:table-cell office:value-type="float" office:value="0.7594" calcext:value-type="float">
            <text:p>0.7594</text:p>
          </table:table-cell>
          <table:table-cell office:value-type="float" office:value="1.0502" calcext:value-type="float">
            <text:p>1.0502</text:p>
          </table:table-cell>
          <table:table-cell office:value-type="float" office:value="1.543" calcext:value-type="float">
            <text:p>1.543</text:p>
          </table:table-cell>
          <table:table-cell office:value-type="float" office:value="2.3118" calcext:value-type="float">
            <text:p>2.3118</text:p>
          </table:table-cell>
          <table:table-cell office:value-type="float" office:value="3.3624" calcext:value-type="float">
            <text:p>3.3624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19]&amp;[.B19]; [.P$2:.P$200]; 0)+1))" office:value-type="float" office:value="1.148" calcext:value-type="float">
            <text:p>1.15E+000</text:p>
          </table:table-cell>
          <table:table-cell table:formula="of:=[.F19]/[.J19]" office:value-type="float" office:value="1.34407665505227" calcext:value-type="float">
            <text:p>1.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0177" calcext:value-type="float">
            <text:p>0.0177</text:p>
          </table:table-cell>
          <table:table-cell table:formula="of:=[.M19]&amp;[.N19]" office:value-type="string" office:string-value="10500" calcext:value-type="string">
            <text:p>105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.135" calcext:value-type="float">
            <text:p>1.135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7272" calcext:value-type="float">
            <text:p>0.7272</text:p>
          </table:table-cell>
          <table:table-cell office:value-type="float" office:value="1.0703" calcext:value-type="float">
            <text:p>1.0703</text:p>
          </table:table-cell>
          <table:table-cell office:value-type="float" office:value="1.6121" calcext:value-type="float">
            <text:p>1.6121</text:p>
          </table:table-cell>
          <table:table-cell office:value-type="float" office:value="2.3628" calcext:value-type="float">
            <text:p>2.3628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20]&amp;[.B20]; [.P$2:.P$200]; 0)+1))" office:value-type="float" office:value="0.3574" calcext:value-type="float">
            <text:p>3.57E-001</text:p>
          </table:table-cell>
          <table:table-cell table:formula="of:=[.F20]/[.J20]" office:value-type="float" office:value="2.9946838276441" calcext:value-type="float">
            <text:p>2.9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4.67" calcext:value-type="float">
            <text:p>24.67</text:p>
          </table:table-cell>
          <table:table-cell table:formula="of:=[.M20]&amp;[.N20]" office:value-type="string" office:string-value="1050" calcext:value-type="string">
            <text:p>105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.3273" calcext:value-type="float">
            <text:p>1.3273</text:p>
          </table:table-cell>
          <table:table-cell office:value-type="float" office:value="0.587" calcext:value-type="float">
            <text:p>0.587</text:p>
          </table:table-cell>
          <table:table-cell office:value-type="float" office:value="0.8171" calcext:value-type="float">
            <text:p>0.8171</text:p>
          </table:table-cell>
          <table:table-cell office:value-type="float" office:value="1.207" calcext:value-type="float">
            <text:p>1.207</text:p>
          </table:table-cell>
          <table:table-cell office:value-type="float" office:value="1.8229" calcext:value-type="float">
            <text:p>1.8229</text:p>
          </table:table-cell>
          <table:table-cell office:value-type="float" office:value="2.6673" calcext:value-type="float">
            <text:p>2.6673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21]&amp;[.B21]; [.P$2:.P$200]; 0)+1))" office:value-type="float" office:value="0.3574" calcext:value-type="float">
            <text:p>3.57E-001</text:p>
          </table:table-cell>
          <table:table-cell table:formula="of:=[.F21]/[.J21]" office:value-type="float" office:value="3.37716843872412" calcext:value-type="float">
            <text:p>3.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40.8" calcext:value-type="float">
            <text:p>340.8</text:p>
          </table:table-cell>
          <table:table-cell table:formula="of:=[.M21]&amp;[.N21]" office:value-type="string" office:string-value="1510" calcext:value-type="string">
            <text:p>151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.1909" calcext:value-type="float">
            <text:p>1.1909</text:p>
          </table:table-cell>
          <table:table-cell office:value-type="float" office:value="0.571" calcext:value-type="float">
            <text:p>0.571</text:p>
          </table:table-cell>
          <table:table-cell office:value-type="float" office:value="0.7896" calcext:value-type="float">
            <text:p>0.7896</text:p>
          </table:table-cell>
          <table:table-cell office:value-type="float" office:value="1.1602" calcext:value-type="float">
            <text:p>1.1602</text:p>
          </table:table-cell>
          <table:table-cell office:value-type="float" office:value="1.7567" calcext:value-type="float">
            <text:p>1.7567</text:p>
          </table:table-cell>
          <table:table-cell office:value-type="float" office:value="2.5662" calcext:value-type="float">
            <text:p>2.5662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22]&amp;[.B22]; [.P$2:.P$200]; 0)+1))" office:value-type="float" office:value="0.3596" calcext:value-type="float">
            <text:p>3.60E-001</text:p>
          </table:table-cell>
          <table:table-cell table:formula="of:=[.F22]/[.J22]" office:value-type="float" office:value="3.22636262513904" calcext:value-type="float">
            <text:p>3.23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.361" calcext:value-type="float">
            <text:p>1.361</text:p>
          </table:table-cell>
          <table:table-cell table:formula="of:=[.M22]&amp;[.N22]" office:value-type="string" office:string-value="195100" calcext:value-type="string">
            <text:p>19510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.2774" calcext:value-type="float">
            <text:p>1.2774</text:p>
          </table:table-cell>
          <table:table-cell office:value-type="float" office:value="0.5851" calcext:value-type="float">
            <text:p>0.5851</text:p>
          </table:table-cell>
          <table:table-cell office:value-type="float" office:value="0.8145" calcext:value-type="float">
            <text:p>0.8145</text:p>
          </table:table-cell>
          <table:table-cell office:value-type="float" office:value="1.2031" calcext:value-type="float">
            <text:p>1.2031</text:p>
          </table:table-cell>
          <table:table-cell office:value-type="float" office:value="1.8218" calcext:value-type="float">
            <text:p>1.8218</text:p>
          </table:table-cell>
          <table:table-cell office:value-type="float" office:value="2.6612" calcext:value-type="float">
            <text:p>2.6612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23]&amp;[.B23]; [.P$2:.P$200]; 0)+1))" office:value-type="float" office:value="0.3596" calcext:value-type="float">
            <text:p>3.60E-001</text:p>
          </table:table-cell>
          <table:table-cell table:formula="of:=[.F23]/[.J23]" office:value-type="float" office:value="3.34566184649611" calcext:value-type="float">
            <text:p>3.35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69" calcext:value-type="float">
            <text:p>0.0005969</text:p>
          </table:table-cell>
          <table:table-cell table:formula="of:=[.M23]&amp;[.N23]" office:value-type="string" office:string-value="19951000" calcext:value-type="string">
            <text:p>19951000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.2194" calcext:value-type="float">
            <text:p>1.2194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7436" calcext:value-type="float">
            <text:p>0.7436</text:p>
          </table:table-cell>
          <table:table-cell office:value-type="float" office:value="1.1133" calcext:value-type="float">
            <text:p>1.1133</text:p>
          </table:table-cell>
          <table:table-cell office:value-type="float" office:value="1.6946" calcext:value-type="float">
            <text:p>1.6946</text:p>
          </table:table-cell>
          <table:table-cell office:value-type="float" office:value="2.4937" calcext:value-type="float">
            <text:p>2.4937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24]&amp;[.B24]; [.P$2:.P$200]; 0)+1))" office:value-type="float" office:value="0.358" calcext:value-type="float">
            <text:p>3.58E-001</text:p>
          </table:table-cell>
          <table:table-cell table:formula="of:=[.F24]/[.J24]" office:value-type="float" office:value="3.10977653631285" calcext:value-type="float">
            <text:p>3.1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3806" calcext:value-type="float">
            <text:p>0.003806</text:p>
          </table:table-cell>
          <table:table-cell table:formula="of:=[.M24]&amp;[.N24]" office:value-type="string" office:string-value="2000100" calcext:value-type="string">
            <text:p>20001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.3063" calcext:value-type="float">
            <text:p>1.3063</text:p>
          </table:table-cell>
          <table:table-cell office:value-type="float" office:value="0.5917" calcext:value-type="float">
            <text:p>0.5917</text:p>
          </table:table-cell>
          <table:table-cell office:value-type="float" office:value="0.8201" calcext:value-type="float">
            <text:p>0.8201</text:p>
          </table:table-cell>
          <table:table-cell office:value-type="float" office:value="1.207" calcext:value-type="float">
            <text:p>1.207</text:p>
          </table:table-cell>
          <table:table-cell office:value-type="float" office:value="1.8277" calcext:value-type="float">
            <text:p>1.8277</text:p>
          </table:table-cell>
          <table:table-cell office:value-type="float" office:value="2.6555" calcext:value-type="float">
            <text:p>2.6555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25]&amp;[.B25]; [.P$2:.P$200]; 0)+1))" office:value-type="float" office:value="0.358" calcext:value-type="float">
            <text:p>3.58E-001</text:p>
          </table:table-cell>
          <table:table-cell table:formula="of:=[.F25]/[.J25]" office:value-type="float" office:value="3.37150837988827" calcext:value-type="float">
            <text:p>3.3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03862" calcext:value-type="float">
            <text:p>0.003862</text:p>
          </table:table-cell>
          <table:table-cell table:formula="of:=[.M25]&amp;[.N25]" office:value-type="string" office:string-value="200010" calcext:value-type="string">
            <text:p>200010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.4082" calcext:value-type="float">
            <text:p>1.4082</text:p>
          </table:table-cell>
          <table:table-cell office:value-type="float" office:value="0.5834" calcext:value-type="float">
            <text:p>0.5834</text:p>
          </table:table-cell>
          <table:table-cell office:value-type="float" office:value="0.8411" calcext:value-type="float">
            <text:p>0.8411</text:p>
          </table:table-cell>
          <table:table-cell office:value-type="float" office:value="1.293" calcext:value-type="float">
            <text:p>1.293</text:p>
          </table:table-cell>
          <table:table-cell office:value-type="float" office:value="2.066" calcext:value-type="float">
            <text:p>2.066</text:p>
          </table:table-cell>
          <table:table-cell office:value-type="float" office:value="3.2175" calcext:value-type="float">
            <text:p>3.2175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26]&amp;[.B26]; [.P$2:.P$200]; 0)+1))" office:value-type="float" office:value="0.3509" calcext:value-type="float">
            <text:p>3.51E-001</text:p>
          </table:table-cell>
          <table:table-cell table:formula="of:=[.F26]/[.J26]" office:value-type="float" office:value="3.68481048731832" calcext:value-type="float">
            <text:p>3.6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003808" calcext:value-type="float">
            <text:p>0.003808</text:p>
          </table:table-cell>
          <table:table-cell table:formula="of:=[.M26]&amp;[.N26]" office:value-type="string" office:string-value="2000150" calcext:value-type="string">
            <text:p>2000150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.1711" calcext:value-type="float">
            <text:p>1.1711</text:p>
          </table:table-cell>
          <table:table-cell office:value-type="float" office:value="0.53" calcext:value-type="float">
            <text:p>0.53</text:p>
          </table:table-cell>
          <table:table-cell office:value-type="float" office:value="0.7356" calcext:value-type="float">
            <text:p>0.7356</text:p>
          </table:table-cell>
          <table:table-cell office:value-type="float" office:value="1.0898" calcext:value-type="float">
            <text:p>1.0898</text:p>
          </table:table-cell>
          <table:table-cell office:value-type="float" office:value="1.6416" calcext:value-type="float">
            <text:p>1.6416</text:p>
          </table:table-cell>
          <table:table-cell office:value-type="float" office:value="2.4059" calcext:value-type="float">
            <text:p>2.4059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27]&amp;[.B27]; [.P$2:.P$200]; 0)+1))" office:value-type="float" office:value="0.3509" calcext:value-type="float">
            <text:p>3.51E-001</text:p>
          </table:table-cell>
          <table:table-cell table:formula="of:=[.F27]/[.J27]" office:value-type="float" office:value="3.1057281276717" calcext:value-type="float">
            <text:p>3.1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3835" calcext:value-type="float">
            <text:p>0.003835</text:p>
          </table:table-cell>
          <table:table-cell table:formula="of:=[.M27]&amp;[.N27]" office:value-type="string" office:string-value="20001" calcext:value-type="string">
            <text:p>20001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1.1952" calcext:value-type="float">
            <text:p>1.1952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7404" calcext:value-type="float">
            <text:p>0.7404</text:p>
          </table:table-cell>
          <table:table-cell office:value-type="float" office:value="1.0977" calcext:value-type="float">
            <text:p>1.0977</text:p>
          </table:table-cell>
          <table:table-cell office:value-type="float" office:value="1.6621" calcext:value-type="float">
            <text:p>1.6621</text:p>
          </table:table-cell>
          <table:table-cell office:value-type="float" office:value="2.441" calcext:value-type="float">
            <text:p>2.441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28]&amp;[.B28]; [.P$2:.P$200]; 0)+1))" office:value-type="float" office:value="0.2968" calcext:value-type="float">
            <text:p>2.97E-001</text:p>
          </table:table-cell>
          <table:table-cell table:formula="of:=[.F28]/[.J28]" office:value-type="float" office:value="3.69845013477089" calcext:value-type="float">
            <text:p>3.7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002667" calcext:value-type="float">
            <text:p>0.002667</text:p>
          </table:table-cell>
          <table:table-cell table:formula="of:=[.M28]&amp;[.N28]" office:value-type="string" office:string-value="2000500" calcext:value-type="string">
            <text:p>2000500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3398" calcext:value-type="float">
            <text:p>0.3398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7402" calcext:value-type="float">
            <text:p>0.7402</text:p>
          </table:table-cell>
          <table:table-cell office:value-type="float" office:value="1.1651" calcext:value-type="float">
            <text:p>1.1651</text:p>
          </table:table-cell>
          <table:table-cell office:value-type="float" office:value="1.7674" calcext:value-type="float">
            <text:p>1.7674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29]&amp;[.B29]; [.P$2:.P$200]; 0)+1))" office:value-type="float" office:value="0.004847" calcext:value-type="float">
            <text:p>4.85E-003</text:p>
          </table:table-cell>
          <table:table-cell table:formula="of:=[.F29]/[.J29]" office:value-type="float" office:value="152.713018361873" calcext:value-type="float">
            <text:p>152.7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.003925" calcext:value-type="float">
            <text:p>0.003925</text:p>
          </table:table-cell>
          <table:table-cell table:formula="of:=[.M29]&amp;[.N29]" office:value-type="string" office:string-value="200050" calcext:value-type="string">
            <text:p>200050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748" calcext:value-type="float">
            <text:p>0.748</text:p>
          </table:table-cell>
          <table:table-cell office:value-type="float" office:value="1.1685" calcext:value-type="float">
            <text:p>1.1685</text:p>
          </table:table-cell>
          <table:table-cell office:value-type="float" office:value="1.7648" calcext:value-type="float">
            <text:p>1.7648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30]&amp;[.B30]; [.P$2:.P$200]; 0)+1))" office:value-type="float" office:value="0.004847" calcext:value-type="float">
            <text:p>4.85E-003</text:p>
          </table:table-cell>
          <table:table-cell table:formula="of:=[.F30]/[.J30]" office:value-type="float" office:value="154.32226119249" calcext:value-type="float">
            <text:p>154.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.162" calcext:value-type="float">
            <text:p>3.162</text:p>
          </table:table-cell>
          <table:table-cell table:formula="of:=[.M30]&amp;[.N30]" office:value-type="string" office:string-value="20010" calcext:value-type="string">
            <text:p>20010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842" calcext:value-type="float">
            <text:p>0.842</text:p>
          </table:table-cell>
          <table:table-cell office:value-type="float" office:value="0.3422" calcext:value-type="float">
            <text:p>0.3422</text:p>
          </table:table-cell>
          <table:table-cell office:value-type="float" office:value="0.4879" calcext:value-type="float">
            <text:p>0.4879</text:p>
          </table:table-cell>
          <table:table-cell office:value-type="float" office:value="0.752" calcext:value-type="float">
            <text:p>0.752</text:p>
          </table:table-cell>
          <table:table-cell office:value-type="float" office:value="1.1806" calcext:value-type="float">
            <text:p>1.1806</text:p>
          </table:table-cell>
          <table:table-cell office:value-type="float" office:value="1.7941" calcext:value-type="float">
            <text:p>1.7941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31]&amp;[.B31]; [.P$2:.P$200]; 0)+1))" office:value-type="float" office:value="0.01307" calcext:value-type="float">
            <text:p>1.31E-002</text:p>
          </table:table-cell>
          <table:table-cell table:formula="of:=[.F31]/[.J31]" office:value-type="float" office:value="57.5363427697016" calcext:value-type="float">
            <text:p>57.5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.167" calcext:value-type="float">
            <text:p>3.167</text:p>
          </table:table-cell>
          <table:table-cell table:formula="of:=[.M31]&amp;[.N31]" office:value-type="string" office:string-value="2001" calcext:value-type="string">
            <text:p>2001</text:p>
          </table:table-cell>
          <table:table-cell table:number-columns-repeated="5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8297" calcext:value-type="float">
            <text:p>0.8297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492" calcext:value-type="float">
            <text:p>0.492</text:p>
          </table:table-cell>
          <table:table-cell office:value-type="float" office:value="0.752" calcext:value-type="float">
            <text:p>0.752</text:p>
          </table:table-cell>
          <table:table-cell office:value-type="float" office:value="1.1806" calcext:value-type="float">
            <text:p>1.1806</text:p>
          </table:table-cell>
          <table:table-cell office:value-type="float" office:value="1.7768" calcext:value-type="float">
            <text:p>1.7768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32]&amp;[.B32]; [.P$2:.P$200]; 0)+1))" office:value-type="float" office:value="0.01307" calcext:value-type="float">
            <text:p>1.31E-002</text:p>
          </table:table-cell>
          <table:table-cell table:formula="of:=[.F32]/[.J32]" office:value-type="float" office:value="57.5363427697016" calcext:value-type="float">
            <text:p>57.5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.076" calcext:value-type="float">
            <text:p>3.076</text:p>
          </table:table-cell>
          <table:table-cell table:formula="of:=[.M32]&amp;[.N32]" office:value-type="string" office:string-value="20050" calcext:value-type="string">
            <text:p>20050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7637" calcext:value-type="float">
            <text:p>0.7637</text:p>
          </table:table-cell>
          <table:table-cell office:value-type="float" office:value="1.199" calcext:value-type="float">
            <text:p>1.199</text:p>
          </table:table-cell>
          <table:table-cell office:value-type="float" office:value="1.8045" calcext:value-type="float">
            <text:p>1.8045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33]&amp;[.B33]; [.P$2:.P$200]; 0)+1))" office:value-type="float" office:value="0.00006229" calcext:value-type="float">
            <text:p>6.23E-005</text:p>
          </table:table-cell>
          <table:table-cell table:formula="of:=[.F33]/[.J33]" office:value-type="float" office:value="12260.3949269546" calcext:value-type="float">
            <text:p>12260.3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36.5" calcext:value-type="float">
            <text:p>336.5</text:p>
          </table:table-cell>
          <table:table-cell table:formula="of:=[.M33]&amp;[.N33]" office:value-type="string" office:string-value="201" calcext:value-type="string">
            <text:p>201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3496" calcext:value-type="float">
            <text:p>0.3496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7715" calcext:value-type="float">
            <text:p>0.7715</text:p>
          </table:table-cell>
          <table:table-cell office:value-type="float" office:value="1.2174" calcext:value-type="float">
            <text:p>1.2174</text:p>
          </table:table-cell>
          <table:table-cell office:value-type="float" office:value="1.8434" calcext:value-type="float">
            <text:p>1.8434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34]&amp;[.B34]; [.P$2:.P$200]; 0)+1))" office:value-type="float" office:value="0.00006229" calcext:value-type="float">
            <text:p>6.23E-005</text:p>
          </table:table-cell>
          <table:table-cell table:formula="of:=[.F34]/[.J34]" office:value-type="float" office:value="12385.6156686467" calcext:value-type="float">
            <text:p>12385.62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0.5348" calcext:value-type="float">
            <text:p>0.5348</text:p>
          </table:table-cell>
          <table:table-cell table:formula="of:=[.M34]&amp;[.N34]" office:value-type="string" office:string-value="295150" calcext:value-type="string">
            <text:p>295150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7881" calcext:value-type="float">
            <text:p>0.7881</text:p>
          </table:table-cell>
          <table:table-cell office:value-type="float" office:value="0.3128" calcext:value-type="float">
            <text:p>0.3128</text:p>
          </table:table-cell>
          <table:table-cell office:value-type="float" office:value="0.4496" calcext:value-type="float">
            <text:p>0.4496</text:p>
          </table:table-cell>
          <table:table-cell office:value-type="float" office:value="0.6934" calcext:value-type="float">
            <text:p>0.6934</text:p>
          </table:table-cell>
          <table:table-cell office:value-type="float" office:value="1.0941" calcext:value-type="float">
            <text:p>1.0941</text:p>
          </table:table-cell>
          <table:table-cell office:value-type="float" office:value="1.6726" calcext:value-type="float">
            <text:p>1.6726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35]&amp;[.B35]; [.P$2:.P$200]; 0)+1))" office:value-type="float" office:value="0.0000619" calcext:value-type="float">
            <text:p>6.19E-005</text:p>
          </table:table-cell>
          <table:table-cell table:formula="of:=[.F35]/[.J35]" office:value-type="float" office:value="11201.9386106624" calcext:value-type="float">
            <text:p>11201.9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.148" calcext:value-type="float">
            <text:p>1.148</text:p>
          </table:table-cell>
          <table:table-cell table:formula="of:=[.M35]&amp;[.N35]" office:value-type="string" office:string-value="300100" calcext:value-type="string">
            <text:p>300100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4809" calcext:value-type="float">
            <text:p>0.4809</text:p>
          </table:table-cell>
          <table:table-cell office:value-type="float" office:value="0.7363" calcext:value-type="float">
            <text:p>0.7363</text:p>
          </table:table-cell>
          <table:table-cell office:value-type="float" office:value="1.1619" calcext:value-type="float">
            <text:p>1.1619</text:p>
          </table:table-cell>
          <table:table-cell office:value-type="float" office:value="1.7594" calcext:value-type="float">
            <text:p>1.7594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36]&amp;[.B36]; [.P$2:.P$200]; 0)+1))" office:value-type="float" office:value="0.0000619" calcext:value-type="float">
            <text:p>6.19E-005</text:p>
          </table:table-cell>
          <table:table-cell table:formula="of:=[.F36]/[.J36]" office:value-type="float" office:value="11894.9919224556" calcext:value-type="float">
            <text:p>11894.9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395" calcext:value-type="float">
            <text:p>1.395</text:p>
          </table:table-cell>
          <table:table-cell table:formula="of:=[.M36]&amp;[.N36]" office:value-type="string" office:string-value="30010" calcext:value-type="string">
            <text:p>30010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7405" calcext:value-type="float">
            <text:p>0.7405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3475" calcext:value-type="float">
            <text:p>0.3475</text:p>
          </table:table-cell>
          <table:table-cell office:value-type="float" office:value="0.5684" calcext:value-type="float">
            <text:p>0.5684</text:p>
          </table:table-cell>
          <table:table-cell office:value-type="float" office:value="0.9716" calcext:value-type="float">
            <text:p>0.9716</text:p>
          </table:table-cell>
          <table:table-cell office:value-type="float" office:value="1.6042" calcext:value-type="float">
            <text:p>1.6042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37]&amp;[.B37]; [.P$2:.P$200]; 0)+1))" office:value-type="float" office:value="0.00006186" calcext:value-type="float">
            <text:p>6.19E-005</text:p>
          </table:table-cell>
          <table:table-cell table:formula="of:=[.F37]/[.J37]" office:value-type="float" office:value="9188.4901390236" calcext:value-type="float">
            <text:p>9188.4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398" calcext:value-type="float">
            <text:p>1.398</text:p>
          </table:table-cell>
          <table:table-cell table:formula="of:=[.M37]&amp;[.N37]" office:value-type="string" office:string-value="3001" calcext:value-type="string">
            <text:p>3001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3311" calcext:value-type="float">
            <text:p>0.3311</text:p>
          </table:table-cell>
          <table:table-cell office:value-type="float" office:value="0.4781" calcext:value-type="float">
            <text:p>0.4781</text:p>
          </table:table-cell>
          <table:table-cell office:value-type="float" office:value="0.7402" calcext:value-type="float">
            <text:p>0.7402</text:p>
          </table:table-cell>
          <table:table-cell office:value-type="float" office:value="1.174" calcext:value-type="float">
            <text:p>1.174</text:p>
          </table:table-cell>
          <table:table-cell office:value-type="float" office:value="1.7882" calcext:value-type="float">
            <text:p>1.7882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38]&amp;[.B38]; [.P$2:.P$200]; 0)+1))" office:value-type="float" office:value="0.00006186" calcext:value-type="float">
            <text:p>6.19E-005</text:p>
          </table:table-cell>
          <table:table-cell table:formula="of:=[.F38]/[.J38]" office:value-type="float" office:value="11965.7290656321" calcext:value-type="float">
            <text:p>11965.7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363" calcext:value-type="float">
            <text:p>1.363</text:p>
          </table:table-cell>
          <table:table-cell table:formula="of:=[.M38]&amp;[.N38]" office:value-type="string" office:string-value="30050" calcext:value-type="string">
            <text:p>30050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485" calcext:value-type="float">
            <text:p>0.485</text:p>
          </table:table-cell>
          <table:table-cell office:value-type="float" office:value="0.748" calcext:value-type="float">
            <text:p>0.748</text:p>
          </table:table-cell>
          <table:table-cell office:value-type="float" office:value="1.1804" calcext:value-type="float">
            <text:p>1.1804</text:p>
          </table:table-cell>
          <table:table-cell office:value-type="float" office:value="1.8045" calcext:value-type="float">
            <text:p>1.8045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39]&amp;[.B39]; [.P$2:.P$200]; 0)+1))" office:value-type="float" office:value="0.00006141" calcext:value-type="float">
            <text:p>6.14E-005</text:p>
          </table:table-cell>
          <table:table-cell table:formula="of:=[.F39]/[.J39]" office:value-type="float" office:value="12180.4266406123" calcext:value-type="float">
            <text:p>12180.43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72" calcext:value-type="float">
            <text:p>0.00001772</text:p>
          </table:table-cell>
          <table:table-cell table:formula="of:=[.M39]&amp;[.N39]" office:value-type="string" office:string-value="50001000" calcext:value-type="string">
            <text:p>50001000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0" calcext:value-type="float">
            <text:p>150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2924" calcext:value-type="float">
            <text:p>0.2924</text:p>
          </table:table-cell>
          <table:table-cell office:value-type="float" office:value="0.4196" calcext:value-type="float">
            <text:p>0.4196</text:p>
          </table:table-cell>
          <table:table-cell office:value-type="float" office:value="0.6426" calcext:value-type="float">
            <text:p>0.6426</text:p>
          </table:table-cell>
          <table:table-cell office:value-type="float" office:value="1.014" calcext:value-type="float">
            <text:p>1.014</text:p>
          </table:table-cell>
          <table:table-cell office:value-type="float" office:value="1.5501" calcext:value-type="float">
            <text:p>1.5501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40]&amp;[.B40]; [.P$2:.P$200]; 0)+1))" office:value-type="float" office:value="0.00006176" calcext:value-type="float">
            <text:p>6.18E-005</text:p>
          </table:table-cell>
          <table:table-cell table:formula="of:=[.F40]/[.J40]" office:value-type="float" office:value="10404.792746114" calcext:value-type="float">
            <text:p>10404.79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619" calcext:value-type="float">
            <text:p>0.0000619</text:p>
          </table:table-cell>
          <table:table-cell table:formula="of:=[.M40]&amp;[.N40]" office:value-type="string" office:string-value="500010" calcext:value-type="string">
            <text:p>500010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0" calcext:value-type="float">
            <text:p>150</text:p>
          </table:table-cell>
          <table:table-cell office:value-type="float" office:value="0.8268" calcext:value-type="float">
            <text:p>0.8268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4746" calcext:value-type="float">
            <text:p>0.4746</text:p>
          </table:table-cell>
          <table:table-cell office:value-type="float" office:value="0.7344" calcext:value-type="float">
            <text:p>0.7344</text:p>
          </table:table-cell>
          <table:table-cell office:value-type="float" office:value="1.1647" calcext:value-type="float">
            <text:p>1.1647</text:p>
          </table:table-cell>
          <table:table-cell office:value-type="float" office:value="1.774" calcext:value-type="float">
            <text:p>1.774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41]&amp;[.B41]; [.P$2:.P$200]; 0)+1))" office:value-type="float" office:value="0.00006176" calcext:value-type="float">
            <text:p>6.18E-005</text:p>
          </table:table-cell>
          <table:table-cell table:formula="of:=[.F41]/[.J41]" office:value-type="float" office:value="11891.1917098446" calcext:value-type="float">
            <text:p>11891.19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6176" calcext:value-type="float">
            <text:p>0.00006176</text:p>
          </table:table-cell>
          <table:table-cell table:formula="of:=[.M41]&amp;[.N41]" office:value-type="string" office:string-value="5000150" calcext:value-type="string">
            <text:p>5000150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0.7539" calcext:value-type="float">
            <text:p>0.7539</text:p>
          </table:table-cell>
          <table:table-cell office:value-type="float" office:value="0.3022" calcext:value-type="float">
            <text:p>0.3022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6699" calcext:value-type="float">
            <text:p>0.6699</text:p>
          </table:table-cell>
          <table:table-cell office:value-type="float" office:value="1.0705" calcext:value-type="float">
            <text:p>1.0705</text:p>
          </table:table-cell>
          <table:table-cell office:value-type="float" office:value="1.6369" calcext:value-type="float">
            <text:p>1.6369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42]&amp;[.B42]; [.P$2:.P$200]; 0)+1))" office:value-type="float" office:value="0.00004019" calcext:value-type="float">
            <text:p>4.02E-005</text:p>
          </table:table-cell>
          <table:table-cell table:formula="of:=[.F42]/[.J42]" office:value-type="float" office:value="16668.3254540931" calcext:value-type="float">
            <text:p>16668.33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00006229" calcext:value-type="float">
            <text:p>0.00006229</text:p>
          </table:table-cell>
          <table:table-cell table:formula="of:=[.M42]&amp;[.N42]" office:value-type="string" office:string-value="50001" calcext:value-type="string">
            <text:p>50001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2892" calcext:value-type="float">
            <text:p>0.2892</text:p>
          </table:table-cell>
          <table:table-cell office:value-type="float" office:value="0.4204" calcext:value-type="float">
            <text:p>0.4204</text:p>
          </table:table-cell>
          <table:table-cell office:value-type="float" office:value="0.6582" calcext:value-type="float">
            <text:p>0.6582</text:p>
          </table:table-cell>
          <table:table-cell office:value-type="float" office:value="1.0622" calcext:value-type="float">
            <text:p>1.0622</text:p>
          </table:table-cell>
          <table:table-cell office:value-type="float" office:value="1.6419" calcext:value-type="float">
            <text:p>1.6419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43]&amp;[.B43]; [.P$2:.P$200]; 0)+1))" office:value-type="float" office:value="0.00004019" calcext:value-type="float">
            <text:p>4.02E-005</text:p>
          </table:table-cell>
          <table:table-cell table:formula="of:=[.F43]/[.J43]" office:value-type="float" office:value="16377.2082607614" calcext:value-type="float">
            <text:p>16377.2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4019" calcext:value-type="float">
            <text:p>0.00004019</text:p>
          </table:table-cell>
          <table:table-cell table:formula="of:=[.M43]&amp;[.N43]" office:value-type="string" office:string-value="5000500" calcext:value-type="string">
            <text:p>5000500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346" calcext:value-type="float">
            <text:p>0.346</text:p>
          </table:table-cell>
          <table:table-cell office:value-type="float" office:value="0.5566" calcext:value-type="float">
            <text:p>0.5566</text:p>
          </table:table-cell>
          <table:table-cell office:value-type="float" office:value="0.925" calcext:value-type="float">
            <text:p>0.925</text:p>
          </table:table-cell>
          <table:table-cell office:value-type="float" office:value="1.4827" calcext:value-type="float">
            <text:p>1.4827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44]&amp;[.B44]; [.P$2:.P$200]; 0)+1))" office:value-type="float" office:value="0.00001772" calcext:value-type="float">
            <text:p>1.77E-005</text:p>
          </table:table-cell>
          <table:table-cell table:formula="of:=[.F44]/[.J44]" office:value-type="float" office:value="31410.835214447" calcext:value-type="float">
            <text:p>31410.84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00006186" calcext:value-type="float">
            <text:p>0.00006186</text:p>
          </table:table-cell>
          <table:table-cell table:formula="of:=[.M44]&amp;[.N44]" office:value-type="string" office:string-value="500050" calcext:value-type="string">
            <text:p>500050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6814" calcext:value-type="float">
            <text:p>0.6814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5879" calcext:value-type="float">
            <text:p>0.5879</text:p>
          </table:table-cell>
          <table:table-cell office:value-type="float" office:value="0.9675" calcext:value-type="float">
            <text:p>0.9675</text:p>
          </table:table-cell>
          <table:table-cell office:value-type="float" office:value="1.525" calcext:value-type="float">
            <text:p>1.525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45]&amp;[.B45]; [.P$2:.P$200]; 0)+1))" office:value-type="float" office:value="0.00001772" calcext:value-type="float">
            <text:p>1.77E-005</text:p>
          </table:table-cell>
          <table:table-cell table:formula="of:=[.F45]/[.J45]" office:value-type="float" office:value="33177.2009029345" calcext:value-type="float">
            <text:p>33177.2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3509" calcext:value-type="float">
            <text:p>0.3509</text:p>
          </table:table-cell>
          <table:table-cell table:formula="of:=[.M45]&amp;[.N45]" office:value-type="string" office:string-value="500100" calcext:value-type="string">
            <text:p>5001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</text:p>
          </table:table-cell>
          <table:table-cell table:style-name="ce2" office:value-type="string" calcext:value-type="string">
            <text:p>1</text:p>
          </table:table-cell>
          <table:table-cell office:value-type="float" office:value="3.3866" calcext:value-type="float">
            <text:p>3.3866</text:p>
          </table:table-cell>
          <table:table-cell office:value-type="float" office:value="1.9071" calcext:value-type="float">
            <text:p>1.9071</text:p>
          </table:table-cell>
          <table:table-cell office:value-type="float" office:value="2.6239" calcext:value-type="float">
            <text:p>2.6239</text:p>
          </table:table-cell>
          <table:table-cell office:value-type="float" office:value="3.8594" calcext:value-type="float">
            <text:p>3.8594</text:p>
          </table:table-cell>
          <table:table-cell office:value-type="float" office:value="5.9054" calcext:value-type="float">
            <text:p>5.9054</text:p>
          </table:table-cell>
          <table:table-cell office:value-type="float" office:value="8.7978" calcext:value-type="float">
            <text:p>8.7978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46]&amp;[.B46]; [.P$2:.P$200]; 0)+1))" office:value-type="float" office:value="10.7" calcext:value-type="float">
            <text:p>1.07E+001</text:p>
          </table:table-cell>
          <table:table-cell table:formula="of:=[.F46]/[.J46]" office:value-type="float" office:value="0.360691588785047" calcext:value-type="float">
            <text:p>0.3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3596" calcext:value-type="float">
            <text:p>0.3596</text:p>
          </table:table-cell>
          <table:table-cell table:formula="of:=[.M46]&amp;[.N46]" office:value-type="string" office:string-value="50010" calcext:value-type="string">
            <text:p>500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</text:p>
          </table:table-cell>
          <table:table-cell table:style-name="ce2" office:value-type="string" calcext:value-type="string">
            <text:p>1</text:p>
          </table:table-cell>
          <table:table-cell office:value-type="float" office:value="4.9537" calcext:value-type="float">
            <text:p>4.9537</text:p>
          </table:table-cell>
          <table:table-cell office:value-type="float" office:value="2.3363" calcext:value-type="float">
            <text:p>2.3363</text:p>
          </table:table-cell>
          <table:table-cell office:value-type="float" office:value="3.2188" calcext:value-type="float">
            <text:p>3.2188</text:p>
          </table:table-cell>
          <table:table-cell office:value-type="float" office:value="4.7656" calcext:value-type="float">
            <text:p>4.7656</text:p>
          </table:table-cell>
          <table:table-cell office:value-type="float" office:value="7.3301" calcext:value-type="float">
            <text:p>7.3301</text:p>
          </table:table-cell>
          <table:table-cell office:value-type="float" office:value="11.0507" calcext:value-type="float">
            <text:p>11.0507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47]&amp;[.B47]; [.P$2:.P$200]; 0)+1))" office:value-type="float" office:value="10.7" calcext:value-type="float">
            <text:p>1.07E+001</text:p>
          </table:table-cell>
          <table:table-cell table:formula="of:=[.F47]/[.J47]" office:value-type="float" office:value="0.445383177570094" calcext:value-type="float">
            <text:p>0.4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2968" calcext:value-type="float">
            <text:p>0.2968</text:p>
          </table:table-cell>
          <table:table-cell table:formula="of:=[.M47]&amp;[.N47]" office:value-type="string" office:string-value="500150" calcext:value-type="string">
            <text:p>5001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</text:p>
          </table:table-cell>
          <table:table-cell table:style-name="ce2" office:value-type="string" calcext:value-type="string">
            <text:p>10</text:p>
          </table:table-cell>
          <table:table-cell office:value-type="float" office:value="3.4877" calcext:value-type="float">
            <text:p>3.4877</text:p>
          </table:table-cell>
          <table:table-cell office:value-type="float" office:value="1.8995" calcext:value-type="float">
            <text:p>1.8995</text:p>
          </table:table-cell>
          <table:table-cell office:value-type="float" office:value="2.6268" calcext:value-type="float">
            <text:p>2.6268</text:p>
          </table:table-cell>
          <table:table-cell office:value-type="float" office:value="3.8594" calcext:value-type="float">
            <text:p>3.8594</text:p>
          </table:table-cell>
          <table:table-cell office:value-type="float" office:value="5.9362" calcext:value-type="float">
            <text:p>5.9362</text:p>
          </table:table-cell>
          <table:table-cell office:value-type="float" office:value="8.9039" calcext:value-type="float">
            <text:p>8.9039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48]&amp;[.B48]; [.P$2:.P$200]; 0)+1))" office:value-type="float" office:value="10.38" calcext:value-type="float">
            <text:p>1.04E+001</text:p>
          </table:table-cell>
          <table:table-cell table:formula="of:=[.F48]/[.J48]" office:value-type="float" office:value="0.371811175337187" calcext:value-type="float">
            <text:p>0.37</text:p>
          </table:table-cell>
          <table:table-cell table:style-name="ce3"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3574" calcext:value-type="float">
            <text:p>0.3574</text:p>
          </table:table-cell>
          <table:table-cell table:formula="of:=[.M48]&amp;[.N48]" office:value-type="string" office:string-value="5001" calcext:value-type="string">
            <text:p>500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</text:p>
          </table:table-cell>
          <table:table-cell table:style-name="ce2" office:value-type="string" calcext:value-type="string">
            <text:p>10</text:p>
          </table:table-cell>
          <table:table-cell office:value-type="float" office:value="5.2693" calcext:value-type="float">
            <text:p>5.2693</text:p>
          </table:table-cell>
          <table:table-cell office:value-type="float" office:value="2.4088" calcext:value-type="float">
            <text:p>2.4088</text:p>
          </table:table-cell>
          <table:table-cell office:value-type="float" office:value="3.3331" calcext:value-type="float">
            <text:p>3.3331</text:p>
          </table:table-cell>
          <table:table-cell office:value-type="float" office:value="4.9531" calcext:value-type="float">
            <text:p>4.9531</text:p>
          </table:table-cell>
          <table:table-cell office:value-type="float" office:value="7.6185" calcext:value-type="float">
            <text:p>7.6185</text:p>
          </table:table-cell>
          <table:table-cell office:value-type="float" office:value="11.4855" calcext:value-type="float">
            <text:p>11.4855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49]&amp;[.B49]; [.P$2:.P$200]; 0)+1))" office:value-type="float" office:value="10.38" calcext:value-type="float">
            <text:p>1.04E+001</text:p>
          </table:table-cell>
          <table:table-cell table:formula="of:=[.F49]/[.J49]" office:value-type="float" office:value="0.477177263969171" calcext:value-type="float">
            <text:p>0.48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0.004847" calcext:value-type="float">
            <text:p>0.004847</text:p>
          </table:table-cell>
          <table:table-cell table:formula="of:=[.M49]&amp;[.N49]" office:value-type="string" office:string-value="500500" calcext:value-type="string">
            <text:p>500500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100</text:p>
          </table:table-cell>
          <table:table-cell office:value-type="float" office:value="1.3959" calcext:value-type="float">
            <text:p>1.3959</text:p>
          </table:table-cell>
          <table:table-cell office:value-type="float" office:value="0.63" calcext:value-type="float">
            <text:p>0.63</text:p>
          </table:table-cell>
          <table:table-cell office:value-type="float" office:value="0.8731" calcext:value-type="float">
            <text:p>0.8731</text:p>
          </table:table-cell>
          <table:table-cell office:value-type="float" office:value="1.2852" calcext:value-type="float">
            <text:p>1.2852</text:p>
          </table:table-cell>
          <table:table-cell office:value-type="float" office:value="1.946" calcext:value-type="float">
            <text:p>1.946</text:p>
          </table:table-cell>
          <table:table-cell office:value-type="float" office:value="2.858" calcext:value-type="float">
            <text:p>2.858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50]&amp;[.B50]; [.P$2:.P$200]; 0)+1))" office:value-type="float" office:value="0.4932" calcext:value-type="float">
            <text:p>4.93E-001</text:p>
          </table:table-cell>
          <table:table-cell table:formula="of:=[.F50]/[.J50]" office:value-type="float" office:value="2.60583941605839" calcext:value-type="float">
            <text:p>2.6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358" calcext:value-type="float">
            <text:p>0.358</text:p>
          </table:table-cell>
          <table:table-cell table:formula="of:=[.M50]&amp;[.N50]" office:value-type="string" office:string-value="50050" calcext:value-type="string">
            <text:p>50050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100</text:p>
          </table:table-cell>
          <table:table-cell office:value-type="float" office:value="1.7197" calcext:value-type="float">
            <text:p>1.7197</text:p>
          </table:table-cell>
          <table:table-cell office:value-type="float" office:value="0.7977" calcext:value-type="float">
            <text:p>0.7977</text:p>
          </table:table-cell>
          <table:table-cell office:value-type="float" office:value="1.096" calcext:value-type="float">
            <text:p>1.096</text:p>
          </table:table-cell>
          <table:table-cell office:value-type="float" office:value="1.6016" calcext:value-type="float">
            <text:p>1.6016</text:p>
          </table:table-cell>
          <table:table-cell office:value-type="float" office:value="2.4123" calcext:value-type="float">
            <text:p>2.4123</text:p>
          </table:table-cell>
          <table:table-cell office:value-type="float" office:value="3.4972" calcext:value-type="float">
            <text:p>3.4972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51]&amp;[.B51]; [.P$2:.P$200]; 0)+1))" office:value-type="float" office:value="0.4932" calcext:value-type="float">
            <text:p>4.93E-001</text:p>
          </table:table-cell>
          <table:table-cell table:formula="of:=[.F51]/[.J51]" office:value-type="float" office:value="3.24736415247364" calcext:value-type="float">
            <text:p>3.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2.64" calcext:value-type="float">
            <text:p>62.64</text:p>
          </table:table-cell>
          <table:table-cell table:formula="of:=[.M51]&amp;[.N51]" office:value-type="string" office:string-value="5010" calcext:value-type="string">
            <text:p>50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</text:p>
          </table:table-cell>
          <table:table-cell office:value-type="float" office:value="0.9119" calcext:value-type="float">
            <text:p>0.9119</text:p>
          </table:table-cell>
          <table:table-cell office:value-type="float" office:value="0.3831" calcext:value-type="float">
            <text:p>0.3831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8242" calcext:value-type="float">
            <text:p>0.8242</text:p>
          </table:table-cell>
          <table:table-cell office:value-type="float" office:value="1.2743" calcext:value-type="float">
            <text:p>1.2743</text:p>
          </table:table-cell>
          <table:table-cell office:value-type="float" office:value="1.9048" calcext:value-type="float">
            <text:p>1.9048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52]&amp;[.B52]; [.P$2:.P$200]; 0)+1))" office:value-type="float" office:value="0.04991" calcext:value-type="float">
            <text:p>4.99E-002</text:p>
          </table:table-cell>
          <table:table-cell table:formula="of:=[.F52]/[.J52]" office:value-type="float" office:value="16.513724704468" calcext:value-type="float">
            <text:p>16.5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3.58" calcext:value-type="float">
            <text:p>63.58</text:p>
          </table:table-cell>
          <table:table-cell table:formula="of:=[.M52]&amp;[.N52]" office:value-type="string" office:string-value="501" calcext:value-type="string">
            <text:p>50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5257" calcext:value-type="float">
            <text:p>0.5257</text:p>
          </table:table-cell>
          <table:table-cell office:value-type="float" office:value="0.793" calcext:value-type="float">
            <text:p>0.793</text:p>
          </table:table-cell>
          <table:table-cell office:value-type="float" office:value="1.226" calcext:value-type="float">
            <text:p>1.226</text:p>
          </table:table-cell>
          <table:table-cell office:value-type="float" office:value="1.8325" calcext:value-type="float">
            <text:p>1.8325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53]&amp;[.B53]; [.P$2:.P$200]; 0)+1))" office:value-type="float" office:value="0.04926" calcext:value-type="float">
            <text:p>4.93E-002</text:p>
          </table:table-cell>
          <table:table-cell table:formula="of:=[.F53]/[.J53]" office:value-type="float" office:value="16.0982541615916" calcext:value-type="float">
            <text:p>16.1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.522" calcext:value-type="float">
            <text:p>4.522</text:p>
          </table:table-cell>
          <table:table-cell table:formula="of:=[.M53]&amp;[.N53]" office:value-type="string" office:string-value="9550" calcext:value-type="string">
            <text:p>95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office:value-type="float" office:value="0.963" calcext:value-type="float">
            <text:p>0.963</text:p>
          </table:table-cell>
          <table:table-cell office:value-type="float" office:value="0.4066" calcext:value-type="float">
            <text:p>0.4066</text:p>
          </table:table-cell>
          <table:table-cell office:value-type="float" office:value="0.5754" calcext:value-type="float">
            <text:p>0.5754</text:p>
          </table:table-cell>
          <table:table-cell office:value-type="float" office:value="0.8711" calcext:value-type="float">
            <text:p>0.8711</text:p>
          </table:table-cell>
          <table:table-cell office:value-type="float" office:value="1.3468" calcext:value-type="float">
            <text:p>1.3468</text:p>
          </table:table-cell>
          <table:table-cell office:value-type="float" office:value="2.0131" calcext:value-type="float">
            <text:p>2.0131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54]&amp;[.B54]; [.P$2:.P$200]; 0)+1))" office:value-type="float" office:value="0.04926" calcext:value-type="float">
            <text:p>4.93E-002</text:p>
          </table:table-cell>
          <table:table-cell table:formula="of:=[.F54]/[.J54]" office:value-type="float" office:value="17.6837190418189" calcext:value-type="float">
            <text:p>17.68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01307" calcext:value-type="float">
            <text:p>0.01307</text:p>
          </table:table-cell>
          <table:table-cell table:formula="of:=[.M54]&amp;[.N54]" office:value-type="string" office:string-value="995500" calcext:value-type="string">
            <text:p>9955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0</text:p>
          </table:table-cell>
          <table:table-cell office:value-type="float" office:value="0.8745" calcext:value-type="float">
            <text:p>0.8745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5218" calcext:value-type="float">
            <text:p>0.5218</text:p>
          </table:table-cell>
          <table:table-cell office:value-type="float" office:value="0.793" calcext:value-type="float">
            <text:p>0.793</text:p>
          </table:table-cell>
          <table:table-cell office:value-type="float" office:value="1.2386" calcext:value-type="float">
            <text:p>1.2386</text:p>
          </table:table-cell>
          <table:table-cell office:value-type="float" office:value="1.8708" calcext:value-type="float">
            <text:p>1.8708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55]&amp;[.B55]; [.P$2:.P$200]; 0)+1))" office:value-type="float" office:value="0.04769" calcext:value-type="float">
            <text:p>4.77E-002</text:p>
          </table:table-cell>
          <table:table-cell table:formula="of:=[.F55]/[.J55]" office:value-type="float" office:value="16.62822394632" calcext:value-type="float">
            <text:p>16.6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0000006432" calcext:value-type="float">
            <text:p>6.43E-007</text:p>
          </table:table-cell>
          <table:table-cell table:formula="of:=[.M55]&amp;[.N55]" office:value-type="string" office:string-value="100001000" calcext:value-type="string">
            <text:p>10000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0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3864" calcext:value-type="float">
            <text:p>0.3864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8242" calcext:value-type="float">
            <text:p>0.8242</text:p>
          </table:table-cell>
          <table:table-cell office:value-type="float" office:value="1.2809" calcext:value-type="float">
            <text:p>1.2809</text:p>
          </table:table-cell>
          <table:table-cell office:value-type="float" office:value="1.908" calcext:value-type="float">
            <text:p>1.908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56]&amp;[.B56]; [.P$2:.P$200]; 0)+1))" office:value-type="float" office:value="0.04769" calcext:value-type="float">
            <text:p>4.77E-002</text:p>
          </table:table-cell>
          <table:table-cell table:formula="of:=[.F56]/[.J56]" office:value-type="float" office:value="17.2824491507654" calcext:value-type="float">
            <text:p>17.28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17" calcext:value-type="float">
            <text:p>0.00000317</text:p>
          </table:table-cell>
          <table:table-cell table:formula="of:=[.M56]&amp;[.N56]" office:value-type="string" office:string-value="10000100" calcext:value-type="string">
            <text:p>10000100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1000</text:p>
          </table:table-cell>
          <table:table-cell office:value-type="float" office:value="0.7063" calcext:value-type="float">
            <text:p>0.7063</text:p>
          </table:table-cell>
          <table:table-cell office:value-type="float" office:value="0.2663" calcext:value-type="float">
            <text:p>0.2663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9866" calcext:value-type="float">
            <text:p>0.9866</text:p>
          </table:table-cell>
          <table:table-cell office:value-type="float" office:value="1.525" calcext:value-type="float">
            <text:p>1.525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57]&amp;[.B57]; [.P$2:.P$200]; 0)+1))" office:value-type="float" office:value="0.0001993" calcext:value-type="float">
            <text:p>1.99E-004</text:p>
          </table:table-cell>
          <table:table-cell table:formula="of:=[.F57]/[.J57]" office:value-type="float" office:value="3067.23532363271" calcext:value-type="float">
            <text:p>3067.2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323" calcext:value-type="float">
            <text:p>0.00000323</text:p>
          </table:table-cell>
          <table:table-cell table:formula="of:=[.M57]&amp;[.N57]" office:value-type="string" office:string-value="1000010" calcext:value-type="string">
            <text:p>1000010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1000</text:p>
          </table:table-cell>
          <table:table-cell office:value-type="float" office:value="0.7059" calcext:value-type="float">
            <text:p>0.7059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393" calcext:value-type="float">
            <text:p>0.393</text:p>
          </table:table-cell>
          <table:table-cell office:value-type="float" office:value="0.6152" calcext:value-type="float">
            <text:p>0.6152</text:p>
          </table:table-cell>
          <table:table-cell office:value-type="float" office:value="0.9929" calcext:value-type="float">
            <text:p>0.9929</text:p>
          </table:table-cell>
          <table:table-cell office:value-type="float" office:value="1.5485" calcext:value-type="float">
            <text:p>1.5485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58]&amp;[.B58]; [.P$2:.P$200]; 0)+1))" office:value-type="float" office:value="0.0001993" calcext:value-type="float">
            <text:p>1.99E-004</text:p>
          </table:table-cell>
          <table:table-cell table:formula="of:=[.F58]/[.J58]" office:value-type="float" office:value="3086.80381334671" calcext:value-type="float">
            <text:p>3086.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03048" calcext:value-type="float">
            <text:p>0.000003048</text:p>
          </table:table-cell>
          <table:table-cell table:formula="of:=[.M58]&amp;[.N58]" office:value-type="string" office:string-value="10000150" calcext:value-type="string">
            <text:p>100001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50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3986" calcext:value-type="float">
            <text:p>0.3986</text:p>
          </table:table-cell>
          <table:table-cell office:value-type="float" office:value="0.5623" calcext:value-type="float">
            <text:p>0.5623</text:p>
          </table:table-cell>
          <table:table-cell office:value-type="float" office:value="0.8398" calcext:value-type="float">
            <text:p>0.8398</text:p>
          </table:table-cell>
          <table:table-cell office:value-type="float" office:value="1.2985" calcext:value-type="float">
            <text:p>1.2985</text:p>
          </table:table-cell>
          <table:table-cell office:value-type="float" office:value="1.9409" calcext:value-type="float">
            <text:p>1.9409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59]&amp;[.B59]; [.P$2:.P$200]; 0)+1))" office:value-type="float" office:value="0.04701" calcext:value-type="float">
            <text:p>4.70E-002</text:p>
          </table:table-cell>
          <table:table-cell table:formula="of:=[.F59]/[.J59]" office:value-type="float" office:value="17.8642841948522" calcext:value-type="float">
            <text:p>17.86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0003181" calcext:value-type="float">
            <text:p>0.000003181</text:p>
          </table:table-cell>
          <table:table-cell table:formula="of:=[.M59]&amp;[.N59]" office:value-type="string" office:string-value="100001" calcext:value-type="string">
            <text:p>10000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50</text:p>
          </table:table-cell>
          <table:table-cell office:value-type="float" office:value="0.9493" calcext:value-type="float">
            <text:p>0.9493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5641" calcext:value-type="float">
            <text:p>0.5641</text:p>
          </table:table-cell>
          <table:table-cell office:value-type="float" office:value="0.8477" calcext:value-type="float">
            <text:p>0.8477</text:p>
          </table:table-cell>
          <table:table-cell office:value-type="float" office:value="1.3173" calcext:value-type="float">
            <text:p>1.3173</text:p>
          </table:table-cell>
          <table:table-cell office:value-type="float" office:value="1.9622" calcext:value-type="float">
            <text:p>1.9622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60]&amp;[.B60]; [.P$2:.P$200]; 0)+1))" office:value-type="float" office:value="0.04729" calcext:value-type="float">
            <text:p>4.73E-002</text:p>
          </table:table-cell>
          <table:table-cell table:formula="of:=[.F60]/[.J60]" office:value-type="float" office:value="17.9255656587016" calcext:value-type="float">
            <text:p>17.9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1839" calcext:value-type="float">
            <text:p>0.000001839</text:p>
          </table:table-cell>
          <table:table-cell table:formula="of:=[.M60]&amp;[.N60]" office:value-type="string" office:string-value="10000500" calcext:value-type="string">
            <text:p>100005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50</text:p>
          </table:table-cell>
          <table:table-cell office:value-type="float" office:value="0.967" calcext:value-type="float">
            <text:p>0.967</text:p>
          </table:table-cell>
          <table:table-cell office:value-type="float" office:value="0.4066" calcext:value-type="float">
            <text:p>0.4066</text:p>
          </table:table-cell>
          <table:table-cell office:value-type="float" office:value="0.5754" calcext:value-type="float">
            <text:p>0.5754</text:p>
          </table:table-cell>
          <table:table-cell office:value-type="float" office:value="0.8711" calcext:value-type="float">
            <text:p>0.8711</text:p>
          </table:table-cell>
          <table:table-cell office:value-type="float" office:value="1.3468" calcext:value-type="float">
            <text:p>1.3468</text:p>
          </table:table-cell>
          <table:table-cell office:value-type="float" office:value="2.0029" calcext:value-type="float">
            <text:p>2.0029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61]&amp;[.B61]; [.P$2:.P$200]; 0)+1))" office:value-type="float" office:value="0.04729" calcext:value-type="float">
            <text:p>4.73E-002</text:p>
          </table:table-cell>
          <table:table-cell table:formula="of:=[.F61]/[.J61]" office:value-type="float" office:value="18.4203848593783" calcext:value-type="float">
            <text:p>18.4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000003254" calcext:value-type="float">
            <text:p>0.000003254</text:p>
          </table:table-cell>
          <table:table-cell table:formula="of:=[.M61]&amp;[.N61]" office:value-type="string" office:string-value="1000050" calcext:value-type="string">
            <text:p>10000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1</text:p>
          </table:table-cell>
          <table:table-cell office:value-type="float" office:value="0.7766" calcext:value-type="float">
            <text:p>0.7766</text:p>
          </table:table-cell>
          <table:table-cell office:value-type="float" office:value="0.3129" calcext:value-type="float">
            <text:p>0.3129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6816" calcext:value-type="float">
            <text:p>0.6816</text:p>
          </table:table-cell>
          <table:table-cell office:value-type="float" office:value="1.0647" calcext:value-type="float">
            <text:p>1.0647</text:p>
          </table:table-cell>
          <table:table-cell office:value-type="float" office:value="1.6081" calcext:value-type="float">
            <text:p>1.6081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62]&amp;[.B62]; [.P$2:.P$200]; 0)+1))" office:value-type="float" office:value="0.000003181" calcext:value-type="float">
            <text:p>3.18E-006</text:p>
          </table:table-cell>
          <table:table-cell table:formula="of:=[.F62]/[.J62]" office:value-type="float" office:value="214272.241433511" calcext:value-type="float">
            <text:p>214272.24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office:value-type="float" office:value="0.0001993" calcext:value-type="float">
            <text:p>0.0001993</text:p>
          </table:table-cell>
          <table:table-cell table:formula="of:=[.M62]&amp;[.N62]" office:value-type="string" office:string-value="10001000" calcext:value-type="string">
            <text:p>1000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1</text:p>
          </table:table-cell>
          <table:table-cell office:value-type="float" office:value="0.9394" calcext:value-type="float">
            <text:p>0.9394</text:p>
          </table:table-cell>
          <table:table-cell office:value-type="float" office:value="0.3783" calcext:value-type="float">
            <text:p>0.3783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8242" calcext:value-type="float">
            <text:p>0.8242</text:p>
          </table:table-cell>
          <table:table-cell office:value-type="float" office:value="1.3006" calcext:value-type="float">
            <text:p>1.3006</text:p>
          </table:table-cell>
          <table:table-cell office:value-type="float" office:value="1.9694" calcext:value-type="float">
            <text:p>1.9694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63]&amp;[.B63]; [.P$2:.P$200]; 0)+1))" office:value-type="float" office:value="0.000003181" calcext:value-type="float">
            <text:p>3.18E-006</text:p>
          </table:table-cell>
          <table:table-cell table:formula="of:=[.F63]/[.J63]" office:value-type="float" office:value="259100.911662999" calcext:value-type="float">
            <text:p>259100.9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4769" calcext:value-type="float">
            <text:p>0.04769</text:p>
          </table:table-cell>
          <table:table-cell table:formula="of:=[.M63]&amp;[.N63]" office:value-type="string" office:string-value="1000100" calcext:value-type="string">
            <text:p>10001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10</text:p>
          </table:table-cell>
          <table:table-cell office:value-type="float" office:value="0.7956" calcext:value-type="float">
            <text:p>0.7956</text:p>
          </table:table-cell>
          <table:table-cell office:value-type="float" office:value="0.3218" calcext:value-type="float">
            <text:p>0.3218</text:p>
          </table:table-cell>
          <table:table-cell office:value-type="float" office:value="0.4596" calcext:value-type="float">
            <text:p>0.4596</text:p>
          </table:table-cell>
          <table:table-cell office:value-type="float" office:value="0.7012" calcext:value-type="float">
            <text:p>0.7012</text:p>
          </table:table-cell>
          <table:table-cell office:value-type="float" office:value="1.1064" calcext:value-type="float">
            <text:p>1.1064</text:p>
          </table:table-cell>
          <table:table-cell office:value-type="float" office:value="1.6754" calcext:value-type="float">
            <text:p>1.6754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64]&amp;[.B64]; [.P$2:.P$200]; 0)+1))" office:value-type="float" office:value="0.00000323" calcext:value-type="float">
            <text:p>3.23E-006</text:p>
          </table:table-cell>
          <table:table-cell table:formula="of:=[.F64]/[.J64]" office:value-type="float" office:value="217089.783281734" calcext:value-type="float">
            <text:p>217089.7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4926" calcext:value-type="float">
            <text:p>0.04926</text:p>
          </table:table-cell>
          <table:table-cell table:formula="of:=[.M64]&amp;[.N64]" office:value-type="string" office:string-value="100010" calcext:value-type="string">
            <text:p>1000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10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5178" calcext:value-type="float">
            <text:p>0.5178</text:p>
          </table:table-cell>
          <table:table-cell office:value-type="float" office:value="0.793" calcext:value-type="float">
            <text:p>0.793</text:p>
          </table:table-cell>
          <table:table-cell office:value-type="float" office:value="1.245" calcext:value-type="float">
            <text:p>1.245</text:p>
          </table:table-cell>
          <table:table-cell office:value-type="float" office:value="1.8737" calcext:value-type="float">
            <text:p>1.8737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65]&amp;[.B65]; [.P$2:.P$200]; 0)+1))" office:value-type="float" office:value="0.00000323" calcext:value-type="float">
            <text:p>3.23E-006</text:p>
          </table:table-cell>
          <table:table-cell table:formula="of:=[.F65]/[.J65]" office:value-type="float" office:value="245510.835913313" calcext:value-type="float">
            <text:p>245510.8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04701" calcext:value-type="float">
            <text:p>0.04701</text:p>
          </table:table-cell>
          <table:table-cell table:formula="of:=[.M65]&amp;[.N65]" office:value-type="string" office:string-value="1000150" calcext:value-type="string">
            <text:p>10001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100</text:p>
          </table:table-cell>
          <table:table-cell office:value-type="float" office:value="0.8383" calcext:value-type="float">
            <text:p>0.8383</text:p>
          </table:table-cell>
          <table:table-cell office:value-type="float" office:value="0.3322" calcext:value-type="float">
            <text:p>0.3322</text:p>
          </table:table-cell>
          <table:table-cell office:value-type="float" office:value="0.4759" calcext:value-type="float">
            <text:p>0.4759</text:p>
          </table:table-cell>
          <table:table-cell office:value-type="float" office:value="0.7363" calcext:value-type="float">
            <text:p>0.7363</text:p>
          </table:table-cell>
          <table:table-cell office:value-type="float" office:value="1.1619" calcext:value-type="float">
            <text:p>1.1619</text:p>
          </table:table-cell>
          <table:table-cell office:value-type="float" office:value="1.7762" calcext:value-type="float">
            <text:p>1.7762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66]&amp;[.B66]; [.P$2:.P$200]; 0)+1))" office:value-type="float" office:value="0.00000317" calcext:value-type="float">
            <text:p>3.17E-006</text:p>
          </table:table-cell>
          <table:table-cell table:formula="of:=[.F66]/[.J66]" office:value-type="float" office:value="232271.293375394" calcext:value-type="float">
            <text:p>232271.2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4991" calcext:value-type="float">
            <text:p>0.04991</text:p>
          </table:table-cell>
          <table:table-cell table:formula="of:=[.M66]&amp;[.N66]" office:value-type="string" office:string-value="10001" calcext:value-type="string">
            <text:p>1000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100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364" calcext:value-type="float">
            <text:p>0.364</text:p>
          </table:table-cell>
          <table:table-cell office:value-type="float" office:value="0.5198" calcext:value-type="float">
            <text:p>0.5198</text:p>
          </table:table-cell>
          <table:table-cell office:value-type="float" office:value="0.793" calcext:value-type="float">
            <text:p>0.793</text:p>
          </table:table-cell>
          <table:table-cell office:value-type="float" office:value="1.245" calcext:value-type="float">
            <text:p>1.245</text:p>
          </table:table-cell>
          <table:table-cell office:value-type="float" office:value="1.8919" calcext:value-type="float">
            <text:p>1.8919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67]&amp;[.B67]; [.P$2:.P$200]; 0)+1))" office:value-type="float" office:value="0.00000317" calcext:value-type="float">
            <text:p>3.17E-006</text:p>
          </table:table-cell>
          <table:table-cell table:formula="of:=[.F67]/[.J67]" office:value-type="float" office:value="250157.728706625" calcext:value-type="float">
            <text:p>250157.7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04729" calcext:value-type="float">
            <text:p>0.04729</text:p>
          </table:table-cell>
          <table:table-cell table:formula="of:=[.M67]&amp;[.N67]" office:value-type="string" office:string-value="100050" calcext:value-type="string">
            <text:p>1000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1000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5762" calcext:value-type="float">
            <text:p>0.5762</text:p>
          </table:table-cell>
          <table:table-cell office:value-type="float" office:value="0.939" calcext:value-type="float">
            <text:p>0.939</text:p>
          </table:table-cell>
          <table:table-cell office:value-type="float" office:value="1.4662" calcext:value-type="float">
            <text:p>1.4662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68]&amp;[.B68]; [.P$2:.P$200]; 0)+1))" office:value-type="float" office:value="0.0000006432" calcext:value-type="float">
            <text:p>6.43E-007</text:p>
          </table:table-cell>
          <table:table-cell table:formula="of:=[.F68]/[.J68]" office:value-type="float" office:value="895833.333333333" calcext:value-type="float">
            <text:p>895833.33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0.4932" calcext:value-type="float">
            <text:p>0.4932</text:p>
          </table:table-cell>
          <table:table-cell table:formula="of:=[.M68]&amp;[.N68]" office:value-type="string" office:string-value="100100" calcext:value-type="string">
            <text:p>1001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1000</text:p>
          </table:table-cell>
          <table:table-cell office:value-type="float" office:value="0.6919" calcext:value-type="float">
            <text:p>0.6919</text:p>
          </table:table-cell>
          <table:table-cell office:value-type="float" office:value="0.26" calcext:value-type="float">
            <text:p>0.26</text:p>
          </table:table-cell>
          <table:table-cell office:value-type="float" office:value="0.3807" calcext:value-type="float">
            <text:p>0.3807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9772" calcext:value-type="float">
            <text:p>0.9772</text:p>
          </table:table-cell>
          <table:table-cell office:value-type="float" office:value="1.5259" calcext:value-type="float">
            <text:p>1.5259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69]&amp;[.B69]; [.P$2:.P$200]; 0)+1))" office:value-type="float" office:value="0.0000006432" calcext:value-type="float">
            <text:p>6.43E-007</text:p>
          </table:table-cell>
          <table:table-cell table:formula="of:=[.F69]/[.J69]" office:value-type="float" office:value="932213.930348259" calcext:value-type="float">
            <text:p>932213.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.38" calcext:value-type="float">
            <text:p>10.38</text:p>
          </table:table-cell>
          <table:table-cell table:formula="of:=[.M69]&amp;[.N69]" office:value-type="string" office:string-value="10010" calcext:value-type="string">
            <text:p>100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150</text:p>
          </table:table-cell>
          <table:table-cell office:value-type="float" office:value="0.7752" calcext:value-type="float">
            <text:p>0.7752</text:p>
          </table:table-cell>
          <table:table-cell office:value-type="float" office:value="0.3218" calcext:value-type="float">
            <text:p>0.3218</text:p>
          </table:table-cell>
          <table:table-cell office:value-type="float" office:value="0.4596" calcext:value-type="float">
            <text:p>0.4596</text:p>
          </table:table-cell>
          <table:table-cell office:value-type="float" office:value="0.7012" calcext:value-type="float">
            <text:p>0.7012</text:p>
          </table:table-cell>
          <table:table-cell office:value-type="float" office:value="1.0953" calcext:value-type="float">
            <text:p>1.0953</text:p>
          </table:table-cell>
          <table:table-cell office:value-type="float" office:value="1.6542" calcext:value-type="float">
            <text:p>1.6542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70]&amp;[.B70]; [.P$2:.P$200]; 0)+1))" office:value-type="float" office:value="0.000003048" calcext:value-type="float">
            <text:p>3.05E-006</text:p>
          </table:table-cell>
          <table:table-cell table:formula="of:=[.F70]/[.J70]" office:value-type="float" office:value="230052.49343832" calcext:value-type="float">
            <text:p>230052.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table:formula="of:=[.M70]&amp;[.N70]" office:value-type="string" office:string-value="1001" calcext:value-type="string">
            <text:p>100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150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4834" calcext:value-type="float">
            <text:p>0.4834</text:p>
          </table:table-cell>
          <table:table-cell office:value-type="float" office:value="0.7402" calcext:value-type="float">
            <text:p>0.7402</text:p>
          </table:table-cell>
          <table:table-cell office:value-type="float" office:value="1.171" calcext:value-type="float">
            <text:p>1.171</text:p>
          </table:table-cell>
          <table:table-cell office:value-type="float" office:value="1.7869" calcext:value-type="float">
            <text:p>1.7869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71]&amp;[.B71]; [.P$2:.P$200]; 0)+1))" office:value-type="float" office:value="0.000003048" calcext:value-type="float">
            <text:p>3.05E-006</text:p>
          </table:table-cell>
          <table:table-cell table:formula="of:=[.F71]/[.J71]" office:value-type="float" office:value="242847.769028871" calcext:value-type="float">
            <text:p>242847.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92" calcext:value-type="float">
            <text:p>0.0005992</text:p>
          </table:table-cell>
          <table:table-cell table:formula="of:=[.M71]&amp;[.N71]" office:value-type="string" office:string-value="101000" calcext:value-type="string">
            <text:p>10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50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389" calcext:value-type="float">
            <text:p>0.389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9509" calcext:value-type="float">
            <text:p>0.9509</text:p>
          </table:table-cell>
          <table:table-cell office:value-type="float" office:value="1.4485" calcext:value-type="float">
            <text:p>1.4485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72]&amp;[.B72]; [.P$2:.P$200]; 0)+1))" office:value-type="float" office:value="0.000003254" calcext:value-type="float">
            <text:p>3.25E-006</text:p>
          </table:table-cell>
          <table:table-cell table:formula="of:=[.F72]/[.J72]" office:value-type="float" office:value="184265.519360787" calcext:value-type="float">
            <text:p>184265.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013" calcext:value-type="float">
            <text:p>4.013</text:p>
          </table:table-cell>
          <table:table-cell table:formula="of:=[.M72]&amp;[.N72]" office:value-type="string" office:string-value="10100" calcext:value-type="string">
            <text:p>101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50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5147" calcext:value-type="float">
            <text:p>0.5147</text:p>
          </table:table-cell>
          <table:table-cell office:value-type="float" office:value="0.7852" calcext:value-type="float">
            <text:p>0.7852</text:p>
          </table:table-cell>
          <table:table-cell office:value-type="float" office:value="1.239" calcext:value-type="float">
            <text:p>1.239</text:p>
          </table:table-cell>
          <table:table-cell office:value-type="float" office:value="1.8761" calcext:value-type="float">
            <text:p>1.8761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73]&amp;[.B73]; [.P$2:.P$200]; 0)+1))" office:value-type="float" office:value="0.000003254" calcext:value-type="float">
            <text:p>3.25E-006</text:p>
          </table:table-cell>
          <table:table-cell table:formula="of:=[.F73]/[.J73]" office:value-type="float" office:value="241303.011677935" calcext:value-type="float">
            <text:p>241303.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78.7" calcext:value-type="float">
            <text:p>778.7</text:p>
          </table:table-cell>
          <table:table-cell table:formula="of:=[.M73]&amp;[.N73]" office:value-type="string" office:string-value="101" calcext:value-type="string">
            <text:p>10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500</text:p>
          </table:table-cell>
          <table:table-cell office:value-type="float" office:value="0.7024" calcext:value-type="float">
            <text:p>0.7024</text:p>
          </table:table-cell>
          <table:table-cell office:value-type="float" office:value="0.2943" calcext:value-type="float">
            <text:p>0.2943</text:p>
          </table:table-cell>
          <table:table-cell office:value-type="float" office:value="0.4216" calcext:value-type="float">
            <text:p>0.4216</text:p>
          </table:table-cell>
          <table:table-cell office:value-type="float" office:value="0.6523" calcext:value-type="float">
            <text:p>0.6523</text:p>
          </table:table-cell>
          <table:table-cell office:value-type="float" office:value="1.0424" calcext:value-type="float">
            <text:p>1.0424</text:p>
          </table:table-cell>
          <table:table-cell office:value-type="float" office:value="1.6086" calcext:value-type="float">
            <text:p>1.6086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74]&amp;[.B74]; [.P$2:.P$200]; 0)+1))" office:value-type="float" office:value="0.000001839" calcext:value-type="float">
            <text:p>1.84E-006</text:p>
          </table:table-cell>
          <table:table-cell table:formula="of:=[.F74]/[.J74]" office:value-type="float" office:value="354703.643284394" calcext:value-type="float">
            <text:p>354703.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0177" calcext:value-type="float">
            <text:p>0.0177</text:p>
          </table:table-cell>
          <table:table-cell table:formula="of:=[.M74]&amp;[.N74]" office:value-type="string" office:string-value="10500" calcext:value-type="string">
            <text:p>105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500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2866" calcext:value-type="float">
            <text:p>0.2866</text:p>
          </table:table-cell>
          <table:table-cell office:value-type="float" office:value="0.4145" calcext:value-type="float">
            <text:p>0.4145</text:p>
          </table:table-cell>
          <table:table-cell office:value-type="float" office:value="0.6465" calcext:value-type="float">
            <text:p>0.6465</text:p>
          </table:table-cell>
          <table:table-cell office:value-type="float" office:value="1.033" calcext:value-type="float">
            <text:p>1.033</text:p>
          </table:table-cell>
          <table:table-cell office:value-type="float" office:value="1.5796" calcext:value-type="float">
            <text:p>1.5796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75]&amp;[.B75]; [.P$2:.P$200]; 0)+1))" office:value-type="float" office:value="0.000001839" calcext:value-type="float">
            <text:p>1.84E-006</text:p>
          </table:table-cell>
          <table:table-cell table:formula="of:=[.F75]/[.J75]" office:value-type="float" office:value="351549.755301794" calcext:value-type="float">
            <text:p>351549.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4.67" calcext:value-type="float">
            <text:p>24.67</text:p>
          </table:table-cell>
          <table:table-cell table:formula="of:=[.M75]&amp;[.N75]" office:value-type="string" office:string-value="1050" calcext:value-type="string">
            <text:p>10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95</text:p>
          </table:table-cell>
          <table:table-cell table:style-name="ce2" office:value-type="string" calcext:value-type="string">
            <text:p>100</text:p>
          </table:table-cell>
          <table:table-cell office:value-type="float" office:value="2.1615" calcext:value-type="float">
            <text:p>2.1615</text:p>
          </table:table-cell>
          <table:table-cell office:value-type="float" office:value="0.923" calcext:value-type="float">
            <text:p>0.923</text:p>
          </table:table-cell>
          <table:table-cell office:value-type="float" office:value="1.2792" calcext:value-type="float">
            <text:p>1.2792</text:p>
          </table:table-cell>
          <table:table-cell office:value-type="float" office:value="1.8828" calcext:value-type="float">
            <text:p>1.8828</text:p>
          </table:table-cell>
          <table:table-cell office:value-type="float" office:value="2.851" calcext:value-type="float">
            <text:p>2.851</text:p>
          </table:table-cell>
          <table:table-cell office:value-type="float" office:value="4.1871" calcext:value-type="float">
            <text:p>4.1871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76]&amp;[.B76]; [.P$2:.P$200]; 0)+1))" office:value-type="float" office:value="1.361" calcext:value-type="float">
            <text:p>1.36E+000</text:p>
          </table:table-cell>
          <table:table-cell table:formula="of:=[.F76]/[.J76]" office:value-type="float" office:value="1.38339456282145" calcext:value-type="float">
            <text:p>1.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40.8" calcext:value-type="float">
            <text:p>340.8</text:p>
          </table:table-cell>
          <table:table-cell table:formula="of:=[.M76]&amp;[.N76]" office:value-type="string" office:string-value="1510" calcext:value-type="string">
            <text:p>15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95</text:p>
          </table:table-cell>
          <table:table-cell table:style-name="ce2" office:value-type="string" calcext:value-type="string">
            <text:p>100</text:p>
          </table:table-cell>
          <table:table-cell office:value-type="float" office:value="1.852" calcext:value-type="float">
            <text:p>1.852</text:p>
          </table:table-cell>
          <table:table-cell office:value-type="float" office:value="0.8918" calcext:value-type="float">
            <text:p>0.8918</text:p>
          </table:table-cell>
          <table:table-cell office:value-type="float" office:value="1.2305" calcext:value-type="float">
            <text:p>1.2305</text:p>
          </table:table-cell>
          <table:table-cell office:value-type="float" office:value="1.8047" calcext:value-type="float">
            <text:p>1.8047</text:p>
          </table:table-cell>
          <table:table-cell office:value-type="float" office:value="2.6895" calcext:value-type="float">
            <text:p>2.6895</text:p>
          </table:table-cell>
          <table:table-cell office:value-type="float" office:value="3.9028" calcext:value-type="float">
            <text:p>3.9028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77]&amp;[.B77]; [.P$2:.P$200]; 0)+1))" office:value-type="float" office:value="1.361" calcext:value-type="float">
            <text:p>1.36E+000</text:p>
          </table:table-cell>
          <table:table-cell table:formula="of:=[.F77]/[.J77]" office:value-type="float" office:value="1.326010286554" calcext:value-type="float">
            <text:p>1.33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.361" calcext:value-type="float">
            <text:p>1.361</text:p>
          </table:table-cell>
          <table:table-cell table:formula="of:=[.M77]&amp;[.N77]" office:value-type="string" office:string-value="195100" calcext:value-type="string">
            <text:p>1951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995</text:p>
          </table:table-cell>
          <table:table-cell table:style-name="ce2" office:value-type="string" calcext:value-type="string">
            <text:p>1000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2578" calcext:value-type="float">
            <text:p>0.2578</text:p>
          </table:table-cell>
          <table:table-cell office:value-type="float" office:value="0.3765" calcext:value-type="float">
            <text:p>0.3765</text:p>
          </table:table-cell>
          <table:table-cell office:value-type="float" office:value="0.5918" calcext:value-type="float">
            <text:p>0.5918</text:p>
          </table:table-cell>
          <table:table-cell office:value-type="float" office:value="0.9645" calcext:value-type="float">
            <text:p>0.9645</text:p>
          </table:table-cell>
          <table:table-cell office:value-type="float" office:value="1.506" calcext:value-type="float">
            <text:p>1.506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78]&amp;[.B78]; [.P$2:.P$200]; 0)+1))" office:value-type="float" office:value="0.0005969" calcext:value-type="float">
            <text:p>5.97E-004</text:p>
          </table:table-cell>
          <table:table-cell table:formula="of:=[.F78]/[.J78]" office:value-type="float" office:value="991.455855252136" calcext:value-type="float">
            <text:p>991.46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69" calcext:value-type="float">
            <text:p>0.0005969</text:p>
          </table:table-cell>
          <table:table-cell table:formula="of:=[.M78]&amp;[.N78]" office:value-type="string" office:string-value="19951000" calcext:value-type="string">
            <text:p>1995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995</text:p>
          </table:table-cell>
          <table:table-cell table:style-name="ce2" office:value-type="string" calcext:value-type="string">
            <text:p>1000</text:p>
          </table:table-cell>
          <table:table-cell office:value-type="float" office:value="0.735" calcext:value-type="float">
            <text:p>0.735</text:p>
          </table:table-cell>
          <table:table-cell office:value-type="float" office:value="0.2841" calcext:value-type="float">
            <text:p>0.2841</text:p>
          </table:table-cell>
          <table:table-cell office:value-type="float" office:value="0.4129" calcext:value-type="float">
            <text:p>0.4129</text:p>
          </table:table-cell>
          <table:table-cell office:value-type="float" office:value="0.6465" calcext:value-type="float">
            <text:p>0.6465</text:p>
          </table:table-cell>
          <table:table-cell office:value-type="float" office:value="1.0433" calcext:value-type="float">
            <text:p>1.0433</text:p>
          </table:table-cell>
          <table:table-cell office:value-type="float" office:value="1.6127" calcext:value-type="float">
            <text:p>1.6127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79]&amp;[.B79]; [.P$2:.P$200]; 0)+1))" office:value-type="float" office:value="0.0005969" calcext:value-type="float">
            <text:p>5.97E-004</text:p>
          </table:table-cell>
          <table:table-cell table:formula="of:=[.F79]/[.J79]" office:value-type="float" office:value="1083.09599597923" calcext:value-type="float">
            <text:p>1083.1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3806" calcext:value-type="float">
            <text:p>0.003806</text:p>
          </table:table-cell>
          <table:table-cell table:formula="of:=[.M79]&amp;[.N79]" office:value-type="string" office:string-value="2000100" calcext:value-type="string">
            <text:p>20001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0</text:p>
          </table:table-cell>
          <table:table-cell table:style-name="ce2" office:value-type="string" calcext:value-type="string">
            <text:p>10</text:p>
          </table:table-cell>
          <table:table-cell office:value-type="float" office:value="2.3844" calcext:value-type="float">
            <text:p>2.3844</text:p>
          </table:table-cell>
          <table:table-cell office:value-type="float" office:value="1.1176" calcext:value-type="float">
            <text:p>1.1176</text:p>
          </table:table-cell>
          <table:table-cell office:value-type="float" office:value="1.5291" calcext:value-type="float">
            <text:p>1.5291</text:p>
          </table:table-cell>
          <table:table-cell office:value-type="float" office:value="2.2266" calcext:value-type="float">
            <text:p>2.2266</text:p>
          </table:table-cell>
          <table:table-cell office:value-type="float" office:value="3.3537" calcext:value-type="float">
            <text:p>3.3537</text:p>
          </table:table-cell>
          <table:table-cell office:value-type="float" office:value="4.8887" calcext:value-type="float">
            <text:p>4.8887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80]&amp;[.B80]; [.P$2:.P$200]; 0)+1))" office:value-type="float" office:value="3.162" calcext:value-type="float">
            <text:p>3.16E+000</text:p>
          </table:table-cell>
          <table:table-cell table:formula="of:=[.F80]/[.J80]" office:value-type="float" office:value="0.704174573055029" calcext:value-type="float">
            <text:p>0.7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03862" calcext:value-type="float">
            <text:p>0.003862</text:p>
          </table:table-cell>
          <table:table-cell table:formula="of:=[.M80]&amp;[.N80]" office:value-type="string" office:string-value="200010" calcext:value-type="string">
            <text:p>2000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1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3252" calcext:value-type="float">
            <text:p>0.3252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7207" calcext:value-type="float">
            <text:p>0.7207</text:p>
          </table:table-cell>
          <table:table-cell office:value-type="float" office:value="1.1516" calcext:value-type="float">
            <text:p>1.1516</text:p>
          </table:table-cell>
          <table:table-cell office:value-type="float" office:value="1.761" calcext:value-type="float">
            <text:p>1.761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81]&amp;[.B81]; [.P$2:.P$200]; 0)+1))" office:value-type="float" office:value="0.003835" calcext:value-type="float">
            <text:p>3.84E-003</text:p>
          </table:table-cell>
          <table:table-cell table:formula="of:=[.F81]/[.J81]" office:value-type="float" office:value="187.926988265971" calcext:value-type="float">
            <text:p>187.9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003808" calcext:value-type="float">
            <text:p>0.003808</text:p>
          </table:table-cell>
          <table:table-cell table:formula="of:=[.M81]&amp;[.N81]" office:value-type="string" office:string-value="2000150" calcext:value-type="string">
            <text:p>20001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1</text:p>
          </table:table-cell>
          <table:table-cell office:value-type="float" office:value="0.8534" calcext:value-type="float">
            <text:p>0.8534</text:p>
          </table:table-cell>
          <table:table-cell office:value-type="float" office:value="0.3443" calcext:value-type="float">
            <text:p>0.3443</text:p>
          </table:table-cell>
          <table:table-cell office:value-type="float" office:value="0.4936" calcext:value-type="float">
            <text:p>0.4936</text:p>
          </table:table-cell>
          <table:table-cell office:value-type="float" office:value="0.7598" calcext:value-type="float">
            <text:p>0.7598</text:p>
          </table:table-cell>
          <table:table-cell office:value-type="float" office:value="1.1928" calcext:value-type="float">
            <text:p>1.1928</text:p>
          </table:table-cell>
          <table:table-cell office:value-type="float" office:value="1.8127" calcext:value-type="float">
            <text:p>1.8127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82]&amp;[.B82]; [.P$2:.P$200]; 0)+1))" office:value-type="float" office:value="0.003835" calcext:value-type="float">
            <text:p>3.84E-003</text:p>
          </table:table-cell>
          <table:table-cell table:formula="of:=[.F82]/[.J82]" office:value-type="float" office:value="198.122555410691" calcext:value-type="float">
            <text:p>198.1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3835" calcext:value-type="float">
            <text:p>0.003835</text:p>
          </table:table-cell>
          <table:table-cell table:formula="of:=[.M82]&amp;[.N82]" office:value-type="string" office:string-value="20001" calcext:value-type="string">
            <text:p>2000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10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3223" calcext:value-type="float">
            <text:p>0.3223</text:p>
          </table:table-cell>
          <table:table-cell office:value-type="float" office:value="0.4671" calcext:value-type="float">
            <text:p>0.4671</text:p>
          </table:table-cell>
          <table:table-cell office:value-type="float" office:value="0.7207" calcext:value-type="float">
            <text:p>0.7207</text:p>
          </table:table-cell>
          <table:table-cell office:value-type="float" office:value="1.1516" calcext:value-type="float">
            <text:p>1.1516</text:p>
          </table:table-cell>
          <table:table-cell office:value-type="float" office:value="1.761" calcext:value-type="float">
            <text:p>1.761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83]&amp;[.B83]; [.P$2:.P$200]; 0)+1))" office:value-type="float" office:value="0.003862" calcext:value-type="float">
            <text:p>3.86E-003</text:p>
          </table:table-cell>
          <table:table-cell table:formula="of:=[.F83]/[.J83]" office:value-type="float" office:value="186.613153806318" calcext:value-type="float">
            <text:p>186.6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002667" calcext:value-type="float">
            <text:p>0.002667</text:p>
          </table:table-cell>
          <table:table-cell table:formula="of:=[.M83]&amp;[.N83]" office:value-type="string" office:string-value="2000500" calcext:value-type="string">
            <text:p>20005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10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7891" calcext:value-type="float">
            <text:p>0.7891</text:p>
          </table:table-cell>
          <table:table-cell office:value-type="float" office:value="1.2325" calcext:value-type="float">
            <text:p>1.2325</text:p>
          </table:table-cell>
          <table:table-cell office:value-type="float" office:value="1.8616" calcext:value-type="float">
            <text:p>1.8616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84]&amp;[.B84]; [.P$2:.P$200]; 0)+1))" office:value-type="float" office:value="0.003862" calcext:value-type="float">
            <text:p>3.86E-003</text:p>
          </table:table-cell>
          <table:table-cell table:formula="of:=[.F84]/[.J84]" office:value-type="float" office:value="204.324184360435" calcext:value-type="float">
            <text:p>204.3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.003925" calcext:value-type="float">
            <text:p>0.003925</text:p>
          </table:table-cell>
          <table:table-cell table:formula="of:=[.M84]&amp;[.N84]" office:value-type="string" office:string-value="200050" calcext:value-type="string">
            <text:p>2000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100</text:p>
          </table:table-cell>
          <table:table-cell office:value-type="float" office:value="0.7601" calcext:value-type="float">
            <text:p>0.7601</text:p>
          </table:table-cell>
          <table:table-cell office:value-type="float" office:value="0.3164" calcext:value-type="float">
            <text:p>0.3164</text:p>
          </table:table-cell>
          <table:table-cell office:value-type="float" office:value="0.452" calcext:value-type="float">
            <text:p>0.452</text:p>
          </table:table-cell>
          <table:table-cell office:value-type="float" office:value="0.6895" calcext:value-type="float">
            <text:p>0.6895</text:p>
          </table:table-cell>
          <table:table-cell office:value-type="float" office:value="1.0824" calcext:value-type="float">
            <text:p>1.0824</text:p>
          </table:table-cell>
          <table:table-cell office:value-type="float" office:value="1.6449" calcext:value-type="float">
            <text:p>1.6449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85]&amp;[.B85]; [.P$2:.P$200]; 0)+1))" office:value-type="float" office:value="0.003806" calcext:value-type="float">
            <text:p>3.81E-003</text:p>
          </table:table-cell>
          <table:table-cell table:formula="of:=[.F85]/[.J85]" office:value-type="float" office:value="181.161324224908" calcext:value-type="float">
            <text:p>181.1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.162" calcext:value-type="float">
            <text:p>3.162</text:p>
          </table:table-cell>
          <table:table-cell table:formula="of:=[.M85]&amp;[.N85]" office:value-type="string" office:string-value="20010" calcext:value-type="string">
            <text:p>200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100</text:p>
          </table:table-cell>
          <table:table-cell office:value-type="float" office:value="0.7918" calcext:value-type="float">
            <text:p>0.7918</text:p>
          </table:table-cell>
          <table:table-cell office:value-type="float" office:value="0.3163" calcext:value-type="float">
            <text:p>0.3163</text:p>
          </table:table-cell>
          <table:table-cell office:value-type="float" office:value="0.4561" calcext:value-type="float">
            <text:p>0.4561</text:p>
          </table:table-cell>
          <table:table-cell office:value-type="float" office:value="0.7012" calcext:value-type="float">
            <text:p>0.7012</text:p>
          </table:table-cell>
          <table:table-cell office:value-type="float" office:value="1.112" calcext:value-type="float">
            <text:p>1.112</text:p>
          </table:table-cell>
          <table:table-cell office:value-type="float" office:value="1.6938" calcext:value-type="float">
            <text:p>1.6938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86]&amp;[.B86]; [.P$2:.P$200]; 0)+1))" office:value-type="float" office:value="0.003806" calcext:value-type="float">
            <text:p>3.81E-003</text:p>
          </table:table-cell>
          <table:table-cell table:formula="of:=[.F86]/[.J86]" office:value-type="float" office:value="184.235417761429" calcext:value-type="float">
            <text:p>184.2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2437" calcext:value-type="float">
            <text:p>0.2437</text:p>
          </table:table-cell>
          <table:table-cell table:formula="of:=[.M86]&amp;[.N86]" office:value-type="string" office:string-value="200150" calcext:value-type="string">
            <text:p>2001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150</text:p>
          </table:table-cell>
          <table:table-cell office:value-type="float" office:value="0.6858" calcext:value-type="float">
            <text:p>0.6858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9955" calcext:value-type="float">
            <text:p>0.9955</text:p>
          </table:table-cell>
          <table:table-cell office:value-type="float" office:value="1.5218" calcext:value-type="float">
            <text:p>1.5218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87]&amp;[.B87]; [.P$2:.P$200]; 0)+1))" office:value-type="float" office:value="0.003808" calcext:value-type="float">
            <text:p>3.81E-003</text:p>
          </table:table-cell>
          <table:table-cell table:formula="of:=[.F87]/[.J87]" office:value-type="float" office:value="165.677521008403" calcext:value-type="float">
            <text:p>165.6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.167" calcext:value-type="float">
            <text:p>3.167</text:p>
          </table:table-cell>
          <table:table-cell table:formula="of:=[.M87]&amp;[.N87]" office:value-type="string" office:string-value="2001" calcext:value-type="string">
            <text:p>200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150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4587" calcext:value-type="float">
            <text:p>0.4587</text:p>
          </table:table-cell>
          <table:table-cell office:value-type="float" office:value="0.7051" calcext:value-type="float">
            <text:p>0.7051</text:p>
          </table:table-cell>
          <table:table-cell office:value-type="float" office:value="1.1126" calcext:value-type="float">
            <text:p>1.1126</text:p>
          </table:table-cell>
          <table:table-cell office:value-type="float" office:value="1.6847" calcext:value-type="float">
            <text:p>1.6847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88]&amp;[.B88]; [.P$2:.P$200]; 0)+1))" office:value-type="float" office:value="0.003808" calcext:value-type="float">
            <text:p>3.81E-003</text:p>
          </table:table-cell>
          <table:table-cell table:formula="of:=[.F88]/[.J88]" office:value-type="float" office:value="185.16281512605" calcext:value-type="float">
            <text:p>185.1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.076" calcext:value-type="float">
            <text:p>3.076</text:p>
          </table:table-cell>
          <table:table-cell table:formula="of:=[.M88]&amp;[.N88]" office:value-type="string" office:string-value="20050" calcext:value-type="string">
            <text:p>200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50</text:p>
          </table:table-cell>
          <table:table-cell office:value-type="float" office:value="0.8067" calcext:value-type="float">
            <text:p>0.8067</text:p>
          </table:table-cell>
          <table:table-cell office:value-type="float" office:value="0.3319" calcext:value-type="float">
            <text:p>0.3319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7324" calcext:value-type="float">
            <text:p>0.7324</text:p>
          </table:table-cell>
          <table:table-cell office:value-type="float" office:value="1.1557" calcext:value-type="float">
            <text:p>1.1557</text:p>
          </table:table-cell>
          <table:table-cell office:value-type="float" office:value="1.7668" calcext:value-type="float">
            <text:p>1.7668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89]&amp;[.B89]; [.P$2:.P$200]; 0)+1))" office:value-type="float" office:value="0.003925" calcext:value-type="float">
            <text:p>3.93E-003</text:p>
          </table:table-cell>
          <table:table-cell table:formula="of:=[.F89]/[.J89]" office:value-type="float" office:value="186.59872611465" calcext:value-type="float">
            <text:p>186.6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36.5" calcext:value-type="float">
            <text:p>336.5</text:p>
          </table:table-cell>
          <table:table-cell table:formula="of:=[.M89]&amp;[.N89]" office:value-type="string" office:string-value="201" calcext:value-type="string">
            <text:p>20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50</text:p>
          </table:table-cell>
          <table:table-cell office:value-type="float" office:value="0.8089" calcext:value-type="float">
            <text:p>0.8089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4732" calcext:value-type="float">
            <text:p>0.4732</text:p>
          </table:table-cell>
          <table:table-cell office:value-type="float" office:value="0.7246" calcext:value-type="float">
            <text:p>0.7246</text:p>
          </table:table-cell>
          <table:table-cell office:value-type="float" office:value="1.1405" calcext:value-type="float">
            <text:p>1.1405</text:p>
          </table:table-cell>
          <table:table-cell office:value-type="float" office:value="1.7301" calcext:value-type="float">
            <text:p>1.7301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90]&amp;[.B90]; [.P$2:.P$200]; 0)+1))" office:value-type="float" office:value="0.003925" calcext:value-type="float">
            <text:p>3.93E-003</text:p>
          </table:table-cell>
          <table:table-cell table:formula="of:=[.F90]/[.J90]" office:value-type="float" office:value="184.611464968153" calcext:value-type="float">
            <text:p>184.61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0.5348" calcext:value-type="float">
            <text:p>0.5348</text:p>
          </table:table-cell>
          <table:table-cell table:formula="of:=[.M90]&amp;[.N90]" office:value-type="string" office:string-value="295150" calcext:value-type="string">
            <text:p>2951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500</text:p>
          </table:table-cell>
          <table:table-cell office:value-type="float" office:value="0.731" calcext:value-type="float">
            <text:p>0.731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4307" calcext:value-type="float">
            <text:p>0.4307</text:p>
          </table:table-cell>
          <table:table-cell office:value-type="float" office:value="0.6582" calcext:value-type="float">
            <text:p>0.6582</text:p>
          </table:table-cell>
          <table:table-cell office:value-type="float" office:value="1.0334" calcext:value-type="float">
            <text:p>1.0334</text:p>
          </table:table-cell>
          <table:table-cell office:value-type="float" office:value="1.5704" calcext:value-type="float">
            <text:p>1.5704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91]&amp;[.B91]; [.P$2:.P$200]; 0)+1))" office:value-type="float" office:value="0.002667" calcext:value-type="float">
            <text:p>2.67E-003</text:p>
          </table:table-cell>
          <table:table-cell table:formula="of:=[.F91]/[.J91]" office:value-type="float" office:value="246.794150731159" calcext:value-type="float">
            <text:p>246.7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.148" calcext:value-type="float">
            <text:p>1.148</text:p>
          </table:table-cell>
          <table:table-cell table:formula="of:=[.M91]&amp;[.N91]" office:value-type="string" office:string-value="300100" calcext:value-type="string">
            <text:p>3001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500</text:p>
          </table:table-cell>
          <table:table-cell office:value-type="float" office:value="0.7573" calcext:value-type="float">
            <text:p>0.7573</text:p>
          </table:table-cell>
          <table:table-cell office:value-type="float" office:value="0.2996" calcext:value-type="float">
            <text:p>0.2996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6699" calcext:value-type="float">
            <text:p>0.6699</text:p>
          </table:table-cell>
          <table:table-cell office:value-type="float" office:value="1.0705" calcext:value-type="float">
            <text:p>1.0705</text:p>
          </table:table-cell>
          <table:table-cell office:value-type="float" office:value="1.6369" calcext:value-type="float">
            <text:p>1.6369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92]&amp;[.B92]; [.P$2:.P$200]; 0)+1))" office:value-type="float" office:value="0.002667" calcext:value-type="float">
            <text:p>2.67E-003</text:p>
          </table:table-cell>
          <table:table-cell table:formula="of:=[.F92]/[.J92]" office:value-type="float" office:value="251.181102362205" calcext:value-type="float">
            <text:p>251.1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398" calcext:value-type="float">
            <text:p>1.398</text:p>
          </table:table-cell>
          <table:table-cell table:formula="of:=[.M92]&amp;[.N92]" office:value-type="string" office:string-value="3001" calcext:value-type="string">
            <text:p>3001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395" calcext:value-type="float">
            <text:p>1.395</text:p>
          </table:table-cell>
          <table:table-cell table:formula="of:=[.M93]&amp;[.N93]" office:value-type="string" office:string-value="30010" calcext:value-type="string">
            <text:p>3001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363" calcext:value-type="float">
            <text:p>1.363</text:p>
          </table:table-cell>
          <table:table-cell table:formula="of:=[.M94]&amp;[.N94]" office:value-type="string" office:string-value="30050" calcext:value-type="string">
            <text:p>3005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72" calcext:value-type="float">
            <text:p>0.00001772</text:p>
          </table:table-cell>
          <table:table-cell table:formula="of:=[.M95]&amp;[.N95]" office:value-type="string" office:string-value="50001000" calcext:value-type="string">
            <text:p>5000100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6141" calcext:value-type="float">
            <text:p>0.00006141</text:p>
          </table:table-cell>
          <table:table-cell table:formula="of:=[.M96]&amp;[.N96]" office:value-type="string" office:string-value="5000100" calcext:value-type="string">
            <text:p>500010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619" calcext:value-type="float">
            <text:p>0.0000619</text:p>
          </table:table-cell>
          <table:table-cell table:formula="of:=[.M97]&amp;[.N97]" office:value-type="string" office:string-value="500010" calcext:value-type="string">
            <text:p>50001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5000" calcext:value-type="float">
            <text:p>5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6176" calcext:value-type="float">
            <text:p>0.00006176</text:p>
          </table:table-cell>
          <table:table-cell table:formula="of:=[.M98]&amp;[.N98]" office:value-type="string" office:string-value="5000150" calcext:value-type="string">
            <text:p>500015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00006229" calcext:value-type="float">
            <text:p>0.00006229</text:p>
          </table:table-cell>
          <table:table-cell table:formula="of:=[.M99]&amp;[.N99]" office:value-type="string" office:string-value="50001" calcext:value-type="string">
            <text:p>50001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4019" calcext:value-type="float">
            <text:p>0.00004019</text:p>
          </table:table-cell>
          <table:table-cell table:formula="of:=[.M100]&amp;[.N100]" office:value-type="string" office:string-value="5000500" calcext:value-type="string">
            <text:p>500050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00006186" calcext:value-type="float">
            <text:p>0.00006186</text:p>
          </table:table-cell>
          <table:table-cell table:formula="of:=[.M101]&amp;[.N101]" office:value-type="string" office:string-value="500050" calcext:value-type="string">
            <text:p>50005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3509" calcext:value-type="float">
            <text:p>0.3509</text:p>
          </table:table-cell>
          <table:table-cell table:formula="of:=[.M102]&amp;[.N102]" office:value-type="string" office:string-value="500100" calcext:value-type="string">
            <text:p>50010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3596" calcext:value-type="float">
            <text:p>0.3596</text:p>
          </table:table-cell>
          <table:table-cell table:formula="of:=[.M103]&amp;[.N103]" office:value-type="string" office:string-value="50010" calcext:value-type="string">
            <text:p>5001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2968" calcext:value-type="float">
            <text:p>0.2968</text:p>
          </table:table-cell>
          <table:table-cell table:formula="of:=[.M104]&amp;[.N104]" office:value-type="string" office:string-value="500150" calcext:value-type="string">
            <text:p>50015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3574" calcext:value-type="float">
            <text:p>0.3574</text:p>
          </table:table-cell>
          <table:table-cell table:formula="of:=[.M105]&amp;[.N105]" office:value-type="string" office:string-value="5001" calcext:value-type="string">
            <text:p>5001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0.004847" calcext:value-type="float">
            <text:p>0.004847</text:p>
          </table:table-cell>
          <table:table-cell table:formula="of:=[.M106]&amp;[.N106]" office:value-type="string" office:string-value="500500" calcext:value-type="string">
            <text:p>50050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358" calcext:value-type="float">
            <text:p>0.358</text:p>
          </table:table-cell>
          <table:table-cell table:formula="of:=[.M107]&amp;[.N107]" office:value-type="string" office:string-value="50050" calcext:value-type="string">
            <text:p>5005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2.64" calcext:value-type="float">
            <text:p>62.64</text:p>
          </table:table-cell>
          <table:table-cell table:formula="of:=[.M108]&amp;[.N108]" office:value-type="string" office:string-value="5010" calcext:value-type="string">
            <text:p>501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3.58" calcext:value-type="float">
            <text:p>63.58</text:p>
          </table:table-cell>
          <table:table-cell table:formula="of:=[.M109]&amp;[.N109]" office:value-type="string" office:string-value="501" calcext:value-type="string">
            <text:p>501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5.013" calcext:value-type="float">
            <text:p>5.013</text:p>
          </table:table-cell>
          <table:table-cell table:formula="of:=[.M110]&amp;[.N110]" office:value-type="string" office:string-value="5050" calcext:value-type="string">
            <text:p>505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.522" calcext:value-type="float">
            <text:p>4.522</text:p>
          </table:table-cell>
          <table:table-cell table:formula="of:=[.M111]&amp;[.N111]" office:value-type="string" office:string-value="9550" calcext:value-type="string">
            <text:p>955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01307" calcext:value-type="float">
            <text:p>0.01307</text:p>
          </table:table-cell>
          <table:table-cell table:formula="of:=[.M112]&amp;[.N112]" office:value-type="string" office:string-value="995500" calcext:value-type="string">
            <text:p>995500</text:p>
          </table:table-cell>
          <table:table-cell table:number-columns-repeated="5"/>
        </table:table-row>
      </table:table>
      <table:table table:name="axial" table:style-name="ta1">
        <table:table-column table:style-name="co3" table:number-columns-repeated="8" table:default-cell-style-name="Default"/>
        <table:table-column table:style-name="co6" table:default-cell-style-name="Default"/>
        <table:table-column table:style-name="co3" table:default-cell-style-name="ce3"/>
        <table:table-column table:style-name="co3" table:default-cell-style-name="ce4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Mphi</text:p>
          </table:table-cell>
          <table:table-cell table:style-name="ce1" office:value-type="string" calcext:value-type="string">
            <text:p>Mchi</text:p>
          </table:table-cell>
          <table:table-cell table:style-name="ce1" office:value-type="string" calcext:value-type="string">
            <text:p>obs</text:p>
          </table:table-cell>
          <table:table-cell table:style-name="ce1" office:value-type="string" calcext:value-type="string">
            <text:p>-2s</text:p>
          </table:table-cell>
          <table:table-cell table:style-name="ce1" office:value-type="string" calcext:value-type="string">
            <text:p>-1s</text:p>
          </table:table-cell>
          <table:table-cell table:style-name="ce1" office:value-type="string" calcext:value-type="string">
            <text:p>median95</text:p>
          </table:table-cell>
          <table:table-cell table:style-name="ce1" office:value-type="string" calcext:value-type="string">
            <text:p>+1s</text:p>
          </table:table-cell>
          <table:table-cell table:style-name="ce1" office:value-type="string" calcext:value-type="string">
            <text:p>+2s</text:p>
          </table:table-cell>
          <table:table-cell table:style-name="ce1" office:value-type="string" calcext:value-type="string">
            <text:p>leptonic</text:p>
          </table:table-cell>
          <table:table-cell table:style-name="ce1" office:value-type="string" calcext:value-type="string">
            <text:p>theory</text:p>
          </table:table-cell>
          <table:table-cell table:style-name="ce1" office:value-type="string" calcext:value-type="string">
            <text:p>mu</text:p>
          </table:table-cell>
          <table:table-cell/>
          <table:table-cell table:style-name="ce1" office:value-type="string" calcext:value-type="string">
            <text:p>Mphi</text:p>
          </table:table-cell>
          <table:table-cell table:style-name="ce1" office:value-type="string" calcext:value-type="string">
            <text:p>Mchi</text:p>
          </table:table-cell>
          <table:table-cell table:style-name="ce1" office:value-type="string" calcext:value-type="string">
            <text:p>theory</text:p>
          </table:table-cell>
          <table:table-cell table:style-name="ce1" office:value-type="string" calcext:value-type="string">
            <text:p>Mphi&amp;Mchi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.3977" calcext:value-type="float">
            <text:p>2.3977</text:p>
          </table:table-cell>
          <table:table-cell office:value-type="float" office:value="1.2117" calcext:value-type="float">
            <text:p>1.2117</text:p>
          </table:table-cell>
          <table:table-cell office:value-type="float" office:value="1.6579" calcext:value-type="float">
            <text:p>1.6579</text:p>
          </table:table-cell>
          <table:table-cell office:value-type="float" office:value="2.4141" calcext:value-type="float">
            <text:p>2.4141</text:p>
          </table:table-cell>
          <table:table-cell office:value-type="float" office:value="3.6169" calcext:value-type="float">
            <text:p>3.6169</text:p>
          </table:table-cell>
          <table:table-cell office:value-type="float" office:value="5.2897" calcext:value-type="float">
            <text:p>5.2897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2]&amp;[.B2]; [.P$2:.P$200]; 0)+1))" office:value-type="float" office:value="1.874" calcext:value-type="float">
            <text:p>1.87E+000</text:p>
          </table:table-cell>
          <table:table-cell table:formula="of:=[.F2]/[.J2]" office:value-type="float" office:value="1.28820704375667" calcext:value-type="float">
            <text:p>1.2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0000002709" calcext:value-type="float">
            <text:p>2.71E-007</text:p>
          </table:table-cell>
          <table:table-cell table:formula="of:=[.M2]&amp;[.N2]" office:value-type="string" office:string-value="100001000" calcext:value-type="string">
            <text:p>1000010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.7037" calcext:value-type="float">
            <text:p>2.7037</text:p>
          </table:table-cell>
          <table:table-cell office:value-type="float" office:value="1.3424" calcext:value-type="float">
            <text:p>1.3424</text:p>
          </table:table-cell>
          <table:table-cell office:value-type="float" office:value="1.8445" calcext:value-type="float">
            <text:p>1.8445</text:p>
          </table:table-cell>
          <table:table-cell office:value-type="float" office:value="2.6953" calcext:value-type="float">
            <text:p>2.6953</text:p>
          </table:table-cell>
          <table:table-cell office:value-type="float" office:value="4.0383" calcext:value-type="float">
            <text:p>4.0383</text:p>
          </table:table-cell>
          <table:table-cell office:value-type="float" office:value="5.906" calcext:value-type="float">
            <text:p>5.906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3]&amp;[.B3]; [.P$2:.P$200]; 0)+1))" office:value-type="float" office:value="1.874" calcext:value-type="float">
            <text:p>1.87E+000</text:p>
          </table:table-cell>
          <table:table-cell table:formula="of:=[.F3]/[.J3]" office:value-type="float" office:value="1.43826040554963" calcext:value-type="float">
            <text:p>1.4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2775" calcext:value-type="float">
            <text:p>0.000002775</text:p>
          </table:table-cell>
          <table:table-cell table:formula="of:=[.M3]&amp;[.N3]" office:value-type="string" office:string-value="10000100" calcext:value-type="string">
            <text:p>100001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([.R3]-[.R2])/2+[.R2]" office:value-type="float" office:value="97.5" calcext:value-type="float">
            <text:p>97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.0439" calcext:value-type="float">
            <text:p>3.0439</text:p>
          </table:table-cell>
          <table:table-cell office:value-type="float" office:value="1.5473" calcext:value-type="float">
            <text:p>1.5473</text:p>
          </table:table-cell>
          <table:table-cell office:value-type="float" office:value="2.1318" calcext:value-type="float">
            <text:p>2.1318</text:p>
          </table:table-cell>
          <table:table-cell office:value-type="float" office:value="3.1562" calcext:value-type="float">
            <text:p>3.1562</text:p>
          </table:table-cell>
          <table:table-cell office:value-type="float" office:value="4.8295" calcext:value-type="float">
            <text:p>4.8295</text:p>
          </table:table-cell>
          <table:table-cell office:value-type="float" office:value="7.2322" calcext:value-type="float">
            <text:p>7.2322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4]&amp;[.B4]; [.P$2:.P$200]; 0)+1))" office:value-type="float" office:value="15.65" calcext:value-type="float">
            <text:p>1.57E+001</text:p>
          </table:table-cell>
          <table:table-cell table:formula="of:=[.F4]/[.J4]" office:value-type="float" office:value="0.201674121405751" calcext:value-type="float">
            <text:p>0.2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3219" calcext:value-type="float">
            <text:p>0.000003219</text:p>
          </table:table-cell>
          <table:table-cell table:formula="of:=[.M4]&amp;[.N4]" office:value-type="string" office:string-value="1000010" calcext:value-type="string">
            <text:p>1000010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([.R4]-[.R3])/2+[.R3]" office:value-type="float" office:value="147.5" calcext:value-type="float">
            <text:p>147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.3013" calcext:value-type="float">
            <text:p>5.3013</text:p>
          </table:table-cell>
          <table:table-cell office:value-type="float" office:value="2.4282" calcext:value-type="float">
            <text:p>2.4282</text:p>
          </table:table-cell>
          <table:table-cell office:value-type="float" office:value="3.3455" calcext:value-type="float">
            <text:p>3.3455</text:p>
          </table:table-cell>
          <table:table-cell office:value-type="float" office:value="4.9531" calcext:value-type="float">
            <text:p>4.9531</text:p>
          </table:table-cell>
          <table:table-cell office:value-type="float" office:value="7.579" calcext:value-type="float">
            <text:p>7.579</text:p>
          </table:table-cell>
          <table:table-cell office:value-type="float" office:value="11.408" calcext:value-type="float">
            <text:p>11.408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5]&amp;[.B5]; [.P$2:.P$200]; 0)+1))" office:value-type="float" office:value="15.65" calcext:value-type="float">
            <text:p>1.57E+001</text:p>
          </table:table-cell>
          <table:table-cell table:formula="of:=[.F5]/[.J5]" office:value-type="float" office:value="0.316492012779553" calcext:value-type="float">
            <text:p>0.3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026" calcext:value-type="float">
            <text:p>0.0000026</text:p>
          </table:table-cell>
          <table:table-cell table:formula="of:=[.M5]&amp;[.N5]" office:value-type="string" office:string-value="10000150" calcext:value-type="string">
            <text:p>1000015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([.R5]-[.R4])/2+[.R4]" office:value-type="float" office:value="197.5" calcext:value-type="float">
            <text:p>197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.1607" calcext:value-type="float">
            <text:p>4.1607</text:p>
          </table:table-cell>
          <table:table-cell office:value-type="float" office:value="1.7249" calcext:value-type="float">
            <text:p>1.7249</text:p>
          </table:table-cell>
          <table:table-cell office:value-type="float" office:value="2.4011" calcext:value-type="float">
            <text:p>2.4011</text:p>
          </table:table-cell>
          <table:table-cell office:value-type="float" office:value="3.5469" calcext:value-type="float">
            <text:p>3.5469</text:p>
          </table:table-cell>
          <table:table-cell office:value-type="float" office:value="5.4838" calcext:value-type="float">
            <text:p>5.4838</text:p>
          </table:table-cell>
          <table:table-cell office:value-type="float" office:value="8.2796" calcext:value-type="float">
            <text:p>8.2796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6]&amp;[.B6]; [.P$2:.P$200]; 0)+1))" office:value-type="float" office:value="14.94" calcext:value-type="float">
            <text:p>1.49E+001</text:p>
          </table:table-cell>
          <table:table-cell table:formula="of:=[.F6]/[.J6]" office:value-type="float" office:value="0.237409638554217" calcext:value-type="float">
            <text:p>0.2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0003231" calcext:value-type="float">
            <text:p>0.000003231</text:p>
          </table:table-cell>
          <table:table-cell table:formula="of:=[.M6]&amp;[.N6]" office:value-type="string" office:string-value="100001" calcext:value-type="string">
            <text:p>100001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([.R6]-[.R5])/2+[.R5]" office:value-type="float" office:value="247.5" calcext:value-type="float">
            <text:p>247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.8244" calcext:value-type="float">
            <text:p>4.8244</text:p>
          </table:table-cell>
          <table:table-cell office:value-type="float" office:value="2.3363" calcext:value-type="float">
            <text:p>2.3363</text:p>
          </table:table-cell>
          <table:table-cell office:value-type="float" office:value="3.2378" calcext:value-type="float">
            <text:p>3.2378</text:p>
          </table:table-cell>
          <table:table-cell office:value-type="float" office:value="4.7656" calcext:value-type="float">
            <text:p>4.7656</text:p>
          </table:table-cell>
          <table:table-cell office:value-type="float" office:value="7.2921" calcext:value-type="float">
            <text:p>7.2921</text:p>
          </table:table-cell>
          <table:table-cell office:value-type="float" office:value="10.9762" calcext:value-type="float">
            <text:p>10.9762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7]&amp;[.B7]; [.P$2:.P$200]; 0)+1))" office:value-type="float" office:value="14.94" calcext:value-type="float">
            <text:p>1.49E+001</text:p>
          </table:table-cell>
          <table:table-cell table:formula="of:=[.F7]/[.J7]" office:value-type="float" office:value="0.318982597054886" calcext:value-type="float">
            <text:p>0.3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108" calcext:value-type="float">
            <text:p>0.00000108</text:p>
          </table:table-cell>
          <table:table-cell table:formula="of:=[.M7]&amp;[.N7]" office:value-type="string" office:string-value="10000500" calcext:value-type="string">
            <text:p>1000050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([.R7]-[.R6])/2+[.R6]" office:value-type="float" office:value="297.5" calcext:value-type="float">
            <text:p>297.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.4216" calcext:value-type="float">
            <text:p>1.4216</text:p>
          </table:table-cell>
          <table:table-cell office:value-type="float" office:value="0.653" calcext:value-type="float">
            <text:p>0.653</text:p>
          </table:table-cell>
          <table:table-cell office:value-type="float" office:value="0.905" calcext:value-type="float">
            <text:p>0.905</text:p>
          </table:table-cell>
          <table:table-cell office:value-type="float" office:value="1.332" calcext:value-type="float">
            <text:p>1.332</text:p>
          </table:table-cell>
          <table:table-cell office:value-type="float" office:value="2.017" calcext:value-type="float">
            <text:p>2.017</text:p>
          </table:table-cell>
          <table:table-cell office:value-type="float" office:value="2.9622" calcext:value-type="float">
            <text:p>2.9622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8]&amp;[.B8]; [.P$2:.P$200]; 0)+1))" office:value-type="float" office:value="0.2035" calcext:value-type="float">
            <text:p>2.04E-001</text:p>
          </table:table-cell>
          <table:table-cell table:formula="of:=[.F8]/[.J8]" office:value-type="float" office:value="6.54545454545454" calcext:value-type="float">
            <text:p>6.5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000002991" calcext:value-type="float">
            <text:p>0.000002991</text:p>
          </table:table-cell>
          <table:table-cell table:formula="of:=[.M8]&amp;[.N8]" office:value-type="string" office:string-value="1000050" calcext:value-type="string">
            <text:p>100005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([.R8]-[.R7])/2+[.R7]"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.5506" calcext:value-type="float">
            <text:p>1.5506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9846" calcext:value-type="float">
            <text:p>0.9846</text:p>
          </table:table-cell>
          <table:table-cell office:value-type="float" office:value="1.4492" calcext:value-type="float">
            <text:p>1.4492</text:p>
          </table:table-cell>
          <table:table-cell office:value-type="float" office:value="2.1829" calcext:value-type="float">
            <text:p>2.1829</text:p>
          </table:table-cell>
          <table:table-cell office:value-type="float" office:value="3.1645" calcext:value-type="float">
            <text:p>3.1645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9]&amp;[.B9]; [.P$2:.P$200]; 0)+1))" office:value-type="float" office:value="0.2035" calcext:value-type="float">
            <text:p>2.04E-001</text:p>
          </table:table-cell>
          <table:table-cell table:formula="of:=[.F9]/[.J9]" office:value-type="float" office:value="7.12137592137592" calcext:value-type="float">
            <text:p>7.12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office:value-type="float" office:value="0.00004769" calcext:value-type="float">
            <text:p>0.00004769</text:p>
          </table:table-cell>
          <table:table-cell table:formula="of:=[.M9]&amp;[.N9]" office:value-type="string" office:string-value="10001000" calcext:value-type="string">
            <text:p>10001000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([.R9]-[.R8])/2+[.R8]" office:value-type="float" office:value="747.5" calcext:value-type="float">
            <text:p>747.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.5881" calcext:value-type="float">
            <text:p>1.5881</text:p>
          </table:table-cell>
          <table:table-cell office:value-type="float" office:value="0.7899" calcext:value-type="float">
            <text:p>0.7899</text:p>
          </table:table-cell>
          <table:table-cell office:value-type="float" office:value="1.0853" calcext:value-type="float">
            <text:p>1.0853</text:p>
          </table:table-cell>
          <table:table-cell office:value-type="float" office:value="1.5859" calcext:value-type="float">
            <text:p>1.5859</text:p>
          </table:table-cell>
          <table:table-cell office:value-type="float" office:value="2.3761" calcext:value-type="float">
            <text:p>2.3761</text:p>
          </table:table-cell>
          <table:table-cell office:value-type="float" office:value="3.4751" calcext:value-type="float">
            <text:p>3.4751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10]&amp;[.B10]; [.P$2:.P$200]; 0)+1))" office:value-type="float" office:value="0.4798" calcext:value-type="float">
            <text:p>4.80E-001</text:p>
          </table:table-cell>
          <table:table-cell table:formula="of:=[.F10]/[.J10]" office:value-type="float" office:value="3.30533555648187" calcext:value-type="float">
            <text:p>3.3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4515" calcext:value-type="float">
            <text:p>0.04515</text:p>
          </table:table-cell>
          <table:table-cell table:formula="of:=[.M10]&amp;[.N10]" office:value-type="string" office:string-value="1000100" calcext:value-type="string">
            <text:p>100010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([.R10]-[.R9])/2+[.R9]" office:value-type="float" office:value="997.5" calcext:value-type="float">
            <text:p>997.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.7074" calcext:value-type="float">
            <text:p>1.7074</text:p>
          </table:table-cell>
          <table:table-cell office:value-type="float" office:value="0.7837" calcext:value-type="float">
            <text:p>0.7837</text:p>
          </table:table-cell>
          <table:table-cell office:value-type="float" office:value="1.0814" calcext:value-type="float">
            <text:p>1.0814</text:p>
          </table:table-cell>
          <table:table-cell office:value-type="float" office:value="1.5859" calcext:value-type="float">
            <text:p>1.5859</text:p>
          </table:table-cell>
          <table:table-cell office:value-type="float" office:value="2.3888" calcext:value-type="float">
            <text:p>2.3888</text:p>
          </table:table-cell>
          <table:table-cell office:value-type="float" office:value="3.4631" calcext:value-type="float">
            <text:p>3.4631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11]&amp;[.B11]; [.P$2:.P$200]; 0)+1))" office:value-type="float" office:value="0.4798" calcext:value-type="float">
            <text:p>4.80E-001</text:p>
          </table:table-cell>
          <table:table-cell table:formula="of:=[.F11]/[.J11]" office:value-type="float" office:value="3.30533555648187" calcext:value-type="float">
            <text:p>3.3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5125" calcext:value-type="float">
            <text:p>0.05125</text:p>
          </table:table-cell>
          <table:table-cell table:formula="of:=[.M11]&amp;[.N11]" office:value-type="string" office:string-value="100010" calcext:value-type="string">
            <text:p>100010</text:p>
          </table:table-cell>
          <table:table-cell/>
          <table:table-cell office:value-type="float" office:value="1995" calcext:value-type="float">
            <text:p>1995</text:p>
          </table:table-cell>
          <table:table-cell table:formula="of:=([.R11]-[.R10])/2+[.R10]" office:value-type="float" office:value="1497.5" calcext:value-type="float">
            <text:p>1497.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0409" calcext:value-type="float">
            <text:p>2.0409</text:p>
          </table:table-cell>
          <table:table-cell office:value-type="float" office:value="0.9304" calcext:value-type="float">
            <text:p>0.9304</text:p>
          </table:table-cell>
          <table:table-cell office:value-type="float" office:value="1.2838" calcext:value-type="float">
            <text:p>1.2838</text:p>
          </table:table-cell>
          <table:table-cell office:value-type="float" office:value="1.8828" calcext:value-type="float">
            <text:p>1.8828</text:p>
          </table:table-cell>
          <table:table-cell office:value-type="float" office:value="2.8359" calcext:value-type="float">
            <text:p>2.8359</text:p>
          </table:table-cell>
          <table:table-cell office:value-type="float" office:value="4.1565" calcext:value-type="float">
            <text:p>4.1565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12]&amp;[.B12]; [.P$2:.P$200]; 0)+1))" office:value-type="float" office:value="3.481" calcext:value-type="float">
            <text:p>3.48E+000</text:p>
          </table:table-cell>
          <table:table-cell table:formula="of:=[.F12]/[.J12]" office:value-type="float" office:value="0.540879057742028" calcext:value-type="float">
            <text:p>0.5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03968" calcext:value-type="float">
            <text:p>0.03968</text:p>
          </table:table-cell>
          <table:table-cell table:formula="of:=[.M12]&amp;[.N12]" office:value-type="string" office:string-value="1000150" calcext:value-type="string">
            <text:p>100015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([.R12]-[.R11])/2+[.R11]" office:value-type="float" office:value="1997.5" calcext:value-type="float">
            <text:p>1997.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5448" calcext:value-type="float">
            <text:p>2.5448</text:p>
          </table:table-cell>
          <table:table-cell office:value-type="float" office:value="1.1634" calcext:value-type="float">
            <text:p>1.1634</text:p>
          </table:table-cell>
          <table:table-cell office:value-type="float" office:value="1.6031" calcext:value-type="float">
            <text:p>1.6031</text:p>
          </table:table-cell>
          <table:table-cell office:value-type="float" office:value="2.3359" calcext:value-type="float">
            <text:p>2.3359</text:p>
          </table:table-cell>
          <table:table-cell office:value-type="float" office:value="3.5185" calcext:value-type="float">
            <text:p>3.5185</text:p>
          </table:table-cell>
          <table:table-cell office:value-type="float" office:value="5.1288" calcext:value-type="float">
            <text:p>5.1288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13]&amp;[.B13]; [.P$2:.P$200]; 0)+1))" office:value-type="float" office:value="3.481" calcext:value-type="float">
            <text:p>3.48E+000</text:p>
          </table:table-cell>
          <table:table-cell table:formula="of:=[.F13]/[.J13]" office:value-type="float" office:value="0.671042803792014" calcext:value-type="float">
            <text:p>0.6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5101" calcext:value-type="float">
            <text:p>0.05101</text:p>
          </table:table-cell>
          <table:table-cell table:formula="of:=[.M13]&amp;[.N13]" office:value-type="string" office:string-value="10001" calcext:value-type="string">
            <text:p>10001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([.R13]-[.R12])/2+[.R12]"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2.1126" calcext:value-type="float">
            <text:p>2.1126</text:p>
          </table:table-cell>
          <table:table-cell office:value-type="float" office:value="0.9883" calcext:value-type="float">
            <text:p>0.9883</text:p>
          </table:table-cell>
          <table:table-cell office:value-type="float" office:value="1.355" calcext:value-type="float">
            <text:p>1.355</text:p>
          </table:table-cell>
          <table:table-cell office:value-type="float" office:value="1.9766" calcext:value-type="float">
            <text:p>1.9766</text:p>
          </table:table-cell>
          <table:table-cell office:value-type="float" office:value="2.9614" calcext:value-type="float">
            <text:p>2.9614</text:p>
          </table:table-cell>
          <table:table-cell office:value-type="float" office:value="4.3073" calcext:value-type="float">
            <text:p>4.3073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14]&amp;[.B14]; [.P$2:.P$200]; 0)+1))" office:value-type="float" office:value="3.523" calcext:value-type="float">
            <text:p>3.52E+000</text:p>
          </table:table-cell>
          <table:table-cell table:formula="of:=[.F14]/[.J14]" office:value-type="float" office:value="0.56105591825149" calcext:value-type="float">
            <text:p>0.5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04849" calcext:value-type="float">
            <text:p>0.04849</text:p>
          </table:table-cell>
          <table:table-cell table:formula="of:=[.M14]&amp;[.N14]" office:value-type="string" office:string-value="100050" calcext:value-type="string">
            <text:p>10005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([.R14]-[.R13])/2+[.R13]"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2.3447" calcext:value-type="float">
            <text:p>2.3447</text:p>
          </table:table-cell>
          <table:table-cell office:value-type="float" office:value="1.1167" calcext:value-type="float">
            <text:p>1.1167</text:p>
          </table:table-cell>
          <table:table-cell office:value-type="float" office:value="1.5432" calcext:value-type="float">
            <text:p>1.5432</text:p>
          </table:table-cell>
          <table:table-cell office:value-type="float" office:value="2.2422" calcext:value-type="float">
            <text:p>2.2422</text:p>
          </table:table-cell>
          <table:table-cell office:value-type="float" office:value="3.3594" calcext:value-type="float">
            <text:p>3.3594</text:p>
          </table:table-cell>
          <table:table-cell office:value-type="float" office:value="4.8861" calcext:value-type="float">
            <text:p>4.8861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15]&amp;[.B15]; [.P$2:.P$200]; 0)+1))" office:value-type="float" office:value="3.523" calcext:value-type="float">
            <text:p>3.52E+000</text:p>
          </table:table-cell>
          <table:table-cell table:formula="of:=[.F15]/[.J15]" office:value-type="float" office:value="0.636446210615952" calcext:value-type="float">
            <text:p>0.64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0.2035" calcext:value-type="float">
            <text:p>0.2035</text:p>
          </table:table-cell>
          <table:table-cell table:formula="of:=[.M15]&amp;[.N15]" office:value-type="string" office:string-value="100100" calcext:value-type="string">
            <text:p>10010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.0116" calcext:value-type="float">
            <text:p>2.0116</text:p>
          </table:table-cell>
          <table:table-cell office:value-type="float" office:value="0.8625" calcext:value-type="float">
            <text:p>0.8625</text:p>
          </table:table-cell>
          <table:table-cell office:value-type="float" office:value="1.2005" calcext:value-type="float">
            <text:p>1.2005</text:p>
          </table:table-cell>
          <table:table-cell office:value-type="float" office:value="1.7734" calcext:value-type="float">
            <text:p>1.7734</text:p>
          </table:table-cell>
          <table:table-cell office:value-type="float" office:value="2.6712" calcext:value-type="float">
            <text:p>2.6712</text:p>
          </table:table-cell>
          <table:table-cell office:value-type="float" office:value="3.9363" calcext:value-type="float">
            <text:p>3.9363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16]&amp;[.B16]; [.P$2:.P$200]; 0)+1))" office:value-type="float" office:value="2.497" calcext:value-type="float">
            <text:p>2.50E+000</text:p>
          </table:table-cell>
          <table:table-cell table:formula="of:=[.F16]/[.J16]" office:value-type="float" office:value="0.710212254705647" calcext:value-type="float">
            <text:p>0.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4.94" calcext:value-type="float">
            <text:p>14.94</text:p>
          </table:table-cell>
          <table:table-cell table:formula="of:=[.M16]&amp;[.N16]" office:value-type="string" office:string-value="10010" calcext:value-type="string">
            <text:p>1001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.3877" calcext:value-type="float">
            <text:p>2.3877</text:p>
          </table:table-cell>
          <table:table-cell office:value-type="float" office:value="1.1133" calcext:value-type="float">
            <text:p>1.1133</text:p>
          </table:table-cell>
          <table:table-cell office:value-type="float" office:value="1.5264" calcext:value-type="float">
            <text:p>1.5264</text:p>
          </table:table-cell>
          <table:table-cell office:value-type="float" office:value="2.2266" calcext:value-type="float">
            <text:p>2.2266</text:p>
          </table:table-cell>
          <table:table-cell office:value-type="float" office:value="3.3182" calcext:value-type="float">
            <text:p>3.3182</text:p>
          </table:table-cell>
          <table:table-cell office:value-type="float" office:value="4.8152" calcext:value-type="float">
            <text:p>4.8152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17]&amp;[.B17]; [.P$2:.P$200]; 0)+1))" office:value-type="float" office:value="2.497" calcext:value-type="float">
            <text:p>2.50E+000</text:p>
          </table:table-cell>
          <table:table-cell table:formula="of:=[.F17]/[.J17]" office:value-type="float" office:value="0.891710052062475" calcext:value-type="float">
            <text:p>0.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table:formula="of:=[.M17]&amp;[.N17]" office:value-type="string" office:string-value="1001" calcext:value-type="string">
            <text:p>100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.1321" calcext:value-type="float">
            <text:p>1.1321</text:p>
          </table:table-cell>
          <table:table-cell office:value-type="float" office:value="0.4876" calcext:value-type="float">
            <text:p>0.4876</text:p>
          </table:table-cell>
          <table:table-cell office:value-type="float" office:value="0.6837" calcext:value-type="float">
            <text:p>0.6837</text:p>
          </table:table-cell>
          <table:table-cell office:value-type="float" office:value="1.0273" calcext:value-type="float">
            <text:p>1.0273</text:p>
          </table:table-cell>
          <table:table-cell office:value-type="float" office:value="1.572" calcext:value-type="float">
            <text:p>1.572</text:p>
          </table:table-cell>
          <table:table-cell office:value-type="float" office:value="2.3298" calcext:value-type="float">
            <text:p>2.3298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18]&amp;[.B18]; [.P$2:.P$200]; 0)+1))" office:value-type="float" office:value="0.09338" calcext:value-type="float">
            <text:p>9.34E-002</text:p>
          </table:table-cell>
          <table:table-cell table:formula="of:=[.F18]/[.J18]" office:value-type="float" office:value="11.0012850717498" calcext:value-type="float">
            <text:p>11.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2005" calcext:value-type="float">
            <text:p>0.2005</text:p>
          </table:table-cell>
          <table:table-cell table:formula="of:=[.M18]&amp;[.N18]" office:value-type="string" office:string-value="101000" calcext:value-type="string">
            <text:p>101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.2432" calcext:value-type="float">
            <text:p>1.2432</text:p>
          </table:table-cell>
          <table:table-cell office:value-type="float" office:value="0.549" calcext:value-type="float">
            <text:p>0.549</text:p>
          </table:table-cell>
          <table:table-cell office:value-type="float" office:value="0.7642" calcext:value-type="float">
            <text:p>0.7642</text:p>
          </table:table-cell>
          <table:table-cell office:value-type="float" office:value="1.1289" calcext:value-type="float">
            <text:p>1.1289</text:p>
          </table:table-cell>
          <table:table-cell office:value-type="float" office:value="1.7094" calcext:value-type="float">
            <text:p>1.7094</text:p>
          </table:table-cell>
          <table:table-cell office:value-type="float" office:value="2.4971" calcext:value-type="float">
            <text:p>2.4971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19]&amp;[.B19]; [.P$2:.P$200]; 0)+1))" office:value-type="float" office:value="0.09338" calcext:value-type="float">
            <text:p>9.34E-002</text:p>
          </table:table-cell>
          <table:table-cell table:formula="of:=[.F19]/[.J19]" office:value-type="float" office:value="12.0893124866138" calcext:value-type="float">
            <text:p>12.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78.8" calcext:value-type="float">
            <text:p>478.8</text:p>
          </table:table-cell>
          <table:table-cell table:formula="of:=[.M19]&amp;[.N19]" office:value-type="string" office:string-value="101" calcext:value-type="string">
            <text:p>1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1.185" calcext:value-type="float">
            <text:p>1.185</text:p>
          </table:table-cell>
          <table:table-cell office:value-type="float" office:value="0.5566" calcext:value-type="float">
            <text:p>0.5566</text:p>
          </table:table-cell>
          <table:table-cell office:value-type="float" office:value="0.7748" calcext:value-type="float">
            <text:p>0.7748</text:p>
          </table:table-cell>
          <table:table-cell office:value-type="float" office:value="1.1445" calcext:value-type="float">
            <text:p>1.1445</text:p>
          </table:table-cell>
          <table:table-cell office:value-type="float" office:value="1.7422" calcext:value-type="float">
            <text:p>1.7422</text:p>
          </table:table-cell>
          <table:table-cell office:value-type="float" office:value="2.5502" calcext:value-type="float">
            <text:p>2.5502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20]&amp;[.B20]; [.P$2:.P$200]; 0)+1))" office:value-type="float" office:value="0.1825" calcext:value-type="float">
            <text:p>1.83E-001</text:p>
          </table:table-cell>
          <table:table-cell table:formula="of:=[.F20]/[.J20]" office:value-type="float" office:value="6.27123287671233" calcext:value-type="float">
            <text:p>6.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.488" calcext:value-type="float">
            <text:p>3.488</text:p>
          </table:table-cell>
          <table:table-cell table:formula="of:=[.M20]&amp;[.N20]" office:value-type="string" office:string-value="10500" calcext:value-type="string">
            <text:p>105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6323" calcext:value-type="float">
            <text:p>1.6323</text:p>
          </table:table-cell>
          <table:table-cell office:value-type="float" office:value="0.7449" calcext:value-type="float">
            <text:p>0.7449</text:p>
          </table:table-cell>
          <table:table-cell office:value-type="float" office:value="1.0324" calcext:value-type="float">
            <text:p>1.0324</text:p>
          </table:table-cell>
          <table:table-cell office:value-type="float" office:value="1.5195" calcext:value-type="float">
            <text:p>1.5195</text:p>
          </table:table-cell>
          <table:table-cell office:value-type="float" office:value="2.2888" calcext:value-type="float">
            <text:p>2.2888</text:p>
          </table:table-cell>
          <table:table-cell office:value-type="float" office:value="3.3545" calcext:value-type="float">
            <text:p>3.3545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21]&amp;[.B21]; [.P$2:.P$200]; 0)+1))" office:value-type="float" office:value="1.43" calcext:value-type="float">
            <text:p>1.43E+000</text:p>
          </table:table-cell>
          <table:table-cell table:formula="of:=[.F21]/[.J21]" office:value-type="float" office:value="1.06258741258741" calcext:value-type="float">
            <text:p>1.0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0.4798" calcext:value-type="float">
            <text:p>0.4798</text:p>
          </table:table-cell>
          <table:table-cell table:formula="of:=[.M21]&amp;[.N21]" office:value-type="string" office:string-value="195100" calcext:value-type="string">
            <text:p>1951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7498" calcext:value-type="float">
            <text:p>1.7498</text:p>
          </table:table-cell>
          <table:table-cell office:value-type="float" office:value="0.8288" calcext:value-type="float">
            <text:p>0.8288</text:p>
          </table:table-cell>
          <table:table-cell office:value-type="float" office:value="1.1453" calcext:value-type="float">
            <text:p>1.1453</text:p>
          </table:table-cell>
          <table:table-cell office:value-type="float" office:value="1.6641" calcext:value-type="float">
            <text:p>1.6641</text:p>
          </table:table-cell>
          <table:table-cell office:value-type="float" office:value="2.4932" calcext:value-type="float">
            <text:p>2.4932</text:p>
          </table:table-cell>
          <table:table-cell office:value-type="float" office:value="3.6062" calcext:value-type="float">
            <text:p>3.6062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22]&amp;[.B22]; [.P$2:.P$200]; 0)+1))" office:value-type="float" office:value="1.43" calcext:value-type="float">
            <text:p>1.43E+000</text:p>
          </table:table-cell>
          <table:table-cell table:formula="of:=[.F22]/[.J22]" office:value-type="float" office:value="1.16370629370629" calcext:value-type="float">
            <text:p>1.16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7" calcext:value-type="float">
            <text:p>0.0001447</text:p>
          </table:table-cell>
          <table:table-cell table:formula="of:=[.M22]&amp;[.N22]" office:value-type="string" office:string-value="19951000" calcext:value-type="string">
            <text:p>199510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8942" calcext:value-type="float">
            <text:p>1.8942</text:p>
          </table:table-cell>
          <table:table-cell office:value-type="float" office:value="0.7991" calcext:value-type="float">
            <text:p>0.7991</text:p>
          </table:table-cell>
          <table:table-cell office:value-type="float" office:value="1.1027" calcext:value-type="float">
            <text:p>1.1027</text:p>
          </table:table-cell>
          <table:table-cell office:value-type="float" office:value="1.6172" calcext:value-type="float">
            <text:p>1.6172</text:p>
          </table:table-cell>
          <table:table-cell office:value-type="float" office:value="2.4423" calcext:value-type="float">
            <text:p>2.4423</text:p>
          </table:table-cell>
          <table:table-cell office:value-type="float" office:value="3.5736" calcext:value-type="float">
            <text:p>3.5736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23]&amp;[.B23]; [.P$2:.P$200]; 0)+1))" office:value-type="float" office:value="1.431" calcext:value-type="float">
            <text:p>1.43E+000</text:p>
          </table:table-cell>
          <table:table-cell table:formula="of:=[.F23]/[.J23]" office:value-type="float" office:value="1.13011879804333" calcext:value-type="float">
            <text:p>1.1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3601" calcext:value-type="float">
            <text:p>0.003601</text:p>
          </table:table-cell>
          <table:table-cell table:formula="of:=[.M23]&amp;[.N23]" office:value-type="string" office:string-value="2000100" calcext:value-type="string">
            <text:p>20001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7815" calcext:value-type="float">
            <text:p>1.7815</text:p>
          </table:table-cell>
          <table:table-cell office:value-type="float" office:value="0.8146" calcext:value-type="float">
            <text:p>0.8146</text:p>
          </table:table-cell>
          <table:table-cell office:value-type="float" office:value="1.124" calcext:value-type="float">
            <text:p>1.124</text:p>
          </table:table-cell>
          <table:table-cell office:value-type="float" office:value="1.6484" calcext:value-type="float">
            <text:p>1.6484</text:p>
          </table:table-cell>
          <table:table-cell office:value-type="float" office:value="2.4829" calcext:value-type="float">
            <text:p>2.4829</text:p>
          </table:table-cell>
          <table:table-cell office:value-type="float" office:value="3.5996" calcext:value-type="float">
            <text:p>3.5996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24]&amp;[.B24]; [.P$2:.P$200]; 0)+1))" office:value-type="float" office:value="1.431" calcext:value-type="float">
            <text:p>1.43E+000</text:p>
          </table:table-cell>
          <table:table-cell table:formula="of:=[.F24]/[.J24]" office:value-type="float" office:value="1.15192173305381" calcext:value-type="float">
            <text:p>1.1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03934" calcext:value-type="float">
            <text:p>0.003934</text:p>
          </table:table-cell>
          <table:table-cell table:formula="of:=[.M24]&amp;[.N24]" office:value-type="string" office:string-value="200010" calcext:value-type="string">
            <text:p>20001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6211" calcext:value-type="float">
            <text:p>1.6211</text:p>
          </table:table-cell>
          <table:table-cell office:value-type="float" office:value="0.7586" calcext:value-type="float">
            <text:p>0.7586</text:p>
          </table:table-cell>
          <table:table-cell office:value-type="float" office:value="1.0468" calcext:value-type="float">
            <text:p>1.0468</text:p>
          </table:table-cell>
          <table:table-cell office:value-type="float" office:value="1.5352" calcext:value-type="float">
            <text:p>1.5352</text:p>
          </table:table-cell>
          <table:table-cell office:value-type="float" office:value="2.3001" calcext:value-type="float">
            <text:p>2.3001</text:p>
          </table:table-cell>
          <table:table-cell office:value-type="float" office:value="3.3639" calcext:value-type="float">
            <text:p>3.3639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25]&amp;[.B25]; [.P$2:.P$200]; 0)+1))" office:value-type="float" office:value="1.232" calcext:value-type="float">
            <text:p>1.23E+000</text:p>
          </table:table-cell>
          <table:table-cell table:formula="of:=[.F25]/[.J25]" office:value-type="float" office:value="1.2461038961039" calcext:value-type="float">
            <text:p>1.2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003446" calcext:value-type="float">
            <text:p>0.003446</text:p>
          </table:table-cell>
          <table:table-cell table:formula="of:=[.M25]&amp;[.N25]" office:value-type="string" office:string-value="2000150" calcext:value-type="string">
            <text:p>200015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6488" calcext:value-type="float">
            <text:p>1.6488</text:p>
          </table:table-cell>
          <table:table-cell office:value-type="float" office:value="0.7899" calcext:value-type="float">
            <text:p>0.7899</text:p>
          </table:table-cell>
          <table:table-cell office:value-type="float" office:value="1.0853" calcext:value-type="float">
            <text:p>1.0853</text:p>
          </table:table-cell>
          <table:table-cell office:value-type="float" office:value="1.5859" calcext:value-type="float">
            <text:p>1.5859</text:p>
          </table:table-cell>
          <table:table-cell office:value-type="float" office:value="2.3761" calcext:value-type="float">
            <text:p>2.3761</text:p>
          </table:table-cell>
          <table:table-cell office:value-type="float" office:value="3.456" calcext:value-type="float">
            <text:p>3.456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26]&amp;[.B26]; [.P$2:.P$200]; 0)+1))" office:value-type="float" office:value="1.232" calcext:value-type="float">
            <text:p>1.23E+000</text:p>
          </table:table-cell>
          <table:table-cell table:formula="of:=[.F26]/[.J26]" office:value-type="float" office:value="1.28725649350649" calcext:value-type="float">
            <text:p>1.2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391" calcext:value-type="float">
            <text:p>0.00391</text:p>
          </table:table-cell>
          <table:table-cell table:formula="of:=[.M26]&amp;[.N26]" office:value-type="string" office:string-value="20001" calcext:value-type="string">
            <text:p>20001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.4329" calcext:value-type="float">
            <text:p>1.4329</text:p>
          </table:table-cell>
          <table:table-cell office:value-type="float" office:value="0.7045" calcext:value-type="float">
            <text:p>0.7045</text:p>
          </table:table-cell>
          <table:table-cell office:value-type="float" office:value="0.9722" calcext:value-type="float">
            <text:p>0.9722</text:p>
          </table:table-cell>
          <table:table-cell office:value-type="float" office:value="1.4258" calcext:value-type="float">
            <text:p>1.4258</text:p>
          </table:table-cell>
          <table:table-cell office:value-type="float" office:value="2.1362" calcext:value-type="float">
            <text:p>2.1362</text:p>
          </table:table-cell>
          <table:table-cell office:value-type="float" office:value="3.107" calcext:value-type="float">
            <text:p>3.107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27]&amp;[.B27]; [.P$2:.P$200]; 0)+1))" office:value-type="float" office:value="0.7101" calcext:value-type="float">
            <text:p>7.10E-001</text:p>
          </table:table-cell>
          <table:table-cell table:formula="of:=[.F27]/[.J27]" office:value-type="float" office:value="2.00788621320941" calcext:value-type="float">
            <text:p>2.0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001693" calcext:value-type="float">
            <text:p>0.001693</text:p>
          </table:table-cell>
          <table:table-cell table:formula="of:=[.M27]&amp;[.N27]" office:value-type="string" office:string-value="2000500" calcext:value-type="string">
            <text:p>200050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.2044" calcext:value-type="float">
            <text:p>1.2044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7682" calcext:value-type="float">
            <text:p>0.7682</text:p>
          </table:table-cell>
          <table:table-cell office:value-type="float" office:value="1.1445" calcext:value-type="float">
            <text:p>1.1445</text:p>
          </table:table-cell>
          <table:table-cell office:value-type="float" office:value="1.7422" calcext:value-type="float">
            <text:p>1.7422</text:p>
          </table:table-cell>
          <table:table-cell office:value-type="float" office:value="2.5773" calcext:value-type="float">
            <text:p>2.5773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28]&amp;[.B28]; [.P$2:.P$200]; 0)+1))" office:value-type="float" office:value="0.4072" calcext:value-type="float">
            <text:p>4.07E-001</text:p>
          </table:table-cell>
          <table:table-cell table:formula="of:=[.F28]/[.J28]" office:value-type="float" office:value="2.81065815324165" calcext:value-type="float">
            <text:p>2.8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.003797" calcext:value-type="float">
            <text:p>0.003797</text:p>
          </table:table-cell>
          <table:table-cell table:formula="of:=[.M28]&amp;[.N28]" office:value-type="string" office:string-value="200050" calcext:value-type="string">
            <text:p>20005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.2158" calcext:value-type="float">
            <text:p>1.2158</text:p>
          </table:table-cell>
          <table:table-cell office:value-type="float" office:value="0.5528" calcext:value-type="float">
            <text:p>0.5528</text:p>
          </table:table-cell>
          <table:table-cell office:value-type="float" office:value="0.7695" calcext:value-type="float">
            <text:p>0.7695</text:p>
          </table:table-cell>
          <table:table-cell office:value-type="float" office:value="1.1367" calcext:value-type="float">
            <text:p>1.1367</text:p>
          </table:table-cell>
          <table:table-cell office:value-type="float" office:value="1.7212" calcext:value-type="float">
            <text:p>1.7212</text:p>
          </table:table-cell>
          <table:table-cell office:value-type="float" office:value="2.5279" calcext:value-type="float">
            <text:p>2.5279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29]&amp;[.B29]; [.P$2:.P$200]; 0)+1))" office:value-type="float" office:value="0.4072" calcext:value-type="float">
            <text:p>4.07E-001</text:p>
          </table:table-cell>
          <table:table-cell table:formula="of:=[.F29]/[.J29]" office:value-type="float" office:value="2.79150294695481" calcext:value-type="float">
            <text:p>2.7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.523" calcext:value-type="float">
            <text:p>3.523</text:p>
          </table:table-cell>
          <table:table-cell table:formula="of:=[.M29]&amp;[.N29]" office:value-type="string" office:string-value="20010" calcext:value-type="string">
            <text:p>2001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.3355" calcext:value-type="float">
            <text:p>1.3355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8036" calcext:value-type="float">
            <text:p>0.8036</text:p>
          </table:table-cell>
          <table:table-cell office:value-type="float" office:value="1.1914" calcext:value-type="float">
            <text:p>1.1914</text:p>
          </table:table-cell>
          <table:table-cell office:value-type="float" office:value="1.8135" calcext:value-type="float">
            <text:p>1.8135</text:p>
          </table:table-cell>
          <table:table-cell office:value-type="float" office:value="2.6546" calcext:value-type="float">
            <text:p>2.6546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30]&amp;[.B30]; [.P$2:.P$200]; 0)+1))" office:value-type="float" office:value="0.404" calcext:value-type="float">
            <text:p>4.04E-001</text:p>
          </table:table-cell>
          <table:table-cell table:formula="of:=[.F30]/[.J30]" office:value-type="float" office:value="2.9490099009901" calcext:value-type="float">
            <text:p>2.9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09338" calcext:value-type="float">
            <text:p>0.09338</text:p>
          </table:table-cell>
          <table:table-cell table:formula="of:=[.M30]&amp;[.N30]" office:value-type="string" office:string-value="200150" calcext:value-type="string">
            <text:p>20015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5794" calcext:value-type="float">
            <text:p>0.5794</text:p>
          </table:table-cell>
          <table:table-cell office:value-type="float" office:value="0.8065" calcext:value-type="float">
            <text:p>0.8065</text:p>
          </table:table-cell>
          <table:table-cell office:value-type="float" office:value="1.1914" calcext:value-type="float">
            <text:p>1.1914</text:p>
          </table:table-cell>
          <table:table-cell office:value-type="float" office:value="1.804" calcext:value-type="float">
            <text:p>1.804</text:p>
          </table:table-cell>
          <table:table-cell office:value-type="float" office:value="2.6353" calcext:value-type="float">
            <text:p>2.6353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31]&amp;[.B31]; [.P$2:.P$200]; 0)+1))" office:value-type="float" office:value="0.404" calcext:value-type="float">
            <text:p>4.04E-001</text:p>
          </table:table-cell>
          <table:table-cell table:formula="of:=[.F31]/[.J31]" office:value-type="float" office:value="2.9490099009901" calcext:value-type="float">
            <text:p>2.9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.481" calcext:value-type="float">
            <text:p>3.481</text:p>
          </table:table-cell>
          <table:table-cell table:formula="of:=[.M31]&amp;[.N31]" office:value-type="string" office:string-value="2001" calcext:value-type="string">
            <text:p>200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.1724" calcext:value-type="float">
            <text:p>1.1724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823" calcext:value-type="float">
            <text:p>0.823</text:p>
          </table:table-cell>
          <table:table-cell office:value-type="float" office:value="1.207" calcext:value-type="float">
            <text:p>1.207</text:p>
          </table:table-cell>
          <table:table-cell office:value-type="float" office:value="1.8181" calcext:value-type="float">
            <text:p>1.8181</text:p>
          </table:table-cell>
          <table:table-cell office:value-type="float" office:value="2.6646" calcext:value-type="float">
            <text:p>2.6646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32]&amp;[.B32]; [.P$2:.P$200]; 0)+1))" office:value-type="float" office:value="0.3826" calcext:value-type="float">
            <text:p>3.83E-001</text:p>
          </table:table-cell>
          <table:table-cell table:formula="of:=[.F32]/[.J32]" office:value-type="float" office:value="3.15473078933612" calcext:value-type="float">
            <text:p>3.1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.497" calcext:value-type="float">
            <text:p>2.497</text:p>
          </table:table-cell>
          <table:table-cell table:formula="of:=[.M32]&amp;[.N32]" office:value-type="string" office:string-value="20050" calcext:value-type="string">
            <text:p>2005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.0914" calcext:value-type="float">
            <text:p>1.0914</text:p>
          </table:table-cell>
          <table:table-cell office:value-type="float" office:value="0.4843" calcext:value-type="float">
            <text:p>0.4843</text:p>
          </table:table-cell>
          <table:table-cell office:value-type="float" office:value="0.6731" calcext:value-type="float">
            <text:p>0.6731</text:p>
          </table:table-cell>
          <table:table-cell office:value-type="float" office:value="1.0039" calcext:value-type="float">
            <text:p>1.0039</text:p>
          </table:table-cell>
          <table:table-cell office:value-type="float" office:value="1.5361" calcext:value-type="float">
            <text:p>1.5361</text:p>
          </table:table-cell>
          <table:table-cell office:value-type="float" office:value="2.2767" calcext:value-type="float">
            <text:p>2.2767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33]&amp;[.B33]; [.P$2:.P$200]; 0)+1))" office:value-type="float" office:value="0.3029" calcext:value-type="float">
            <text:p>3.03E-001</text:p>
          </table:table-cell>
          <table:table-cell table:formula="of:=[.F33]/[.J33]" office:value-type="float" office:value="3.31429514691317" calcext:value-type="float">
            <text:p>3.3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78.2" calcext:value-type="float">
            <text:p>278.2</text:p>
          </table:table-cell>
          <table:table-cell table:formula="of:=[.M33]&amp;[.N33]" office:value-type="string" office:string-value="201" calcext:value-type="string">
            <text:p>20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.2184" calcext:value-type="float">
            <text:p>1.2184</text:p>
          </table:table-cell>
          <table:table-cell office:value-type="float" office:value="0.549" calcext:value-type="float">
            <text:p>0.549</text:p>
          </table:table-cell>
          <table:table-cell office:value-type="float" office:value="0.7642" calcext:value-type="float">
            <text:p>0.7642</text:p>
          </table:table-cell>
          <table:table-cell office:value-type="float" office:value="1.1289" calcext:value-type="float">
            <text:p>1.1289</text:p>
          </table:table-cell>
          <table:table-cell office:value-type="float" office:value="1.7094" calcext:value-type="float">
            <text:p>1.7094</text:p>
          </table:table-cell>
          <table:table-cell office:value-type="float" office:value="2.5105" calcext:value-type="float">
            <text:p>2.5105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34]&amp;[.B34]; [.P$2:.P$200]; 0)+1))" office:value-type="float" office:value="0.3029" calcext:value-type="float">
            <text:p>3.03E-001</text:p>
          </table:table-cell>
          <table:table-cell table:formula="of:=[.F34]/[.J34]" office:value-type="float" office:value="3.72697259821723" calcext:value-type="float">
            <text:p>3.73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0.1825" calcext:value-type="float">
            <text:p>0.1825</text:p>
          </table:table-cell>
          <table:table-cell table:formula="of:=[.M34]&amp;[.N34]" office:value-type="string" office:string-value="295150" calcext:value-type="string">
            <text:p>29515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9637" calcext:value-type="float">
            <text:p>0.9637</text:p>
          </table:table-cell>
          <table:table-cell office:value-type="float" office:value="0.473" calcext:value-type="float">
            <text:p>0.473</text:p>
          </table:table-cell>
          <table:table-cell office:value-type="float" office:value="0.6613" calcext:value-type="float">
            <text:p>0.6613</text:p>
          </table:table-cell>
          <table:table-cell office:value-type="float" office:value="0.9805" calcext:value-type="float">
            <text:p>0.9805</text:p>
          </table:table-cell>
          <table:table-cell office:value-type="float" office:value="1.4924" calcext:value-type="float">
            <text:p>1.4924</text:p>
          </table:table-cell>
          <table:table-cell office:value-type="float" office:value="2.2079" calcext:value-type="float">
            <text:p>2.2079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35]&amp;[.B35]; [.P$2:.P$200]; 0)+1))" office:value-type="float" office:value="0.2201" calcext:value-type="float">
            <text:p>2.20E-001</text:p>
          </table:table-cell>
          <table:table-cell table:formula="of:=[.F35]/[.J35]" office:value-type="float" office:value="4.45479327578373" calcext:value-type="float">
            <text:p>4.4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.7101" calcext:value-type="float">
            <text:p>0.7101</text:p>
          </table:table-cell>
          <table:table-cell table:formula="of:=[.M35]&amp;[.N35]" office:value-type="string" office:string-value="300100" calcext:value-type="string">
            <text:p>30010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1.1238" calcext:value-type="float">
            <text:p>1.1238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6982" calcext:value-type="float">
            <text:p>0.6982</text:p>
          </table:table-cell>
          <table:table-cell office:value-type="float" office:value="1.0352" calcext:value-type="float">
            <text:p>1.0352</text:p>
          </table:table-cell>
          <table:table-cell office:value-type="float" office:value="1.5757" calcext:value-type="float">
            <text:p>1.5757</text:p>
          </table:table-cell>
          <table:table-cell office:value-type="float" office:value="2.3187" calcext:value-type="float">
            <text:p>2.3187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36]&amp;[.B36]; [.P$2:.P$200]; 0)+1))" office:value-type="float" office:value="0.2201" calcext:value-type="float">
            <text:p>2.20E-001</text:p>
          </table:table-cell>
          <table:table-cell table:formula="of:=[.F36]/[.J36]" office:value-type="float" office:value="4.70331667423898" calcext:value-type="float">
            <text:p>4.7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431" calcext:value-type="float">
            <text:p>1.431</text:p>
          </table:table-cell>
          <table:table-cell table:formula="of:=[.M36]&amp;[.N36]" office:value-type="string" office:string-value="30010" calcext:value-type="string">
            <text:p>3001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.763" calcext:value-type="float">
            <text:p>0.763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4237" calcext:value-type="float">
            <text:p>0.4237</text:p>
          </table:table-cell>
          <table:table-cell office:value-type="float" office:value="0.6582" calcext:value-type="float">
            <text:p>0.6582</text:p>
          </table:table-cell>
          <table:table-cell office:value-type="float" office:value="1.0517" calcext:value-type="float">
            <text:p>1.0517</text:p>
          </table:table-cell>
          <table:table-cell office:value-type="float" office:value="1.6082" calcext:value-type="float">
            <text:p>1.6082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37]&amp;[.B37]; [.P$2:.P$200]; 0)+1))" office:value-type="float" office:value="0.001424" calcext:value-type="float">
            <text:p>1.42E-003</text:p>
          </table:table-cell>
          <table:table-cell table:formula="of:=[.F37]/[.J37]" office:value-type="float" office:value="462.219101123596" calcext:value-type="float">
            <text:p>462.2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table:formula="of:=[.M37]&amp;[.N37]" office:value-type="string" office:string-value="3001" calcext:value-type="string">
            <text:p>300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.7796" calcext:value-type="float">
            <text:p>0.7796</text:p>
          </table:table-cell>
          <table:table-cell office:value-type="float" office:value="0.3128" calcext:value-type="float">
            <text:p>0.3128</text:p>
          </table:table-cell>
          <table:table-cell office:value-type="float" office:value="0.4496" calcext:value-type="float">
            <text:p>0.4496</text:p>
          </table:table-cell>
          <table:table-cell office:value-type="float" office:value="0.6934" calcext:value-type="float">
            <text:p>0.6934</text:p>
          </table:table-cell>
          <table:table-cell office:value-type="float" office:value="1.0941" calcext:value-type="float">
            <text:p>1.0941</text:p>
          </table:table-cell>
          <table:table-cell office:value-type="float" office:value="1.6567" calcext:value-type="float">
            <text:p>1.6567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38]&amp;[.B38]; [.P$2:.P$200]; 0)+1))" office:value-type="float" office:value="0.001424" calcext:value-type="float">
            <text:p>1.42E-003</text:p>
          </table:table-cell>
          <table:table-cell table:formula="of:=[.F38]/[.J38]" office:value-type="float" office:value="486.938202247191" calcext:value-type="float">
            <text:p>486.9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232" calcext:value-type="float">
            <text:p>1.232</text:p>
          </table:table-cell>
          <table:table-cell table:formula="of:=[.M38]&amp;[.N38]" office:value-type="string" office:string-value="30050" calcext:value-type="string">
            <text:p>30050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5684" calcext:value-type="float">
            <text:p>0.5684</text:p>
          </table:table-cell>
          <table:table-cell office:value-type="float" office:value="0.9082" calcext:value-type="float">
            <text:p>0.9082</text:p>
          </table:table-cell>
          <table:table-cell office:value-type="float" office:value="1.3887" calcext:value-type="float">
            <text:p>1.3887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39]&amp;[.B39]; [.P$2:.P$200]; 0)+1))" office:value-type="float" office:value="0.003961" calcext:value-type="float">
            <text:p>3.96E-003</text:p>
          </table:table-cell>
          <table:table-cell table:formula="of:=[.F39]/[.J39]" office:value-type="float" office:value="143.499116384751" calcext:value-type="float">
            <text:p>143.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3029" calcext:value-type="float">
            <text:p>0.3029</text:p>
          </table:table-cell>
          <table:table-cell table:formula="of:=[.M39]&amp;[.N39]" office:value-type="string" office:string-value="500100" calcext:value-type="string">
            <text:p>50010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9607" calcext:value-type="float">
            <text:p>0.9607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5526" calcext:value-type="float">
            <text:p>0.5526</text:p>
          </table:table-cell>
          <table:table-cell office:value-type="float" office:value="0.8398" calcext:value-type="float">
            <text:p>0.8398</text:p>
          </table:table-cell>
          <table:table-cell office:value-type="float" office:value="1.3052" calcext:value-type="float">
            <text:p>1.3052</text:p>
          </table:table-cell>
          <table:table-cell office:value-type="float" office:value="1.9588" calcext:value-type="float">
            <text:p>1.9588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40]&amp;[.B40]; [.P$2:.P$200]; 0)+1))" office:value-type="float" office:value="0.05101" calcext:value-type="float">
            <text:p>5.10E-002</text:p>
          </table:table-cell>
          <table:table-cell table:formula="of:=[.F40]/[.J40]" office:value-type="float" office:value="16.4634385414625" calcext:value-type="float">
            <text:p>16.4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404" calcext:value-type="float">
            <text:p>0.404</text:p>
          </table:table-cell>
          <table:table-cell table:formula="of:=[.M40]&amp;[.N40]" office:value-type="string" office:string-value="50010" calcext:value-type="string">
            <text:p>5001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8555" calcext:value-type="float">
            <text:p>0.8555</text:p>
          </table:table-cell>
          <table:table-cell office:value-type="float" office:value="1.3294" calcext:value-type="float">
            <text:p>1.3294</text:p>
          </table:table-cell>
          <table:table-cell office:value-type="float" office:value="1.9803" calcext:value-type="float">
            <text:p>1.9803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41]&amp;[.B41]; [.P$2:.P$200]; 0)+1))" office:value-type="float" office:value="0.05101" calcext:value-type="float">
            <text:p>5.10E-002</text:p>
          </table:table-cell>
          <table:table-cell table:formula="of:=[.F41]/[.J41]" office:value-type="float" office:value="16.7712213291511" calcext:value-type="float">
            <text:p>16.7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2201" calcext:value-type="float">
            <text:p>0.2201</text:p>
          </table:table-cell>
          <table:table-cell table:formula="of:=[.M41]&amp;[.N41]" office:value-type="string" office:string-value="500150" calcext:value-type="string">
            <text:p>50015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8907" calcext:value-type="float">
            <text:p>0.8907</text:p>
          </table:table-cell>
          <table:table-cell office:value-type="float" office:value="0.3675" calcext:value-type="float">
            <text:p>0.3675</text:p>
          </table:table-cell>
          <table:table-cell office:value-type="float" office:value="0.5215" calcext:value-type="float">
            <text:p>0.5215</text:p>
          </table:table-cell>
          <table:table-cell office:value-type="float" office:value="0.8008" calcext:value-type="float">
            <text:p>0.8008</text:p>
          </table:table-cell>
          <table:table-cell office:value-type="float" office:value="1.2572" calcext:value-type="float">
            <text:p>1.2572</text:p>
          </table:table-cell>
          <table:table-cell office:value-type="float" office:value="1.9106" calcext:value-type="float">
            <text:p>1.9106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42]&amp;[.B42]; [.P$2:.P$200]; 0)+1))" office:value-type="float" office:value="0.05125" calcext:value-type="float">
            <text:p>5.13E-002</text:p>
          </table:table-cell>
          <table:table-cell table:formula="of:=[.F42]/[.J42]" office:value-type="float" office:value="15.6253658536585" calcext:value-type="float">
            <text:p>15.6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4072" calcext:value-type="float">
            <text:p>0.4072</text:p>
          </table:table-cell>
          <table:table-cell table:formula="of:=[.M42]&amp;[.N42]" office:value-type="string" office:string-value="5001" calcext:value-type="string">
            <text:p>5001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508" calcext:value-type="float">
            <text:p>0.9508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8633" calcext:value-type="float">
            <text:p>0.8633</text:p>
          </table:table-cell>
          <table:table-cell office:value-type="float" office:value="1.3347" calcext:value-type="float">
            <text:p>1.3347</text:p>
          </table:table-cell>
          <table:table-cell office:value-type="float" office:value="1.985" calcext:value-type="float">
            <text:p>1.985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43]&amp;[.B43]; [.P$2:.P$200]; 0)+1))" office:value-type="float" office:value="0.05125" calcext:value-type="float">
            <text:p>5.13E-002</text:p>
          </table:table-cell>
          <table:table-cell table:formula="of:=[.F43]/[.J43]" office:value-type="float" office:value="16.8448780487805" calcext:value-type="float">
            <text:p>16.84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0.001424" calcext:value-type="float">
            <text:p>0.001424</text:p>
          </table:table-cell>
          <table:table-cell table:formula="of:=[.M43]&amp;[.N43]" office:value-type="string" office:string-value="500500" calcext:value-type="string">
            <text:p>50050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8563" calcext:value-type="float">
            <text:p>0.8563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498" calcext:value-type="float">
            <text:p>0.498</text:p>
          </table:table-cell>
          <table:table-cell office:value-type="float" office:value="0.7598" calcext:value-type="float">
            <text:p>0.7598</text:p>
          </table:table-cell>
          <table:table-cell office:value-type="float" office:value="1.1928" calcext:value-type="float">
            <text:p>1.1928</text:p>
          </table:table-cell>
          <table:table-cell office:value-type="float" office:value="1.7952" calcext:value-type="float">
            <text:p>1.7952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44]&amp;[.B44]; [.P$2:.P$200]; 0)+1))" office:value-type="float" office:value="0.04849" calcext:value-type="float">
            <text:p>4.85E-002</text:p>
          </table:table-cell>
          <table:table-cell table:formula="of:=[.F44]/[.J44]" office:value-type="float" office:value="15.6692101464219" calcext:value-type="float">
            <text:p>15.6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3826" calcext:value-type="float">
            <text:p>0.3826</text:p>
          </table:table-cell>
          <table:table-cell table:formula="of:=[.M44]&amp;[.N44]" office:value-type="string" office:string-value="50050" calcext:value-type="string">
            <text:p>5005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9586" calcext:value-type="float">
            <text:p>0.9586</text:p>
          </table:table-cell>
          <table:table-cell office:value-type="float" office:value="0.41" calcext:value-type="float">
            <text:p>0.41</text:p>
          </table:table-cell>
          <table:table-cell office:value-type="float" office:value="0.5775" calcext:value-type="float">
            <text:p>0.5775</text:p>
          </table:table-cell>
          <table:table-cell office:value-type="float" office:value="0.8711" calcext:value-type="float">
            <text:p>0.8711</text:p>
          </table:table-cell>
          <table:table-cell office:value-type="float" office:value="1.3398" calcext:value-type="float">
            <text:p>1.3398</text:p>
          </table:table-cell>
          <table:table-cell office:value-type="float" office:value="1.9892" calcext:value-type="float">
            <text:p>1.9892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45]&amp;[.B45]; [.P$2:.P$200]; 0)+1))" office:value-type="float" office:value="0.04849" calcext:value-type="float">
            <text:p>4.85E-002</text:p>
          </table:table-cell>
          <table:table-cell table:formula="of:=[.F45]/[.J45]" office:value-type="float" office:value="17.9645287688183" calcext:value-type="float">
            <text:p>17.9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31" calcext:value-type="float">
            <text:p>1231</text:p>
          </table:table-cell>
          <table:table-cell table:formula="of:=[.M45]&amp;[.N45]" office:value-type="string" office:string-value="5010" calcext:value-type="string">
            <text:p>501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5257" calcext:value-type="float">
            <text:p>0.5257</text:p>
          </table:table-cell>
          <table:table-cell office:value-type="float" office:value="0.793" calcext:value-type="float">
            <text:p>0.793</text:p>
          </table:table-cell>
          <table:table-cell office:value-type="float" office:value="1.226" calcext:value-type="float">
            <text:p>1.226</text:p>
          </table:table-cell>
          <table:table-cell office:value-type="float" office:value="1.8325" calcext:value-type="float">
            <text:p>1.8325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46]&amp;[.B46]; [.P$2:.P$200]; 0)+1))" office:value-type="float" office:value="0.04515" calcext:value-type="float">
            <text:p>4.52E-002</text:p>
          </table:table-cell>
          <table:table-cell table:formula="of:=[.F46]/[.J46]" office:value-type="float" office:value="17.5636766334441" calcext:value-type="float">
            <text:p>17.5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67.6" calcext:value-type="float">
            <text:p>867.6</text:p>
          </table:table-cell>
          <table:table-cell table:formula="of:=[.M46]&amp;[.N46]" office:value-type="string" office:string-value="501" calcext:value-type="string">
            <text:p>501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8513" calcext:value-type="float">
            <text:p>0.8513</text:p>
          </table:table-cell>
          <table:table-cell office:value-type="float" office:value="0.3616" calcext:value-type="float">
            <text:p>0.3616</text:p>
          </table:table-cell>
          <table:table-cell office:value-type="float" office:value="0.5141" calcext:value-type="float">
            <text:p>0.5141</text:p>
          </table:table-cell>
          <table:table-cell office:value-type="float" office:value="0.7812" calcext:value-type="float">
            <text:p>0.7812</text:p>
          </table:table-cell>
          <table:table-cell office:value-type="float" office:value="1.2141" calcext:value-type="float">
            <text:p>1.2141</text:p>
          </table:table-cell>
          <table:table-cell office:value-type="float" office:value="1.8221" calcext:value-type="float">
            <text:p>1.8221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47]&amp;[.B47]; [.P$2:.P$200]; 0)+1))" office:value-type="float" office:value="0.03968" calcext:value-type="float">
            <text:p>3.97E-002</text:p>
          </table:table-cell>
          <table:table-cell table:formula="of:=[.F47]/[.J47]" office:value-type="float" office:value="19.6875" calcext:value-type="float">
            <text:p>19.69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2.278" calcext:value-type="float">
            <text:p>2.278</text:p>
          </table:table-cell>
          <table:table-cell table:formula="of:=[.M47]&amp;[.N47]" office:value-type="string" office:string-value="5050" calcext:value-type="string">
            <text:p>505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3707" calcext:value-type="float">
            <text:p>0.3707</text:p>
          </table:table-cell>
          <table:table-cell office:value-type="float" office:value="0.5269" calcext:value-type="float">
            <text:p>0.5269</text:p>
          </table:table-cell>
          <table:table-cell office:value-type="float" office:value="0.8008" calcext:value-type="float">
            <text:p>0.8008</text:p>
          </table:table-cell>
          <table:table-cell office:value-type="float" office:value="1.2445" calcext:value-type="float">
            <text:p>1.2445</text:p>
          </table:table-cell>
          <table:table-cell office:value-type="float" office:value="1.8677" calcext:value-type="float">
            <text:p>1.8677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48]&amp;[.B48]; [.P$2:.P$200]; 0)+1))" office:value-type="float" office:value="0.03968" calcext:value-type="float">
            <text:p>3.97E-002</text:p>
          </table:table-cell>
          <table:table-cell table:formula="of:=[.F48]/[.J48]" office:value-type="float" office:value="20.1814516129032" calcext:value-type="float">
            <text:p>20.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.874" calcext:value-type="float">
            <text:p>1.874</text:p>
          </table:table-cell>
          <table:table-cell table:formula="of:=[.M48]&amp;[.N48]" office:value-type="string" office:string-value="9550" calcext:value-type="string">
            <text:p>95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.6006" calcext:value-type="float">
            <text:p>0.6006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3442" calcext:value-type="float">
            <text:p>0.3442</text:p>
          </table:table-cell>
          <table:table-cell office:value-type="float" office:value="0.541" calcext:value-type="float">
            <text:p>0.541</text:p>
          </table:table-cell>
          <table:table-cell office:value-type="float" office:value="0.8817" calcext:value-type="float">
            <text:p>0.8817</text:p>
          </table:table-cell>
          <table:table-cell office:value-type="float" office:value="1.3768" calcext:value-type="float">
            <text:p>1.3768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49]&amp;[.B49]; [.P$2:.P$200]; 0)+1))" office:value-type="float" office:value="0.00004769" calcext:value-type="float">
            <text:p>4.77E-005</text:p>
          </table:table-cell>
          <table:table-cell table:formula="of:=[.F49]/[.J49]" office:value-type="float" office:value="11344.0972950304" calcext:value-type="float">
            <text:p>11344.10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003961" calcext:value-type="float">
            <text:p>0.003961</text:p>
          </table:table-cell>
          <table:table-cell table:formula="of:=[.M49]&amp;[.N49]" office:value-type="string" office:string-value="995500" calcext:value-type="string">
            <text:p>99550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.7033" calcext:value-type="float">
            <text:p>0.7033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393" calcext:value-type="float">
            <text:p>0.393</text:p>
          </table:table-cell>
          <table:table-cell office:value-type="float" office:value="0.6152" calcext:value-type="float">
            <text:p>0.6152</text:p>
          </table:table-cell>
          <table:table-cell office:value-type="float" office:value="0.9929" calcext:value-type="float">
            <text:p>0.9929</text:p>
          </table:table-cell>
          <table:table-cell office:value-type="float" office:value="1.5485" calcext:value-type="float">
            <text:p>1.5485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50]&amp;[.B50]; [.P$2:.P$200]; 0)+1))" office:value-type="float" office:value="0.00004769" calcext:value-type="float">
            <text:p>4.77E-005</text:p>
          </table:table-cell>
          <table:table-cell table:formula="of:=[.F50]/[.J50]" office:value-type="float" office:value="12899.9790312434" calcext:value-type="float">
            <text:p>12899.98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0000002709" calcext:value-type="float">
            <text:p>2.71E-007</text:p>
          </table:table-cell>
          <table:table-cell table:formula="of:=[.M50]&amp;[.N50]" office:value-type="string" office:string-value="100001000" calcext:value-type="string">
            <text:p>100001000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5526" calcext:value-type="float">
            <text:p>0.5526</text:p>
          </table:table-cell>
          <table:table-cell office:value-type="float" office:value="0.9336" calcext:value-type="float">
            <text:p>0.9336</text:p>
          </table:table-cell>
          <table:table-cell office:value-type="float" office:value="1.7448" calcext:value-type="float">
            <text:p>1.7448</text:p>
          </table:table-cell>
          <table:table-cell office:value-type="float" office:value="2.8304" calcext:value-type="float">
            <text:p>2.8304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51]&amp;[.B51]; [.P$2:.P$200]; 0)+1))" office:value-type="float" office:value="0.0001447" calcext:value-type="float">
            <text:p>1.45E-004</text:p>
          </table:table-cell>
          <table:table-cell table:formula="of:=[.F51]/[.J51]" office:value-type="float" office:value="6451.96959225985" calcext:value-type="float">
            <text:p>6451.9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2775" calcext:value-type="float">
            <text:p>0.000002775</text:p>
          </table:table-cell>
          <table:table-cell table:formula="of:=[.M51]&amp;[.N51]" office:value-type="string" office:string-value="10000100" calcext:value-type="string">
            <text:p>10000100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702" calcext:value-type="float">
            <text:p>0.702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393" calcext:value-type="float">
            <text:p>0.393</text:p>
          </table:table-cell>
          <table:table-cell office:value-type="float" office:value="0.6152" calcext:value-type="float">
            <text:p>0.6152</text:p>
          </table:table-cell>
          <table:table-cell office:value-type="float" office:value="0.9929" calcext:value-type="float">
            <text:p>0.9929</text:p>
          </table:table-cell>
          <table:table-cell office:value-type="float" office:value="1.5348" calcext:value-type="float">
            <text:p>1.5348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52]&amp;[.B52]; [.P$2:.P$200]; 0)+1))" office:value-type="float" office:value="0.0001447" calcext:value-type="float">
            <text:p>1.45E-004</text:p>
          </table:table-cell>
          <table:table-cell table:formula="of:=[.F52]/[.J52]" office:value-type="float" office:value="4251.55494125777" calcext:value-type="float">
            <text:p>4251.5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3219" calcext:value-type="float">
            <text:p>0.000003219</text:p>
          </table:table-cell>
          <table:table-cell table:formula="of:=[.M52]&amp;[.N52]" office:value-type="string" office:string-value="1000010" calcext:value-type="string">
            <text:p>100001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665" calcext:value-type="float">
            <text:p>0.665</text:p>
          </table:table-cell>
          <table:table-cell office:value-type="float" office:value="0.2776" calcext:value-type="float">
            <text:p>0.2776</text:p>
          </table:table-cell>
          <table:table-cell office:value-type="float" office:value="0.3946" calcext:value-type="float">
            <text:p>0.3946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9414" calcext:value-type="float">
            <text:p>0.9414</text:p>
          </table:table-cell>
          <table:table-cell office:value-type="float" office:value="1.4306" calcext:value-type="float">
            <text:p>1.4306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53]&amp;[.B53]; [.P$2:.P$200]; 0)+1))" office:value-type="float" office:value="0.00391" calcext:value-type="float">
            <text:p>3.91E-003</text:p>
          </table:table-cell>
          <table:table-cell table:formula="of:=[.F53]/[.J53]" office:value-type="float" office:value="153.350383631714" calcext:value-type="float">
            <text:p>153.3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026" calcext:value-type="float">
            <text:p>0.0000026</text:p>
          </table:table-cell>
          <table:table-cell table:formula="of:=[.M53]&amp;[.N53]" office:value-type="string" office:string-value="10000150" calcext:value-type="string">
            <text:p>1000015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8383" calcext:value-type="float">
            <text:p>0.8383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7598" calcext:value-type="float">
            <text:p>0.7598</text:p>
          </table:table-cell>
          <table:table-cell office:value-type="float" office:value="1.1928" calcext:value-type="float">
            <text:p>1.1928</text:p>
          </table:table-cell>
          <table:table-cell office:value-type="float" office:value="1.8127" calcext:value-type="float">
            <text:p>1.8127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54]&amp;[.B54]; [.P$2:.P$200]; 0)+1))" office:value-type="float" office:value="0.003934" calcext:value-type="float">
            <text:p>3.93E-003</text:p>
          </table:table-cell>
          <table:table-cell table:formula="of:=[.F54]/[.J54]" office:value-type="float" office:value="193.136756481952" calcext:value-type="float">
            <text:p>193.1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0003231" calcext:value-type="float">
            <text:p>0.000003231</text:p>
          </table:table-cell>
          <table:table-cell table:formula="of:=[.M54]&amp;[.N54]" office:value-type="string" office:string-value="100001" calcext:value-type="string">
            <text:p>100001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8446" calcext:value-type="float">
            <text:p>0.8446</text:p>
          </table:table-cell>
          <table:table-cell office:value-type="float" office:value="0.3393" calcext:value-type="float">
            <text:p>0.3393</text:p>
          </table:table-cell>
          <table:table-cell office:value-type="float" office:value="0.4892" calcext:value-type="float">
            <text:p>0.4892</text:p>
          </table:table-cell>
          <table:table-cell office:value-type="float" office:value="0.752" calcext:value-type="float">
            <text:p>0.752</text:p>
          </table:table-cell>
          <table:table-cell office:value-type="float" office:value="1.1926" calcext:value-type="float">
            <text:p>1.1926</text:p>
          </table:table-cell>
          <table:table-cell office:value-type="float" office:value="1.8165" calcext:value-type="float">
            <text:p>1.8165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55]&amp;[.B55]; [.P$2:.P$200]; 0)+1))" office:value-type="float" office:value="0.003934" calcext:value-type="float">
            <text:p>3.93E-003</text:p>
          </table:table-cell>
          <table:table-cell table:formula="of:=[.F55]/[.J55]" office:value-type="float" office:value="191.15404168785" calcext:value-type="float">
            <text:p>191.1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108" calcext:value-type="float">
            <text:p>0.00000108</text:p>
          </table:table-cell>
          <table:table-cell table:formula="of:=[.M55]&amp;[.N55]" office:value-type="string" office:string-value="10000500" calcext:value-type="string">
            <text:p>1000050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.6821" calcext:value-type="float">
            <text:p>0.6821</text:p>
          </table:table-cell>
          <table:table-cell office:value-type="float" office:value="0.269" calcext:value-type="float">
            <text:p>0.269</text:p>
          </table:table-cell>
          <table:table-cell office:value-type="float" office:value="0.39" calcext:value-type="float">
            <text:p>0.39</text:p>
          </table:table-cell>
          <table:table-cell office:value-type="float" office:value="0.6094" calcext:value-type="float">
            <text:p>0.6094</text:p>
          </table:table-cell>
          <table:table-cell office:value-type="float" office:value="0.9834" calcext:value-type="float">
            <text:p>0.9834</text:p>
          </table:table-cell>
          <table:table-cell office:value-type="float" office:value="1.5201" calcext:value-type="float">
            <text:p>1.5201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56]&amp;[.B56]; [.P$2:.P$200]; 0)+1))" office:value-type="float" office:value="0.003797" calcext:value-type="float">
            <text:p>3.80E-003</text:p>
          </table:table-cell>
          <table:table-cell table:formula="of:=[.F56]/[.J56]" office:value-type="float" office:value="160.49512773242" calcext:value-type="float">
            <text:p>160.5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000002991" calcext:value-type="float">
            <text:p>0.000002991</text:p>
          </table:table-cell>
          <table:table-cell table:formula="of:=[.M56]&amp;[.N56]" office:value-type="string" office:string-value="1000050" calcext:value-type="string">
            <text:p>100005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7498" calcext:value-type="float">
            <text:p>0.7498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6602" calcext:value-type="float">
            <text:p>0.6602</text:p>
          </table:table-cell>
          <table:table-cell office:value-type="float" office:value="1.0364" calcext:value-type="float">
            <text:p>1.0364</text:p>
          </table:table-cell>
          <table:table-cell office:value-type="float" office:value="1.575" calcext:value-type="float">
            <text:p>1.575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57]&amp;[.B57]; [.P$2:.P$200]; 0)+1))" office:value-type="float" office:value="0.003601" calcext:value-type="float">
            <text:p>3.60E-003</text:p>
          </table:table-cell>
          <table:table-cell table:formula="of:=[.F57]/[.J57]" office:value-type="float" office:value="183.337961677312" calcext:value-type="float">
            <text:p>183.34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office:value-type="float" office:value="0.00004769" calcext:value-type="float">
            <text:p>0.00004769</text:p>
          </table:table-cell>
          <table:table-cell table:formula="of:=[.M57]&amp;[.N57]" office:value-type="string" office:string-value="10001000" calcext:value-type="string">
            <text:p>1000100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3398" calcext:value-type="float">
            <text:p>0.3398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7402" calcext:value-type="float">
            <text:p>0.7402</text:p>
          </table:table-cell>
          <table:table-cell office:value-type="float" office:value="1.1622" calcext:value-type="float">
            <text:p>1.1622</text:p>
          </table:table-cell>
          <table:table-cell office:value-type="float" office:value="1.7661" calcext:value-type="float">
            <text:p>1.7661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58]&amp;[.B58]; [.P$2:.P$200]; 0)+1))" office:value-type="float" office:value="0.003446" calcext:value-type="float">
            <text:p>3.45E-003</text:p>
          </table:table-cell>
          <table:table-cell table:formula="of:=[.F58]/[.J58]" office:value-type="float" office:value="214.799767846779" calcext:value-type="float">
            <text:p>214.8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4515" calcext:value-type="float">
            <text:p>0.04515</text:p>
          </table:table-cell>
          <table:table-cell table:formula="of:=[.M58]&amp;[.N58]" office:value-type="string" office:string-value="1000100" calcext:value-type="string">
            <text:p>100010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7755" calcext:value-type="float">
            <text:p>0.7755</text:p>
          </table:table-cell>
          <table:table-cell office:value-type="float" office:value="0.308" calcext:value-type="float">
            <text:p>0.308</text:p>
          </table:table-cell>
          <table:table-cell office:value-type="float" office:value="0.4422" calcext:value-type="float">
            <text:p>0.4422</text:p>
          </table:table-cell>
          <table:table-cell office:value-type="float" office:value="0.6855" calcext:value-type="float">
            <text:p>0.6855</text:p>
          </table:table-cell>
          <table:table-cell office:value-type="float" office:value="1.0872" calcext:value-type="float">
            <text:p>1.0872</text:p>
          </table:table-cell>
          <table:table-cell office:value-type="float" office:value="1.6561" calcext:value-type="float">
            <text:p>1.6561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59]&amp;[.B59]; [.P$2:.P$200]; 0)+1))" office:value-type="float" office:value="0.003446" calcext:value-type="float">
            <text:p>3.45E-003</text:p>
          </table:table-cell>
          <table:table-cell table:formula="of:=[.F59]/[.J59]" office:value-type="float" office:value="198.926291352293" calcext:value-type="float">
            <text:p>198.9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5125" calcext:value-type="float">
            <text:p>0.05125</text:p>
          </table:table-cell>
          <table:table-cell table:formula="of:=[.M59]&amp;[.N59]" office:value-type="string" office:string-value="100010" calcext:value-type="string">
            <text:p>10001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8074" calcext:value-type="float">
            <text:p>0.8074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4572" calcext:value-type="float">
            <text:p>0.4572</text:p>
          </table:table-cell>
          <table:table-cell office:value-type="float" office:value="0.7051" calcext:value-type="float">
            <text:p>0.7051</text:p>
          </table:table-cell>
          <table:table-cell office:value-type="float" office:value="1.1182" calcext:value-type="float">
            <text:p>1.1182</text:p>
          </table:table-cell>
          <table:table-cell office:value-type="float" office:value="1.7193" calcext:value-type="float">
            <text:p>1.7193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60]&amp;[.B60]; [.P$2:.P$200]; 0)+1))" office:value-type="float" office:value="0.001693" calcext:value-type="float">
            <text:p>1.69E-003</text:p>
          </table:table-cell>
          <table:table-cell table:formula="of:=[.F60]/[.J60]" office:value-type="float" office:value="416.479621972829" calcext:value-type="float">
            <text:p>416.4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03968" calcext:value-type="float">
            <text:p>0.03968</text:p>
          </table:table-cell>
          <table:table-cell table:formula="of:=[.M60]&amp;[.N60]" office:value-type="string" office:string-value="1000150" calcext:value-type="string">
            <text:p>100015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7365" calcext:value-type="float">
            <text:p>0.7365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417" calcext:value-type="float">
            <text:p>0.417</text:p>
          </table:table-cell>
          <table:table-cell office:value-type="float" office:value="0.6504" calcext:value-type="float">
            <text:p>0.6504</text:p>
          </table:table-cell>
          <table:table-cell office:value-type="float" office:value="1.0393" calcext:value-type="float">
            <text:p>1.0393</text:p>
          </table:table-cell>
          <table:table-cell office:value-type="float" office:value="1.5892" calcext:value-type="float">
            <text:p>1.5892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61]&amp;[.B61]; [.P$2:.P$200]; 0)+1))" office:value-type="float" office:value="0.001693" calcext:value-type="float">
            <text:p>1.69E-003</text:p>
          </table:table-cell>
          <table:table-cell table:formula="of:=[.F61]/[.J61]" office:value-type="float" office:value="384.170112226816" calcext:value-type="float">
            <text:p>384.1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5101" calcext:value-type="float">
            <text:p>0.05101</text:p>
          </table:table-cell>
          <table:table-cell table:formula="of:=[.M61]&amp;[.N61]" office:value-type="string" office:string-value="10001" calcext:value-type="string">
            <text:p>10001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3386" calcext:value-type="float">
            <text:p>0.3386</text:p>
          </table:table-cell>
          <table:table-cell office:value-type="float" office:value="0.486" calcext:value-type="float">
            <text:p>0.486</text:p>
          </table:table-cell>
          <table:table-cell office:value-type="float" office:value="0.7441" calcext:value-type="float">
            <text:p>0.7441</text:p>
          </table:table-cell>
          <table:table-cell office:value-type="float" office:value="1.1742" calcext:value-type="float">
            <text:p>1.1742</text:p>
          </table:table-cell>
          <table:table-cell office:value-type="float" office:value="1.7781" calcext:value-type="float">
            <text:p>1.7781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62]&amp;[.B62]; [.P$2:.P$200]; 0)+1))" office:value-type="float" office:value="0.000003231" calcext:value-type="float">
            <text:p>3.23E-006</text:p>
          </table:table-cell>
          <table:table-cell table:formula="of:=[.F62]/[.J62]" office:value-type="float" office:value="230300.216651192" calcext:value-type="float">
            <text:p>230300.2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04849" calcext:value-type="float">
            <text:p>0.04849</text:p>
          </table:table-cell>
          <table:table-cell table:formula="of:=[.M62]&amp;[.N62]" office:value-type="string" office:string-value="100050" calcext:value-type="string">
            <text:p>10005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8461" calcext:value-type="float">
            <text:p>0.8461</text:p>
          </table:table-cell>
          <table:table-cell office:value-type="float" office:value="0.3541" calcext:value-type="float">
            <text:p>0.3541</text:p>
          </table:table-cell>
          <table:table-cell office:value-type="float" office:value="0.5057" calcext:value-type="float">
            <text:p>0.5057</text:p>
          </table:table-cell>
          <table:table-cell office:value-type="float" office:value="0.7715" calcext:value-type="float">
            <text:p>0.7715</text:p>
          </table:table-cell>
          <table:table-cell office:value-type="float" office:value="1.2112" calcext:value-type="float">
            <text:p>1.2112</text:p>
          </table:table-cell>
          <table:table-cell office:value-type="float" office:value="1.8407" calcext:value-type="float">
            <text:p>1.8407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63]&amp;[.B63]; [.P$2:.P$200]; 0)+1))" office:value-type="float" office:value="0.000003231" calcext:value-type="float">
            <text:p>3.23E-006</text:p>
          </table:table-cell>
          <table:table-cell table:formula="of:=[.F63]/[.J63]" office:value-type="float" office:value="238780.563293098" calcext:value-type="float">
            <text:p>238780.56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0.2035" calcext:value-type="float">
            <text:p>0.2035</text:p>
          </table:table-cell>
          <table:table-cell table:formula="of:=[.M63]&amp;[.N63]" office:value-type="string" office:string-value="100100" calcext:value-type="string">
            <text:p>10010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4708" calcext:value-type="float">
            <text:p>0.4708</text:p>
          </table:table-cell>
          <table:table-cell office:value-type="float" office:value="0.7285" calcext:value-type="float">
            <text:p>0.7285</text:p>
          </table:table-cell>
          <table:table-cell office:value-type="float" office:value="1.1554" calcext:value-type="float">
            <text:p>1.1554</text:p>
          </table:table-cell>
          <table:table-cell office:value-type="float" office:value="1.7599" calcext:value-type="float">
            <text:p>1.7599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64]&amp;[.B64]; [.P$2:.P$200]; 0)+1))" office:value-type="float" office:value="0.000003219" calcext:value-type="float">
            <text:p>3.22E-006</text:p>
          </table:table-cell>
          <table:table-cell table:formula="of:=[.F64]/[.J64]" office:value-type="float" office:value="226312.519415968" calcext:value-type="float">
            <text:p>226312.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4.94" calcext:value-type="float">
            <text:p>14.94</text:p>
          </table:table-cell>
          <table:table-cell table:formula="of:=[.M64]&amp;[.N64]" office:value-type="string" office:string-value="10010" calcext:value-type="string">
            <text:p>1001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5178" calcext:value-type="float">
            <text:p>0.5178</text:p>
          </table:table-cell>
          <table:table-cell office:value-type="float" office:value="0.793" calcext:value-type="float">
            <text:p>0.793</text:p>
          </table:table-cell>
          <table:table-cell office:value-type="float" office:value="1.2513" calcext:value-type="float">
            <text:p>1.2513</text:p>
          </table:table-cell>
          <table:table-cell office:value-type="float" office:value="1.8947" calcext:value-type="float">
            <text:p>1.8947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65]&amp;[.B65]; [.P$2:.P$200]; 0)+1))" office:value-type="float" office:value="0.000003219" calcext:value-type="float">
            <text:p>3.22E-006</text:p>
          </table:table-cell>
          <table:table-cell table:formula="of:=[.F65]/[.J65]" office:value-type="float" office:value="246349.798073936" calcext:value-type="float">
            <text:p>246349.8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table:formula="of:=[.M65]&amp;[.N65]" office:value-type="string" office:string-value="1001" calcext:value-type="string">
            <text:p>1001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7662" calcext:value-type="float">
            <text:p>0.7662</text:p>
          </table:table-cell>
          <table:table-cell office:value-type="float" office:value="0.3199" calcext:value-type="float">
            <text:p>0.3199</text:p>
          </table:table-cell>
          <table:table-cell office:value-type="float" office:value="0.4612" calcext:value-type="float">
            <text:p>0.4612</text:p>
          </table:table-cell>
          <table:table-cell office:value-type="float" office:value="0.709" calcext:value-type="float">
            <text:p>0.709</text:p>
          </table:table-cell>
          <table:table-cell office:value-type="float" office:value="1.1329" calcext:value-type="float">
            <text:p>1.1329</text:p>
          </table:table-cell>
          <table:table-cell office:value-type="float" office:value="1.7483" calcext:value-type="float">
            <text:p>1.7483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66]&amp;[.B66]; [.P$2:.P$200]; 0)+1))" office:value-type="float" office:value="0.000002991" calcext:value-type="float">
            <text:p>2.99E-006</text:p>
          </table:table-cell>
          <table:table-cell table:formula="of:=[.F66]/[.J66]" office:value-type="float" office:value="237044.466733534" calcext:value-type="float">
            <text:p>237044.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2005" calcext:value-type="float">
            <text:p>0.2005</text:p>
          </table:table-cell>
          <table:table-cell table:formula="of:=[.M66]&amp;[.N66]" office:value-type="string" office:string-value="101000" calcext:value-type="string">
            <text:p>10100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344" calcext:value-type="float">
            <text:p>0.344</text:p>
          </table:table-cell>
          <table:table-cell office:value-type="float" office:value="0.4936" calcext:value-type="float">
            <text:p>0.4936</text:p>
          </table:table-cell>
          <table:table-cell office:value-type="float" office:value="0.7559" calcext:value-type="float">
            <text:p>0.7559</text:p>
          </table:table-cell>
          <table:table-cell office:value-type="float" office:value="1.1927" calcext:value-type="float">
            <text:p>1.1927</text:p>
          </table:table-cell>
          <table:table-cell office:value-type="float" office:value="1.8061" calcext:value-type="float">
            <text:p>1.8061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67]&amp;[.B67]; [.P$2:.P$200]; 0)+1))" office:value-type="float" office:value="0.000002991" calcext:value-type="float">
            <text:p>2.99E-006</text:p>
          </table:table-cell>
          <table:table-cell table:formula="of:=[.F67]/[.J67]" office:value-type="float" office:value="252724.841190237" calcext:value-type="float">
            <text:p>252724.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78.8" calcext:value-type="float">
            <text:p>478.8</text:p>
          </table:table-cell>
          <table:table-cell table:formula="of:=[.M67]&amp;[.N67]" office:value-type="string" office:string-value="101" calcext:value-type="string">
            <text:p>101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7538" calcext:value-type="float">
            <text:p>0.7538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4185" calcext:value-type="float">
            <text:p>0.4185</text:p>
          </table:table-cell>
          <table:table-cell office:value-type="float" office:value="0.6504" calcext:value-type="float">
            <text:p>0.6504</text:p>
          </table:table-cell>
          <table:table-cell office:value-type="float" office:value="1.0393" calcext:value-type="float">
            <text:p>1.0393</text:p>
          </table:table-cell>
          <table:table-cell office:value-type="float" office:value="1.5892" calcext:value-type="float">
            <text:p>1.5892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68]&amp;[.B68]; [.P$2:.P$200]; 0)+1))" office:value-type="float" office:value="0.000002775" calcext:value-type="float">
            <text:p>2.78E-006</text:p>
          </table:table-cell>
          <table:table-cell table:formula="of:=[.F68]/[.J68]" office:value-type="float" office:value="234378.378378378" calcext:value-type="float">
            <text:p>234378.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.488" calcext:value-type="float">
            <text:p>3.488</text:p>
          </table:table-cell>
          <table:table-cell table:formula="of:=[.M68]&amp;[.N68]" office:value-type="string" office:string-value="10500" calcext:value-type="string">
            <text:p>1050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5038" calcext:value-type="float">
            <text:p>0.5038</text:p>
          </table:table-cell>
          <table:table-cell office:value-type="float" office:value="0.7715" calcext:value-type="float">
            <text:p>0.7715</text:p>
          </table:table-cell>
          <table:table-cell office:value-type="float" office:value="1.2174" calcext:value-type="float">
            <text:p>1.2174</text:p>
          </table:table-cell>
          <table:table-cell office:value-type="float" office:value="1.8434" calcext:value-type="float">
            <text:p>1.8434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69]&amp;[.B69]; [.P$2:.P$200]; 0)+1))" office:value-type="float" office:value="0.000002775" calcext:value-type="float">
            <text:p>2.78E-006</text:p>
          </table:table-cell>
          <table:table-cell table:formula="of:=[.F69]/[.J69]" office:value-type="float" office:value="278018.018018018" calcext:value-type="float">
            <text:p>278018.0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0.4798" calcext:value-type="float">
            <text:p>0.4798</text:p>
          </table:table-cell>
          <table:table-cell table:formula="of:=[.M69]&amp;[.N69]" office:value-type="string" office:string-value="195100" calcext:value-type="string">
            <text:p>19510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4428" calcext:value-type="float">
            <text:p>0.4428</text:p>
          </table:table-cell>
          <table:table-cell office:value-type="float" office:value="0.6855" calcext:value-type="float">
            <text:p>0.6855</text:p>
          </table:table-cell>
          <table:table-cell office:value-type="float" office:value="1.0872" calcext:value-type="float">
            <text:p>1.0872</text:p>
          </table:table-cell>
          <table:table-cell office:value-type="float" office:value="1.6561" calcext:value-type="float">
            <text:p>1.6561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70]&amp;[.B70]; [.P$2:.P$200]; 0)+1))" office:value-type="float" office:value="0.0000026" calcext:value-type="float">
            <text:p>2.60E-006</text:p>
          </table:table-cell>
          <table:table-cell table:formula="of:=[.F70]/[.J70]" office:value-type="float" office:value="263653.846153846" calcext:value-type="float">
            <text:p>263653.85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7" calcext:value-type="float">
            <text:p>0.0001447</text:p>
          </table:table-cell>
          <table:table-cell table:formula="of:=[.M70]&amp;[.N70]" office:value-type="string" office:string-value="19951000" calcext:value-type="string">
            <text:p>1995100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4752" calcext:value-type="float">
            <text:p>0.4752</text:p>
          </table:table-cell>
          <table:table-cell office:value-type="float" office:value="0.7305" calcext:value-type="float">
            <text:p>0.7305</text:p>
          </table:table-cell>
          <table:table-cell office:value-type="float" office:value="1.1527" calcext:value-type="float">
            <text:p>1.1527</text:p>
          </table:table-cell>
          <table:table-cell office:value-type="float" office:value="1.7621" calcext:value-type="float">
            <text:p>1.7621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71]&amp;[.B71]; [.P$2:.P$200]; 0)+1))" office:value-type="float" office:value="0.0000026" calcext:value-type="float">
            <text:p>2.60E-006</text:p>
          </table:table-cell>
          <table:table-cell table:formula="of:=[.F71]/[.J71]" office:value-type="float" office:value="280961.538461538" calcext:value-type="float">
            <text:p>280961.5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3601" calcext:value-type="float">
            <text:p>0.003601</text:p>
          </table:table-cell>
          <table:table-cell table:formula="of:=[.M71]&amp;[.N71]" office:value-type="string" office:string-value="2000100" calcext:value-type="string">
            <text:p>200010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6867" calcext:value-type="float">
            <text:p>0.6867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3845" calcext:value-type="float">
            <text:p>0.3845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9677" calcext:value-type="float">
            <text:p>0.9677</text:p>
          </table:table-cell>
          <table:table-cell office:value-type="float" office:value="1.4958" calcext:value-type="float">
            <text:p>1.4958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72]&amp;[.B72]; [.P$2:.P$200]; 0)+1))" office:value-type="float" office:value="0.00000108" calcext:value-type="float">
            <text:p>1.08E-006</text:p>
          </table:table-cell>
          <table:table-cell table:formula="of:=[.F72]/[.J72]" office:value-type="float" office:value="555185.185185185" calcext:value-type="float">
            <text:p>555185.1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03934" calcext:value-type="float">
            <text:p>0.003934</text:p>
          </table:table-cell>
          <table:table-cell table:formula="of:=[.M72]&amp;[.N72]" office:value-type="string" office:string-value="200010" calcext:value-type="string">
            <text:p>20001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7803" calcext:value-type="float">
            <text:p>0.7803</text:p>
          </table:table-cell>
          <table:table-cell office:value-type="float" office:value="0.2978" calcext:value-type="float">
            <text:p>0.2978</text:p>
          </table:table-cell>
          <table:table-cell office:value-type="float" office:value="0.4344" calcext:value-type="float">
            <text:p>0.4344</text:p>
          </table:table-cell>
          <table:table-cell office:value-type="float" office:value="0.6777" calcext:value-type="float">
            <text:p>0.6777</text:p>
          </table:table-cell>
          <table:table-cell office:value-type="float" office:value="1.0938" calcext:value-type="float">
            <text:p>1.0938</text:p>
          </table:table-cell>
          <table:table-cell office:value-type="float" office:value="1.6907" calcext:value-type="float">
            <text:p>1.6907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73]&amp;[.B73]; [.P$2:.P$200]; 0)+1))" office:value-type="float" office:value="0.00000108" calcext:value-type="float">
            <text:p>1.08E-006</text:p>
          </table:table-cell>
          <table:table-cell table:formula="of:=[.F73]/[.J73]" office:value-type="float" office:value="627500" calcext:value-type="float">
            <text:p>627500.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003446" calcext:value-type="float">
            <text:p>0.003446</text:p>
          </table:table-cell>
          <table:table-cell table:formula="of:=[.M73]&amp;[.N73]" office:value-type="string" office:string-value="2000150" calcext:value-type="string">
            <text:p>200015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623" calcext:value-type="float">
            <text:p>0.623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9097" calcext:value-type="float">
            <text:p>0.9097</text:p>
          </table:table-cell>
          <table:table-cell office:value-type="float" office:value="1.4338" calcext:value-type="float">
            <text:p>1.4338</text:p>
          </table:table-cell>
          <table:table-cell office:value-type="float" office:value="0" calcext:value-type="float">
            <text:p>0</text:p>
          </table:table-cell>
          <table:table-cell table:formula="of:=INDIRECT(&quot;O&quot;&amp;(MATCH([.A74]&amp;[.B74]; [.P$2:.P$200]; 0)+1))" office:value-type="float" office:value="0.0000002709" calcext:value-type="float">
            <text:p>2.71E-007</text:p>
          </table:table-cell>
          <table:table-cell table:formula="of:=[.F74]/[.J74]" office:value-type="float" office:value="2040236.24953858" calcext:value-type="float">
            <text:p>2040236.2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391" calcext:value-type="float">
            <text:p>0.00391</text:p>
          </table:table-cell>
          <table:table-cell table:formula="of:=[.M74]&amp;[.N74]" office:value-type="string" office:string-value="20001" calcext:value-type="string">
            <text:p>20001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7078" calcext:value-type="float">
            <text:p>0.7078</text:p>
          </table:table-cell>
          <table:table-cell office:value-type="float" office:value="0.261" calcext:value-type="float">
            <text:p>0.261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99" calcext:value-type="float">
            <text:p>0.99</text:p>
          </table:table-cell>
          <table:table-cell office:value-type="float" office:value="1.5591" calcext:value-type="float">
            <text:p>1.5591</text:p>
          </table:table-cell>
          <table:table-cell office:value-type="float" office:value="1" calcext:value-type="float">
            <text:p>1</text:p>
          </table:table-cell>
          <table:table-cell table:formula="of:=INDIRECT(&quot;O&quot;&amp;(MATCH([.A75]&amp;[.B75]; [.P$2:.P$200]; 0)+1))" office:value-type="float" office:value="0.0000002709" calcext:value-type="float">
            <text:p>2.71E-007</text:p>
          </table:table-cell>
          <table:table-cell table:formula="of:=[.F75]/[.J75]" office:value-type="float" office:value="2242155.7770395" calcext:value-type="float">
            <text:p>2242155.7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001693" calcext:value-type="float">
            <text:p>0.001693</text:p>
          </table:table-cell>
          <table:table-cell table:formula="of:=[.M75]&amp;[.N75]" office:value-type="string" office:string-value="2000500" calcext:value-type="string">
            <text:p>200050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.003797" calcext:value-type="float">
            <text:p>0.003797</text:p>
          </table:table-cell>
          <table:table-cell table:formula="of:=[.M76]&amp;[.N76]" office:value-type="string" office:string-value="200050" calcext:value-type="string">
            <text:p>20005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.523" calcext:value-type="float">
            <text:p>3.523</text:p>
          </table:table-cell>
          <table:table-cell table:formula="of:=[.M77]&amp;[.N77]" office:value-type="string" office:string-value="20010" calcext:value-type="string">
            <text:p>2001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09338" calcext:value-type="float">
            <text:p>0.09338</text:p>
          </table:table-cell>
          <table:table-cell table:formula="of:=[.M78]&amp;[.N78]" office:value-type="string" office:string-value="200150" calcext:value-type="string">
            <text:p>20015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.481" calcext:value-type="float">
            <text:p>3.481</text:p>
          </table:table-cell>
          <table:table-cell table:formula="of:=[.M79]&amp;[.N79]" office:value-type="string" office:string-value="2001" calcext:value-type="string">
            <text:p>2001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.497" calcext:value-type="float">
            <text:p>2.497</text:p>
          </table:table-cell>
          <table:table-cell table:formula="of:=[.M80]&amp;[.N80]" office:value-type="string" office:string-value="20050" calcext:value-type="string">
            <text:p>2005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78.2" calcext:value-type="float">
            <text:p>278.2</text:p>
          </table:table-cell>
          <table:table-cell table:formula="of:=[.M81]&amp;[.N81]" office:value-type="string" office:string-value="201" calcext:value-type="string">
            <text:p>201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0.1825" calcext:value-type="float">
            <text:p>0.1825</text:p>
          </table:table-cell>
          <table:table-cell table:formula="of:=[.M82]&amp;[.N82]" office:value-type="string" office:string-value="295150" calcext:value-type="string">
            <text:p>29515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table:formula="of:=[.M83]&amp;[.N83]" office:value-type="string" office:string-value="3001" calcext:value-type="string">
            <text:p>3001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.7101" calcext:value-type="float">
            <text:p>0.7101</text:p>
          </table:table-cell>
          <table:table-cell table:formula="of:=[.M84]&amp;[.N84]" office:value-type="string" office:string-value="300100" calcext:value-type="string">
            <text:p>30010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431" calcext:value-type="float">
            <text:p>1.431</text:p>
          </table:table-cell>
          <table:table-cell table:formula="of:=[.M85]&amp;[.N85]" office:value-type="string" office:string-value="30010" calcext:value-type="string">
            <text:p>3001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232" calcext:value-type="float">
            <text:p>1.232</text:p>
          </table:table-cell>
          <table:table-cell table:formula="of:=[.M86]&amp;[.N86]" office:value-type="string" office:string-value="30050" calcext:value-type="string">
            <text:p>3005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3029" calcext:value-type="float">
            <text:p>0.3029</text:p>
          </table:table-cell>
          <table:table-cell table:formula="of:=[.M87]&amp;[.N87]" office:value-type="string" office:string-value="500100" calcext:value-type="string">
            <text:p>50010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404" calcext:value-type="float">
            <text:p>0.404</text:p>
          </table:table-cell>
          <table:table-cell table:formula="of:=[.M88]&amp;[.N88]" office:value-type="string" office:string-value="50010" calcext:value-type="string">
            <text:p>5001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2201" calcext:value-type="float">
            <text:p>0.2201</text:p>
          </table:table-cell>
          <table:table-cell table:formula="of:=[.M89]&amp;[.N89]" office:value-type="string" office:string-value="500150" calcext:value-type="string">
            <text:p>50015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4072" calcext:value-type="float">
            <text:p>0.4072</text:p>
          </table:table-cell>
          <table:table-cell table:formula="of:=[.M90]&amp;[.N90]" office:value-type="string" office:string-value="5001" calcext:value-type="string">
            <text:p>5001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0.001424" calcext:value-type="float">
            <text:p>0.001424</text:p>
          </table:table-cell>
          <table:table-cell table:formula="of:=[.M91]&amp;[.N91]" office:value-type="string" office:string-value="500500" calcext:value-type="string">
            <text:p>50050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3826" calcext:value-type="float">
            <text:p>0.3826</text:p>
          </table:table-cell>
          <table:table-cell table:formula="of:=[.M92]&amp;[.N92]" office:value-type="string" office:string-value="50050" calcext:value-type="string">
            <text:p>5005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31" calcext:value-type="float">
            <text:p>1231</text:p>
          </table:table-cell>
          <table:table-cell table:formula="of:=[.M93]&amp;[.N93]" office:value-type="string" office:string-value="5010" calcext:value-type="string">
            <text:p>501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67.6" calcext:value-type="float">
            <text:p>867.6</text:p>
          </table:table-cell>
          <table:table-cell table:formula="of:=[.M94]&amp;[.N94]" office:value-type="string" office:string-value="501" calcext:value-type="string">
            <text:p>501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2.278" calcext:value-type="float">
            <text:p>2.278</text:p>
          </table:table-cell>
          <table:table-cell table:formula="of:=[.M95]&amp;[.N95]" office:value-type="string" office:string-value="5050" calcext:value-type="string">
            <text:p>505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.874" calcext:value-type="float">
            <text:p>1.874</text:p>
          </table:table-cell>
          <table:table-cell table:formula="of:=[.M96]&amp;[.N96]" office:value-type="string" office:string-value="9550" calcext:value-type="string">
            <text:p>955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003961" calcext:value-type="float">
            <text:p>0.003961</text:p>
          </table:table-cell>
          <table:table-cell table:formula="of:=[.M97]&amp;[.N97]" office:value-type="string" office:string-value="995500" calcext:value-type="string">
            <text:p>99550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formula="of:=[.M98]&amp;[.N98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formula="of:=[.M99]&amp;[.N99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formula="of:=[.M100]&amp;[.N100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formula="of:=[.M101]&amp;[.N101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formula="of:=[.M102]&amp;[.N102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formula="of:=[.M103]&amp;[.N103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formula="of:=[.M104]&amp;[.N104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formula="of:=[.M105]&amp;[.N105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formula="of:=[.M106]&amp;[.N106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formula="of:=[.M107]&amp;[.N107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formula="of:=[.M108]&amp;[.N108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formula="of:=[.M109]&amp;[.N109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formula="of:=[.M110]&amp;[.N110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formula="of:=[.M111]&amp;[.N111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formula="of:=[.M112]&amp;[.N112]">
            <text:p/>
          </table:table-cell>
          <table:table-cell table:number-columns-repeated="3"/>
        </table:table-row>
      </table:table>
      <table:table table:name="ADD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-2s</text:p>
          </table:table-cell>
          <table:table-cell office:value-type="string" calcext:value-type="string">
            <text:p>-1s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+1s</text:p>
          </table:table-cell>
          <table:table-cell office:value-type="string" calcext:value-type="string">
            <text:p>+2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862" calcext:value-type="float">
            <text:p>0.5862</text:p>
          </table:table-cell>
          <table:table-cell office:value-type="float" office:value="0.2409" calcext:value-type="float">
            <text:p>0.2409</text:p>
          </table:table-cell>
          <table:table-cell office:value-type="float" office:value="0.352" calcext:value-type="float">
            <text:p>0.352</text:p>
          </table:table-cell>
          <table:table-cell office:value-type="float" office:value="0.5605" calcext:value-type="float">
            <text:p>0.5605</text:p>
          </table:table-cell>
          <table:table-cell office:value-type="float" office:value="0.92" calcext:value-type="float">
            <text:p>0.92</text:p>
          </table:table-cell>
          <table:table-cell office:value-type="float" office:value="1.4414" calcext:value-type="float">
            <text:p>1.441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2705" calcext:value-type="float">
            <text:p>0.270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7006" calcext:value-type="float">
            <text:p>0.7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4304" calcext:value-type="float">
            <text:p>0.4304</text:p>
          </table:table-cell>
          <table:table-cell office:value-type="float" office:value="0.6789" calcext:value-type="float">
            <text:p>0.67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1707" calcext:value-type="float">
            <text:p>0.1707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7107" calcext:value-type="float">
            <text:p>0.71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2552" calcext:value-type="float">
            <text:p>0.2552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251" calcext:value-type="float">
            <text:p>0.251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6616" calcext:value-type="float">
            <text:p>0.6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276" calcext:value-type="float">
            <text:p>0.276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4304" calcext:value-type="float">
            <text:p>0.4304</text:p>
          </table:table-cell>
          <table:table-cell office:value-type="float" office:value="0.6789" calcext:value-type="float">
            <text:p>0.67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2681" calcext:value-type="float">
            <text:p>0.2681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2588" calcext:value-type="float">
            <text:p>0.2588</text:p>
          </table:table-cell>
          <table:table-cell office:value-type="float" office:value="0.4309" calcext:value-type="float">
            <text:p>0.4309</text:p>
          </table:table-cell>
          <table:table-cell office:value-type="float" office:value="0.6827" calcext:value-type="float">
            <text:p>0.6827</text:p>
          </table:table-cell>
        </table:table-row>
      </table:table>
      <table:table table:name="electroweak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chi</text:p>
          </table:table-cell>
          <table:table-cell office:value-type="string" calcext:value-type="string">
            <text:p>cutoff_scale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-2s</text:p>
          </table:table-cell>
          <table:table-cell office:value-type="string" calcext:value-type="string">
            <text:p>-1s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+1s</text:p>
          </table:table-cell>
          <table:table-cell office:value-type="string" calcext:value-type="string">
            <text:p>+2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93" calcext:value-type="float">
            <text:p>0.12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733" calcext:value-type="float">
            <text:p>0.0733</text:p>
          </table:table-cell>
          <table:table-cell office:value-type="float" office:value="0.1262" calcext:value-type="float">
            <text:p>0.12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1232" calcext:value-type="float">
            <text:p>0.12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1191" calcext:value-type="float">
            <text:p>0.11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00" calcext:value-type="float">
            <text:p>3000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0" calcext:value-type="float">
            <text:p>3000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1189" calcext:value-type="float">
            <text:p>0.118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26" calcext:value-type="float">
            <text:p>0.1226</text:p>
          </table:table-cell>
        </table:table-row>
      </table:table>
      <table:table table:name="BSM ZH" table:style-name="ta1">
        <table:table-column table:style-name="co3" table:number-columns-repeated="7" table:default-cell-style-name="Default"/>
        <table:table-column table:style-name="co3" table:default-cell-style-name="ce9"/>
        <table:table-column table:style-name="co3" table:number-columns-repeated="1016" table:default-cell-style-name="Default"/>
        <table:table-row table:style-name="ro2">
          <table:table-cell table:style-name="ce5" office:value-type="string" calcext:value-type="string">
            <text:p>Mphi</text:p>
          </table:table-cell>
          <table:table-cell table:style-name="ce5" office:value-type="string" calcext:value-type="string">
            <text:p>obs</text:p>
          </table:table-cell>
          <table:table-cell table:style-name="ce5" office:value-type="string" calcext:value-type="string">
            <text:p>-2s</text:p>
          </table:table-cell>
          <table:table-cell table:style-name="ce5" office:value-type="string" calcext:value-type="string">
            <text:p>-1s</text:p>
          </table:table-cell>
          <table:table-cell table:style-name="ce5" office:value-type="string" calcext:value-type="string">
            <text:p>median</text:p>
          </table:table-cell>
          <table:table-cell table:style-name="ce5" office:value-type="string" calcext:value-type="string">
            <text:p>+1s</text:p>
          </table:table-cell>
          <table:table-cell table:style-name="ce5" office:value-type="string" calcext:value-type="string">
            <text:p>+2s</text:p>
          </table:table-cell>
          <table:table-cell table:style-name="ce7" office:value-type="string" calcext:value-type="string">
            <text:p>theory</text:p>
          </table:table-cell>
          <table:table-cell table:style-name="ce1" office:value-type="string" calcext:value-type="string">
            <text:p>mu</text:p>
          </table:table-cell>
          <table:table-cell table:style-name="ce1" table:number-columns-repeated="2"/>
          <table:table-cell table:style-name="ce10"/>
          <table:table-cell table:style-name="ce12"/>
          <table:table-cell table:style-name="ce14"/>
          <table:table-cell table:style-name="ce16"/>
          <table:table-cell table:style-name="ce1" table:number-columns-repeated="1009"/>
        </table:table-row>
        <table:table-row table:style-name="ro2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.2586" calcext:value-type="float">
            <text:p>1.2586</text:p>
          </table:table-cell>
          <table:table-cell table:style-name="ce6" office:value-type="float" office:value="0.7105" calcext:value-type="float">
            <text:p>0.7105</text:p>
          </table:table-cell>
          <table:table-cell table:style-name="ce6" office:value-type="float" office:value="0.9788" calcext:value-type="float">
            <text:p>0.9788</text:p>
          </table:table-cell>
          <table:table-cell table:style-name="ce6" office:value-type="float" office:value="1.4492" calcext:value-type="float">
            <text:p>1.4492</text:p>
          </table:table-cell>
          <table:table-cell table:style-name="ce6" office:value-type="float" office:value="2.2133" calcext:value-type="float">
            <text:p>2.2133</text:p>
          </table:table-cell>
          <table:table-cell table:style-name="ce6" office:value-type="float" office:value="3.2591" calcext:value-type="float">
            <text:p>3.2591</text:p>
          </table:table-cell>
          <table:table-cell table:style-name="ce8" office:value-type="float" office:value="1.309" calcext:value-type="float">
            <text:p>1.309</text:p>
          </table:table-cell>
          <table:table-cell table:formula="of:=[.E2]/[.H2]" office:value-type="float" office:value="1.10710466004584" calcext:value-type="float">
            <text:p>1.10710466</text:p>
          </table:table-cell>
          <table:table-cell table:number-columns-repeated="2"/>
          <table:table-cell table:style-name="ce11"/>
          <table:table-cell table:style-name="ce13"/>
          <table:table-cell table:style-name="ce15"/>
          <table:table-cell table:style-name="ce17"/>
          <table:table-cell table:number-columns-repeated="1009"/>
        </table:table-row>
        <table:table-row table:style-name="ro2"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1.0174" calcext:value-type="float">
            <text:p>1.0174</text:p>
          </table:table-cell>
          <table:table-cell table:style-name="ce6" office:value-type="float" office:value="0.5528" calcext:value-type="float">
            <text:p>0.5528</text:p>
          </table:table-cell>
          <table:table-cell table:style-name="ce6" office:value-type="float" office:value="0.7649" calcext:value-type="float">
            <text:p>0.7649</text:p>
          </table:table-cell>
          <table:table-cell table:style-name="ce6" office:value-type="float" office:value="1.1367" calcext:value-type="float">
            <text:p>1.1367</text:p>
          </table:table-cell>
          <table:table-cell table:style-name="ce6" office:value-type="float" office:value="1.7252" calcext:value-type="float">
            <text:p>1.7252</text:p>
          </table:table-cell>
          <table:table-cell table:style-name="ce6" office:value-type="float" office:value="2.5326" calcext:value-type="float">
            <text:p>2.5326</text:p>
          </table:table-cell>
          <table:table-cell table:style-name="ce8" office:value-type="float" office:value="0.9095" calcext:value-type="float">
            <text:p>0.9095</text:p>
          </table:table-cell>
          <table:table-cell table:formula="of:=[.E3]/[.H3]" office:value-type="float" office:value="1.24980758658604" calcext:value-type="float">
            <text:p>1.2498075866</text:p>
          </table:table-cell>
          <table:table-cell table:number-columns-repeated="2"/>
          <table:table-cell table:style-name="ce11"/>
          <table:table-cell table:style-name="ce13"/>
          <table:table-cell table:style-name="ce15"/>
          <table:table-cell table:style-name="ce17"/>
          <table:table-cell table:number-columns-repeated="1009"/>
        </table:table-row>
        <table:table-row table:style-name="ro2"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.7197" calcext:value-type="float">
            <text:p>0.7197</text:p>
          </table:table-cell>
          <table:table-cell table:style-name="ce6" office:value-type="float" office:value="0.3932" calcext:value-type="float">
            <text:p>0.3932</text:p>
          </table:table-cell>
          <table:table-cell table:style-name="ce6" office:value-type="float" office:value="0.5458" calcext:value-type="float">
            <text:p>0.5458</text:p>
          </table:table-cell>
          <table:table-cell table:style-name="ce6" office:value-type="float" office:value="0.8086" calcext:value-type="float">
            <text:p>0.8086</text:p>
          </table:table-cell>
          <table:table-cell table:style-name="ce6" office:value-type="float" office:value="1.2426" calcext:value-type="float">
            <text:p>1.2426</text:p>
          </table:table-cell>
          <table:table-cell table:style-name="ce6" office:value-type="float" office:value="1.8232" calcext:value-type="float">
            <text:p>1.8232</text:p>
          </table:table-cell>
          <table:table-cell table:style-name="ce8" office:value-type="float" office:value="0.5279" calcext:value-type="float">
            <text:p>0.5279</text:p>
          </table:table-cell>
          <table:table-cell table:formula="of:=[.E4]/[.H4]" office:value-type="float" office:value="1.53172949422239" calcext:value-type="float">
            <text:p>1.5317294942</text:p>
          </table:table-cell>
          <table:table-cell table:number-columns-repeated="2"/>
          <table:table-cell table:style-name="ce11"/>
          <table:table-cell table:style-name="ce13"/>
          <table:table-cell table:style-name="ce15"/>
          <table:table-cell table:style-name="ce17"/>
          <table:table-cell table:number-columns-repeated="1009"/>
        </table:table-row>
        <table:table-row table:style-name="ro2"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0.4647" calcext:value-type="float">
            <text:p>0.4647</text:p>
          </table:table-cell>
          <table:table-cell table:style-name="ce6" office:value-type="float" office:value="0.2326" calcext:value-type="float">
            <text:p>0.2326</text:p>
          </table:table-cell>
          <table:table-cell table:style-name="ce6" office:value-type="float" office:value="0.3269" calcext:value-type="float">
            <text:p>0.3269</text:p>
          </table:table-cell>
          <table:table-cell table:style-name="ce6" office:value-type="float" office:value="0.4922" calcext:value-type="float">
            <text:p>0.4922</text:p>
          </table:table-cell>
          <table:table-cell table:style-name="ce6" office:value-type="float" office:value="0.7657" calcext:value-type="float">
            <text:p>0.7657</text:p>
          </table:table-cell>
          <table:table-cell table:style-name="ce6" office:value-type="float" office:value="1.1517" calcext:value-type="float">
            <text:p>1.1517</text:p>
          </table:table-cell>
          <table:table-cell table:style-name="ce8" office:value-type="float" office:value="0.2054" calcext:value-type="float">
            <text:p>0.2054</text:p>
          </table:table-cell>
          <table:table-cell table:formula="of:=[.E5]/[.H5]" office:value-type="float" office:value="2.39629990262902" calcext:value-type="float">
            <text:p>2.3962999026</text:p>
          </table:table-cell>
          <table:table-cell table:number-columns-repeated="2"/>
          <table:table-cell table:style-name="ce11"/>
          <table:table-cell table:style-name="ce13"/>
          <table:table-cell table:style-name="ce15"/>
          <table:table-cell table:style-name="ce17"/>
          <table:table-cell table:number-columns-repeated="1009"/>
        </table:table-row>
        <table:table-row table:style-name="ro2"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0.2743" calcext:value-type="float">
            <text:p>0.2743</text:p>
          </table:table-cell>
          <table:table-cell table:style-name="ce6" office:value-type="float" office:value="0.1299" calcext:value-type="float">
            <text:p>0.1299</text:p>
          </table:table-cell>
          <table:table-cell table:style-name="ce6" office:value-type="float" office:value="0.1847" calcext:value-type="float">
            <text:p>0.1847</text:p>
          </table:table-cell>
          <table:table-cell table:style-name="ce6" office:value-type="float" office:value="0.2842" calcext:value-type="float">
            <text:p>0.2842</text:p>
          </table:table-cell>
          <table:table-cell table:style-name="ce6" office:value-type="float" office:value="0.4529" calcext:value-type="float">
            <text:p>0.4529</text:p>
          </table:table-cell>
          <table:table-cell table:style-name="ce6" office:value-type="float" office:value="0.6876" calcext:value-type="float">
            <text:p>0.6876</text:p>
          </table:table-cell>
          <table:table-cell table:style-name="ce8" office:value-type="float" office:value="0.04132" calcext:value-type="float">
            <text:p>0.04132</text:p>
          </table:table-cell>
          <table:table-cell table:formula="of:=[.E6]/[.H6]" office:value-type="float" office:value="6.87802516940949" calcext:value-type="float">
            <text:p>6.8780251694</text:p>
          </table:table-cell>
          <table:table-cell table:number-columns-repeated="2"/>
          <table:table-cell table:style-name="ce11"/>
          <table:table-cell table:style-name="ce13"/>
          <table:table-cell table:style-name="ce15"/>
          <table:table-cell table:style-name="ce17"/>
          <table:table-cell table:number-columns-repeated="1009"/>
        </table:table-row>
        <table:table-row table:style-name="ro2"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.2662" calcext:value-type="float">
            <text:p>0.2662</text:p>
          </table:table-cell>
          <table:table-cell table:style-name="ce6" office:value-type="float" office:value="0.1173" calcext:value-type="float">
            <text:p>0.1173</text:p>
          </table:table-cell>
          <table:table-cell table:style-name="ce6" office:value-type="float" office:value="0.1697" calcext:value-type="float">
            <text:p>0.1697</text:p>
          </table:table-cell>
          <table:table-cell table:style-name="ce6" office:value-type="float" office:value="0.2646" calcext:value-type="float">
            <text:p>0.2646</text:p>
          </table:table-cell>
          <table:table-cell table:style-name="ce6" office:value-type="float" office:value="0.4293" calcext:value-type="float">
            <text:p>0.4293</text:p>
          </table:table-cell>
          <table:table-cell table:style-name="ce6" office:value-type="float" office:value="0.6632" calcext:value-type="float">
            <text:p>0.6632</text:p>
          </table:table-cell>
          <table:table-cell table:style-name="ce8" office:value-type="float" office:value="0.01273" calcext:value-type="float">
            <text:p>0.01273</text:p>
          </table:table-cell>
          <table:table-cell table:formula="of:=[.E7]/[.H7]" office:value-type="float" office:value="20.7855459544383" calcext:value-type="float">
            <text:p>20.7855459544</text:p>
          </table:table-cell>
          <table:table-cell table:number-columns-repeated="2"/>
          <table:table-cell table:style-name="ce11"/>
          <table:table-cell table:style-name="ce13"/>
          <table:table-cell table:style-name="ce15"/>
          <table:table-cell table:style-name="ce17"/>
          <table:table-cell table:number-columns-repeated="1009"/>
        </table:table-row>
        <table:table-row table:style-name="ro2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0.3311" calcext:value-type="float">
            <text:p>0.3311</text:p>
          </table:table-cell>
          <table:table-cell table:style-name="ce6" office:value-type="float" office:value="0.1463" calcext:value-type="float">
            <text:p>0.1463</text:p>
          </table:table-cell>
          <table:table-cell table:style-name="ce6" office:value-type="float" office:value="0.2127" calcext:value-type="float">
            <text:p>0.2127</text:p>
          </table:table-cell>
          <table:table-cell table:style-name="ce6" office:value-type="float" office:value="0.333" calcext:value-type="float">
            <text:p>0.333</text:p>
          </table:table-cell>
          <table:table-cell table:style-name="ce6" office:value-type="float" office:value="0.5434" calcext:value-type="float">
            <text:p>0.5434</text:p>
          </table:table-cell>
          <table:table-cell table:style-name="ce6" office:value-type="float" office:value="0.8454" calcext:value-type="float">
            <text:p>0.8454</text:p>
          </table:table-cell>
          <table:table-cell table:style-name="ce8" office:value-type="float" office:value="0.005256" calcext:value-type="float">
            <text:p>0.005256</text:p>
          </table:table-cell>
          <table:table-cell table:formula="of:=[.E8]/[.H8]" office:value-type="float" office:value="63.3561643835617" calcext:value-type="float">
            <text:p>63.3561643836</text:p>
          </table:table-cell>
          <table:table-cell table:number-columns-repeated="2"/>
          <table:table-cell table:style-name="ce11"/>
          <table:table-cell table:style-name="ce13"/>
          <table:table-cell table:style-name="ce15"/>
          <table:table-cell table:style-name="ce17"/>
          <table:table-cell table:number-columns-repeated="1009"/>
        </table:table-row>
        <table:table-row table:style-name="ro2"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0.4258" calcext:value-type="float">
            <text:p>0.4258</text:p>
          </table:table-cell>
          <table:table-cell table:style-name="ce6" office:value-type="float" office:value="0.1879" calcext:value-type="float">
            <text:p>0.1879</text:p>
          </table:table-cell>
          <table:table-cell table:style-name="ce6" office:value-type="float" office:value="0.2699" calcext:value-type="float">
            <text:p>0.2699</text:p>
          </table:table-cell>
          <table:table-cell table:style-name="ce6" office:value-type="float" office:value="0.4238" calcext:value-type="float">
            <text:p>0.4238</text:p>
          </table:table-cell>
          <table:table-cell table:style-name="ce6" office:value-type="float" office:value="0.6835" calcext:value-type="float">
            <text:p>0.6835</text:p>
          </table:table-cell>
          <table:table-cell table:style-name="ce6" office:value-type="float" office:value="1.06" calcext:value-type="float">
            <text:p>1.06</text:p>
          </table:table-cell>
          <table:table-cell table:style-name="ce8" office:value-type="float" office:value="0.002544" calcext:value-type="float">
            <text:p>0.002544</text:p>
          </table:table-cell>
          <table:table-cell table:formula="of:=[.E9]/[.H9]" office:value-type="float" office:value="166.588050314465" calcext:value-type="float">
            <text:p>166.5880503145</text:p>
          </table:table-cell>
          <table:table-cell table:number-columns-repeated="2"/>
          <table:table-cell table:style-name="ce11"/>
          <table:table-cell table:style-name="ce13"/>
          <table:table-cell table:style-name="ce15"/>
          <table:table-cell table:style-name="ce17"/>
          <table:table-cell table:number-columns-repeated="1009"/>
        </table:table-row>
        <table:table-row table:style-name="ro2" table:number-rows-repeated="37">
          <table:table-cell table:number-columns-repeated="11"/>
          <table:table-cell table:style-name="ce11"/>
          <table:table-cell table:style-name="ce13"/>
          <table:table-cell table:style-name="ce15"/>
          <table:table-cell table:style-name="ce17"/>
          <table:table-cell table:number-columns-repeated="1009"/>
        </table:table-row>
        <table:table-row table:style-name="ro2">
          <table:table-cell table:number-columns-repeated="11"/>
          <table:table-cell table:style-name="ce11"/>
          <table:table-cell table:style-name="ce13"/>
          <table:table-cell table:number-columns-repeated="101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ctor theory" table:style-name="ta1">
        <table:table-column table:style-name="co3" table:number-columns-repeated="3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0000006432" calcext:value-type="float">
            <text:p>6.43E-0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17" calcext:value-type="float">
            <text:p>0.0000031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323" calcext:value-type="float">
            <text:p>0.0000032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03048" calcext:value-type="float">
            <text:p>0.0000030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0003181" calcext:value-type="float">
            <text:p>0.00000318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1839" calcext:value-type="float">
            <text:p>0.00000183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000003254" calcext:value-type="float">
            <text:p>0.00000325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.0001993" calcext:value-type="float">
            <text:p>0.00019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4769" calcext:value-type="float">
            <text:p>0.047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4926" calcext:value-type="float">
            <text:p>0.049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04701" calcext:value-type="float">
            <text:p>0.047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04729" calcext:value-type="float">
            <text:p>0.0472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4932" calcext:value-type="float">
            <text:p>0.49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.38" calcext:value-type="float">
            <text:p>10.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013" calcext:value-type="float">
            <text:p>4.0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78.7" calcext:value-type="float">
            <text:p>778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4.67" calcext:value-type="float">
            <text:p>24.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40.8" calcext:value-type="float">
            <text:p>340.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.361" calcext:value-type="float">
            <text:p>1.36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69" calcext:value-type="float">
            <text:p>0.00059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3806" calcext:value-type="float">
            <text:p>0.0038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03862" calcext:value-type="float">
            <text:p>0.0038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003808" calcext:value-type="float">
            <text:p>0.0038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3835" calcext:value-type="float">
            <text:p>0.0038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002667" calcext:value-type="float">
            <text:p>0.0026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.003925" calcext:value-type="float">
            <text:p>0.0039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.162" calcext:value-type="float">
            <text:p>3.1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.167" calcext:value-type="float">
            <text:p>3.1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.076" calcext:value-type="float">
            <text:p>3.0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36.5" calcext:value-type="float">
            <text:p>336.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0.5348" calcext:value-type="float">
            <text:p>0.53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.148" calcext:value-type="float">
            <text:p>1.1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395" calcext:value-type="float">
            <text:p>1.3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398" calcext:value-type="float">
            <text:p>1.3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363" calcext:value-type="float">
            <text:p>1.36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72" calcext:value-type="float">
            <text:p>0.000017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619" calcext:value-type="float">
            <text:p>0.000061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6176" calcext:value-type="float">
            <text:p>0.0000617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00006229" calcext:value-type="float">
            <text:p>0.0000622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4019" calcext:value-type="float">
            <text:p>0.0000401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00006186" calcext:value-type="float">
            <text:p>0.000061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3509" calcext:value-type="float">
            <text:p>0.35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3596" calcext:value-type="float">
            <text:p>0.35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2968" calcext:value-type="float">
            <text:p>0.29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3574" calcext:value-type="float">
            <text:p>0.3574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.004847" calcext:value-type="float">
            <text:p>0.0048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2.64" calcext:value-type="float">
            <text:p>62.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3.58" calcext:value-type="float">
            <text:p>63.5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.522" calcext:value-type="float">
            <text:p>4.52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01307" calcext:value-type="float">
            <text:p>0.013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0000006432" calcext:value-type="float">
            <text:p>6.43E-0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17" calcext:value-type="float">
            <text:p>0.0000031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323" calcext:value-type="float">
            <text:p>0.0000032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03048" calcext:value-type="float">
            <text:p>0.0000030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0003181" calcext:value-type="float">
            <text:p>0.00000318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1839" calcext:value-type="float">
            <text:p>0.00000183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000003254" calcext:value-type="float">
            <text:p>0.00000325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.0001993" calcext:value-type="float">
            <text:p>0.00019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4769" calcext:value-type="float">
            <text:p>0.047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4926" calcext:value-type="float">
            <text:p>0.049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04701" calcext:value-type="float">
            <text:p>0.047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4991" calcext:value-type="float">
            <text:p>0.049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04729" calcext:value-type="float">
            <text:p>0.0472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4932" calcext:value-type="float">
            <text:p>0.49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.38" calcext:value-type="float">
            <text:p>10.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92" calcext:value-type="float">
            <text:p>0.00059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013" calcext:value-type="float">
            <text:p>4.0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78.7" calcext:value-type="float">
            <text:p>778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4.67" calcext:value-type="float">
            <text:p>24.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40.8" calcext:value-type="float">
            <text:p>340.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.361" calcext:value-type="float">
            <text:p>1.36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69" calcext:value-type="float">
            <text:p>0.00059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3806" calcext:value-type="float">
            <text:p>0.0038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03862" calcext:value-type="float">
            <text:p>0.0038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003808" calcext:value-type="float">
            <text:p>0.0038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3835" calcext:value-type="float">
            <text:p>0.0038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002667" calcext:value-type="float">
            <text:p>0.0026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.003925" calcext:value-type="float">
            <text:p>0.0039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.162" calcext:value-type="float">
            <text:p>3.1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2437" calcext:value-type="float">
            <text:p>0.24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.167" calcext:value-type="float">
            <text:p>3.1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.076" calcext:value-type="float">
            <text:p>3.0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36.5" calcext:value-type="float">
            <text:p>336.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0.5348" calcext:value-type="float">
            <text:p>0.53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.148" calcext:value-type="float">
            <text:p>1.1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398" calcext:value-type="float">
            <text:p>1.3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395" calcext:value-type="float">
            <text:p>1.3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363" calcext:value-type="float">
            <text:p>1.36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72" calcext:value-type="float">
            <text:p>0.000017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6141" calcext:value-type="float">
            <text:p>0.0000614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619" calcext:value-type="float">
            <text:p>0.000061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6176" calcext:value-type="float">
            <text:p>0.0000617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00006229" calcext:value-type="float">
            <text:p>0.0000622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4019" calcext:value-type="float">
            <text:p>0.0000401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00006186" calcext:value-type="float">
            <text:p>0.000061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3509" calcext:value-type="float">
            <text:p>0.35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3596" calcext:value-type="float">
            <text:p>0.35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2968" calcext:value-type="float">
            <text:p>0.29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3574" calcext:value-type="float">
            <text:p>0.3574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.004847" calcext:value-type="float">
            <text:p>0.0048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2.64" calcext:value-type="float">
            <text:p>62.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3.58" calcext:value-type="float">
            <text:p>63.58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.013" calcext:value-type="float">
            <text:p>5.0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.522" calcext:value-type="float">
            <text:p>4.52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01307" calcext:value-type="float">
            <text:p>0.01307</text:p>
          </table:table-cell>
        </table:table-row>
      </table:table>
      <table:table table:name="axial theory" table:style-name="ta1">
        <table:table-column table:style-name="co3" table:number-columns-repeated="3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0000002709" calcext:value-type="float">
            <text:p>2.71E-0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2775" calcext:value-type="float">
            <text:p>0.0000027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3219" calcext:value-type="float">
            <text:p>0.00000321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026" calcext:value-type="float">
            <text:p>0.000002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0003231" calcext:value-type="float">
            <text:p>0.0000032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108" calcext:value-type="float">
            <text:p>0.0000010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000002991" calcext:value-type="float">
            <text:p>0.00000299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.00004769" calcext:value-type="float">
            <text:p>0.000047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4515" calcext:value-type="float">
            <text:p>0.045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5125" calcext:value-type="float">
            <text:p>0.051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03968" calcext:value-type="float">
            <text:p>0.039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5101" calcext:value-type="float">
            <text:p>0.051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04849" calcext:value-type="float">
            <text:p>0.0484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2035" calcext:value-type="float">
            <text:p>0.20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2005" calcext:value-type="float">
            <text:p>0.2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78.8" calcext:value-type="float">
            <text:p>478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.488" calcext:value-type="float">
            <text:p>3.4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0.4798" calcext:value-type="float">
            <text:p>0.479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7" calcext:value-type="float">
            <text:p>0.00014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3601" calcext:value-type="float">
            <text:p>0.0036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03934" calcext:value-type="float">
            <text:p>0.0039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003446" calcext:value-type="float">
            <text:p>0.0034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391" calcext:value-type="float">
            <text:p>0.003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001693" calcext:value-type="float">
            <text:p>0.0016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.003797" calcext:value-type="float">
            <text:p>0.0037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.523" calcext:value-type="float">
            <text:p>3.5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09338" calcext:value-type="float">
            <text:p>0.093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.481" calcext:value-type="float">
            <text:p>3.4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.497" calcext:value-type="float">
            <text:p>2.4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78.2" calcext:value-type="float">
            <text:p>278.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0.1825" calcext:value-type="float">
            <text:p>0.18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.7101" calcext:value-type="float">
            <text:p>0.71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431" calcext:value-type="float">
            <text:p>1.4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232" calcext:value-type="float">
            <text:p>1.2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3029" calcext:value-type="float">
            <text:p>0.30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2201" calcext:value-type="float">
            <text:p>0.22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4072" calcext:value-type="float">
            <text:p>0.4072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.001424" calcext:value-type="float">
            <text:p>0.0014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3826" calcext:value-type="float">
            <text:p>0.38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2.278" calcext:value-type="float">
            <text:p>2.2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.874" calcext:value-type="float">
            <text:p>1.87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003961" calcext:value-type="float">
            <text:p>0.00396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0000002709" calcext:value-type="float">
            <text:p>2.71E-0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2775" calcext:value-type="float">
            <text:p>0.0000027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3219" calcext:value-type="float">
            <text:p>0.00000321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026" calcext:value-type="float">
            <text:p>0.000002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0003231" calcext:value-type="float">
            <text:p>0.0000032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108" calcext:value-type="float">
            <text:p>0.0000010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000002991" calcext:value-type="float">
            <text:p>0.00000299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.00004769" calcext:value-type="float">
            <text:p>0.000047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4515" calcext:value-type="float">
            <text:p>0.045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5125" calcext:value-type="float">
            <text:p>0.051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03968" calcext:value-type="float">
            <text:p>0.039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5101" calcext:value-type="float">
            <text:p>0.051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04849" calcext:value-type="float">
            <text:p>0.0484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2035" calcext:value-type="float">
            <text:p>0.20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2005" calcext:value-type="float">
            <text:p>0.2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78.8" calcext:value-type="float">
            <text:p>478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.488" calcext:value-type="float">
            <text:p>3.4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0.4798" calcext:value-type="float">
            <text:p>0.479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7" calcext:value-type="float">
            <text:p>0.00014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3601" calcext:value-type="float">
            <text:p>0.0036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03934" calcext:value-type="float">
            <text:p>0.0039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003446" calcext:value-type="float">
            <text:p>0.0034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391" calcext:value-type="float">
            <text:p>0.003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001693" calcext:value-type="float">
            <text:p>0.0016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.003797" calcext:value-type="float">
            <text:p>0.0037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.523" calcext:value-type="float">
            <text:p>3.5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09338" calcext:value-type="float">
            <text:p>0.093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.481" calcext:value-type="float">
            <text:p>3.4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.497" calcext:value-type="float">
            <text:p>2.4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78.2" calcext:value-type="float">
            <text:p>278.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0.1825" calcext:value-type="float">
            <text:p>0.18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.7101" calcext:value-type="float">
            <text:p>0.71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431" calcext:value-type="float">
            <text:p>1.4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232" calcext:value-type="float">
            <text:p>1.2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3029" calcext:value-type="float">
            <text:p>0.30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2201" calcext:value-type="float">
            <text:p>0.22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4072" calcext:value-type="float">
            <text:p>0.4072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.001424" calcext:value-type="float">
            <text:p>0.0014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3826" calcext:value-type="float">
            <text:p>0.38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2.278" calcext:value-type="float">
            <text:p>2.2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.874" calcext:value-type="float">
            <text:p>1.87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003961" calcext:value-type="float">
            <text:p>0.003961</text:p>
          </table:table-cell>
        </table:table-row>
      </table:table>
      <table:named-expressions/>
      <table:database-ranges>
        <table:database-range table:name="__Anonymous_Sheet_DB__0" table:target-range-address="vector.A2:vector.I92" table:contains-header="false">
          <table:sort>
            <table:sort-by table:field-number="0" table:data-type="automatic"/>
            <table:sort-by table:field-number="1" table:data-type="automatic"/>
            <table:sort-by table:field-number="8" table:data-type="automatic"/>
          </table:sort>
        </table:database-range>
        <table:database-range table:name="__Anonymous_Sheet_DB__1" table:target-range-address="axial.A2:axial.I7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" svg:font-family="'ＭＳ Ｐ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  <number:text> </number:text>
    </number:number-style>
    <number:number-style style:name="N126">
      <number:number number:decimal-places="4" number:min-integer-digits="1"/>
      <number:text> </number:text>
    </number:number-style>
    <number:number-style style:name="N127P0" style:volatile="true">
      <number:number number:decimal-places="1" number:min-integer-digits="1"/>
      <number:text> </number:text>
    </number:number-style>
    <number:number-style style:name="N127">
      <style:text-properties fo:color="#ff0000"/>
      <number:text>(</number:text>
      <number:number number:decimal-places="1" number:min-integer-digits="1"/>
      <number:text>)</number:text>
      <style:map style:condition="value()&gt;=0" style:apply-style-name="N127P0"/>
    </number:number-style>
    <number:number-style style:name="N128">
      <number:number number:decimal-places="3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5" number:min-integer-digits="1"/>
    </number:number-style>
    <number:number-style style:name="N131">
      <number:text>+</number:text>
      <number:number number:decimal-places="1" number:min-integer-digits="1"/>
    </number:number-style>
    <number:number-style style:name="N132">
      <number:text>-</number:text>
      <number:number number:decimal-places="1" number:min-integer-digits="1"/>
    </number:number-style>
    <number:number-style style:name="N133">
      <number:number number:decimal-places="1" number:min-integer-digits="1"/>
    </number:number-style>
    <number:number-style style:name="N134">
      <number:text>-</number:text>
      <number:number number:decimal-places="2" number:min-integer-digits="1"/>
    </number:number-style>
    <number:number-style style:name="N135">
      <number:text>±</number:text>
      <number:number number:decimal-places="1" number:min-integer-digits="1"/>
    </number:number-style>
    <number:number-style style:name="N136">
      <number:scientific-number number:decimal-places="3" number:min-integer-digits="1" number:min-exponent-digits="2"/>
    </number:number-style>
    <number:number-style style:name="N137">
      <number:text>+</number:text>
      <number:number number:decimal-places="1" number:min-integer-digits="1"/>
      <number:text>.</number:text>
    </number:number-style>
    <number:number-style style:name="N138">
      <number:number number:decimal-places="1" number:min-integer-digits="1"/>
      <number:text>.</number:text>
    </number:number-style>
    <number:number-style style:name="N139">
      <number:text>+</number:text>
      <number:number number:decimal-places="2" number:min-integer-digits="1"/>
    </number:number-style>
    <number:number-style style:name="N140">
      <number:text>±</number:text>
      <number:number number:decimal-places="2" number:min-integer-digits="1"/>
    </number:number-style>
    <number:number-style style:name="N141">
      <number:number number:decimal-places="9" number:min-integer-digits="1"/>
    </number:number-style>
    <number:number-style style:name="N142">
      <number:number number:decimal-places="10" number:min-integer-digits="1"/>
    </number:number-style>
    <number:number-style style:name="N143">
      <number:number number:decimal-places="11" number:min-integer-digits="1"/>
    </number:number-style>
    <number:number-style style:name="N144">
      <number:number number:decimal-places="12" number:min-integer-digits="1"/>
    </number:number-style>
    <number:number-style style:name="N145">
      <number:number number:decimal-places="8" number:min-integer-digits="1"/>
    </number:number-style>
    <number:number-style style:name="N146">
      <number:number number:decimal-places="7" number:min-integer-digits="1"/>
    </number:number-style>
    <number:number-style style:name="N147">
      <number:number number:decimal-places="6" number:min-integer-digits="1"/>
    </number:number-style>
    <number:number-style style:name="N148">
      <number:number number:decimal-places="13" number:min-integer-digits="1"/>
    </number:number-style>
    <number:number-style style:name="N149">
      <number:number number:decimal-places="14" number:min-integer-digits="1"/>
    </number:number-style>
    <number:number-style style:name="N150">
      <number:number number:decimal-places="15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6:45:30.454900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ylan Hsu</meta:initial-creator>
    <meta:creation-date>2016-04-22T14:52:54.967890725</meta:creation-date>
    <dc:date>2016-04-28T18:14:15.085028045</dc:date>
    <dc:creator>Dylan Hsu</dc:creator>
    <meta:editing-duration>PT23H15M33S</meta:editing-duration>
    <meta:editing-cycles>31</meta:editing-cycles>
    <meta:generator>LibreOffice/4.2.8.2$Linux_X86_64 LibreOffice_project/420$Build-2</meta:generator>
    <meta:document-statistic meta:table-count="7" meta:cell-count="3573" meta:object-count="0"/>
  </office:meta>
</office:document-meta>
</file>